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5.704cm"/>
    </style:style>
    <style:style style:name="co3" style:family="table-column">
      <style:table-column-properties fo:break-before="auto" style:column-width="11.2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51cm"/>
    </style:style>
    <style:style style:name="co6" style:family="table-column">
      <style:table-column-properties fo:break-before="auto" style:column-width="4.096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3.455cm"/>
    </style:style>
    <style:style style:name="co11" style:family="table-column">
      <style:table-column-properties fo:break-before="auto" style:column-width="11.389cm"/>
    </style:style>
    <style:style style:name="co12" style:family="table-column">
      <style:table-column-properties fo:break-before="auto" style:column-width="2.515cm"/>
    </style:style>
    <style:style style:name="co13" style:family="table-column">
      <style:table-column-properties fo:break-before="auto" style:column-width="10.146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font-name-asian="Segoe UI1" style:font-size-asian="10pt" style:language-asian="none" style:country-asian="none" style:font-style-asian="normal" style:font-weight-asian="normal" style:font-name-complex="Segoe UI1" style:font-size-complex="10pt" style:language-complex="none" style:country-complex="none" style:font-style-complex="normal" style:font-weight-complex="normal"/>
    </style:style>
    <style:style style:name="ce13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 style:data-style-name="N116">
      <style:table-cell-properties fo:background-color="transparent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wrap-option="no-wrap" fo:border="0.06pt solid #000000" style:vertical-align="top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wrap-option="no-wrap" style:vertical-align="top"/>
    </style:style>
    <style:style style:name="ce26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no-wrap" fo:border="0.06pt solid #000000" style:vertical-align="top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font-name-asian="Segoe UI1" style:font-size-asian="10pt" style:language-asian="none" style:country-asian="none" style:font-style-asian="normal" style:font-weight-asian="normal" style:font-name-complex="Segoe UI1" style:font-size-complex="10pt" style:language-complex="none" style:country-complex="none" style:font-style-complex="normal" style:font-weight-complex="normal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cm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fo:font-style="italic" style:font-size-asian="8pt" style:font-size-complex="8pt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fo:language="none" fo:country="none" style:language-asian="none" style:country-asian="none" style:font-name-asian="Times New Roman" style:font-size-asian="10pt" style:font-size-complex="10pt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fo:language="none" fo:country="none" style:language-asian="none" style:country-asian="none" style:font-name-asian="Times New Roman" style:font-size-asian="10pt" style:font-size-complex="10pt" style:font-weight-asian="normal" style:font-weight-complex="normal" style:text-line-through-type="none" fo:font-style="normal" style:text-outline="false" fo:text-shadow="none" style:font-style-asian="normal" style:font-style-complex="normal" style:text-emphasize="none"/>
    </style:style>
  </office:automatic-styles>
  <office:body>
    <office:spreadsheet>
      <table:table table:name="20210930_Phytolegumes2018_definit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BLIGATOIR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ECRANS</text:p>
          </table:table-cell>
          <table:table-cell table:style-name="ce1" office:value-type="string" calcext:value-type="string">
            <text:p>INITIALISATION</text:p>
          </table:table-cell>
          <table:table-cell table:style-name="ce1" office:value-type="string" calcext:value-type="string">
            <text:p>COHERENCE</text:p>
          </table:table-cell>
          <table:table-cell table:style-name="ce1" office:value-type="string" calcext:value-type="string">
            <text:p>VALORISATION</text:p>
          </table:table-cell>
          <table:table-cell table:style-name="ce1" office:value-type="string" calcext:value-type="string">
            <text:p>AFFICHAGE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NOM_DOSSIER </text:p>
          </table:table-cell>
          <table:table-cell table:style-name="ce2" office:value-type="string" calcext:value-type="string">
            <text:p>Nom du dossier</text:p>
          </table:table-cell>
          <table:table-cell table:style-name="ce2" table:number-columns-repeated="5"/>
          <table:table-cell table:style-name="ce12" office:value-type="string" calcext:value-type="string">
            <text:p><text:s/>REG ; DEP ; PRENQ ; NUMTIRAGE ; ESPECE2017</text:p>
          </table:table-cell>
          <table:table-cell table:style-name="ce2" table:number-columns-repeated="3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Région</text:p>
          </table:table-cell>
          <table:table-cell table:style-name="ce2" office:value-type="string" calcext:value-type="string">
            <text:p>CodeRegio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NIT_REG</text:p>
          </table:table-cell>
          <table:table-cell table:style-name="ce2" office:value-type="string" calcext:value-type="string">
            <text:p>GEST6, THERCD7, THERCD5, THERCD4, GEN25, GEN24, GEN26, GEN14, RAISPHY12, FUM1, RAISPHY11, FUM2</text:p>
          </table:table-cell>
          <table:table-cell table:style-name="ce2" office:value-type="string" calcext:value-type="string">
            <text:p>VAL_REG_DOM</text:p>
          </table:table-cell>
          <table:table-cell table:style-name="ce2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Default" office:value-type="string" calcext:value-type="string">
            <text:p>LIB_REG</text:p>
          </table:table-cell>
          <table:table-cell table:style-name="ce2" office:value-type="string" calcext:value-type="string">
            <text:p>Libelle (ancienne) région d'enquête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8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DEP</text:p>
          </table:table-cell>
          <table:table-cell table:style-name="ce2" office:value-type="string" calcext:value-type="string">
            <text:p>Département</text:p>
          </table:table-cell>
          <table:table-cell table:style-name="ce2" office:value-type="string" calcext:value-type="string">
            <text:p>DepartementMetroDomComCode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GEST</text:p>
          </table:table-cell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6" office:value-type="string" calcext:value-type="string">
            <text:p>STRATE</text:p>
          </table:table-cell>
          <table:table-cell table:style-name="ce6" office:value-type="string" calcext:value-type="string">
            <text:p>STRATE de tirage</text:p>
          </table:table-cell>
          <table:table-cell table:style-name="ce2" table:number-columns-repeated="9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office:annotation draw:style-name="gr1" draw:text-style-name="P2" svg:width="2.899cm" svg:height="0.991cm" svg:x="10.576cm" svg:y="2.602cm" draw:caption-point-x="-0.609cm" draw:caption-point-y="0.53c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2" office:value-type="string" calcext:value-type="string">
            <text:p>Espèce de l'enquête (calculée)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2:Carotte</text:p>
            <text:p>03:Choux fleur, Brocoli à jets et Romanesco </text:p>
            <text:p>04:Autres choux (hors chou à choucroute) </text:p>
            <text:p>05:Tous choux</text:p>
            <text:p>06:Fraise</text:p>
            <text:p>07:Melon</text:p>
            <text:p>09:Poireau</text:p>
            <text:p>10:Salade y compris mâche (hors endive)</text:p>
            <text:p>11:Tomate </text:p>
          </table:table-cell>
          <table:table-cell table:style-name="ce11"/>
          <table:table-cell table:style-name="ce2" office:value-type="string" calcext:value-type="string">
            <text:p>INIT_ESPECEINI</text:p>
          </table:table-cell>
          <table:table-cell table:style-name="ce2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2" office:value-type="string" calcext:value-type="string">
            <text:p>val_EspModCultGen, val_InitIMPL, VAL_ESPECEINI, val_EspModCultImpl, val_EspModCultThercd</text:p>
          </table:table-cell>
          <table:table-cell table:style-name="ce2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IB_ESPECE</text:p>
          </table:table-cell>
          <table:table-cell table:style-name="ce2" office:value-type="string" calcext:value-type="string">
            <text:p>Libelle espèce enquêtée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3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COEF1</text:p>
          </table:table-cell>
          <table:table-cell table:style-name="ce2" office:value-type="string" calcext:value-type="string">
            <text:p>Coefficient exploitation calé sur la SAA au niveau régional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COEF2</text:p>
          </table:table-cell>
          <table:table-cell table:style-name="ce2" office:value-type="string" calcext:value-type="string">
            <text:p>Coefficient parcellaire calé sur la SAA au niveau régional</text:p>
          </table:table-cell>
          <table:table-cell table:style-name="ce2" table:number-columns-repeated="4"/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BRISHAUT </text:p>
          </table:table-cell>
          <table:table-cell table:style-name="ce8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 </text:p>
          </table:table-cell>
          <table:table-cell table:style-name="ce3" office:value-type="string" calcext:value-type="string">
            <text:p>Cod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Valorisation : ABRISHAUT = 1 si (PLEINTERHORSSOL = 1 et MODCONCULTAUT = 4,6,7,10) ou (PLEINTERHORSSOL = 2 et TYPCONDU =1,2,3,4) </text:p>
          </table:table-cell>
          <table:table-cell table:style-name="ce3" office:value-type="string" calcext:value-type="string">
            <text:p>1: Sous abris haut </text:p>
            <text:p>0: Sans abris haut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 table:number-columns-repeated="1013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PLEINTERHORSSOL</text:p>
          </table:table-cell>
          <table:table-cell table:style-name="ce2" office:value-type="string" calcext:value-type="string">
            <text:p>0.31 - Parcelle pleine terre ou hors sol 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:Pleine Terre</text:p>
            <text:p>2:Hors sol</text:p>
          </table:table-cell>
          <table:table-cell table:style-name="ce2" office:value-type="string" calcext:value-type="string">
            <text:p>GEST</text:p>
          </table:table-cell>
          <table:table-cell table:style-name="ce11"/>
          <table:table-cell table:style-name="ce2" office:value-type="string" calcext:value-type="string">
            <text:p>GEST3, GEST6, GEST4, RAISPHY3bis, RAISPHY9ter, RAISPHY9bis, THERCD3, THERCD2, THERCD1, PHYTOREP6, THERCD7, THERCD5, THERCD4, GEN28bis, RAISPHY7, GEN27, PHYTO9, PREC12bis, FUM49, GEN31, RAISPHY3, FUM52, FUM53, FUM50, FUM51, FUM56, FUM57, FUM54, FUM55, FUM58, IMPL12, IMPL17, PHYTOREP12, PREC12, PREC10, RAISPHY8, RAISPHY9, RAISPHY18, RAISPHY3ter, RAISPHY6, PREC10bis, FUM8, FUM5</text:p>
          </table:table-cell>
          <table:table-cell table:style-name="ce2" office:value-type="string" calcext:value-type="string">
            <text:p>val_InitFUM, val_EspModCultGen, val_InitRaisphy, val_InitPREC, val_InitGEN, RAZ_PTHSPASA, val_EspModCultImpl, val_EspModCultThercd, VAL_CONDUITE, val_InitTHERCD</text:p>
          </table:table-cell>
          <table:table-cell table:style-name="ce2" office:value-type="string" calcext:value-type="string">
            <text:p>AFF_HSSA, aff_SiPleineTerre, aff_SiHSouPTIrr, Aff_SiFraiseAvt1815, aff_SiGENrens, aff_SiHorsSol, AFF_ONGLET, aff_SiPTerPrecultAut, AFF_PTSA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FT </text:p>
          </table:table-cell>
          <table:table-cell table:style-name="ce2" office:value-type="string" calcext:value-type="string">
            <text:p>INFLUENTE</text:p>
          </table:table-cell>
          <table:table-cell table:style-name="ce2" office:value-type="string" calcext:value-type="string">
            <text:p>Unité influent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1"/>
          <table:table-cell table:style-name="ce2" table:number-columns-repeated="3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NVREG</text:p>
          </table:table-cell>
          <table:table-cell table:style-name="ce2" office:value-type="string" calcext:value-type="string">
            <text:p>Nouvelle Région</text:p>
          </table:table-cell>
          <table:table-cell table:style-name="ce2" office:value-type="string" calcext:value-type="string">
            <text:p>CodeRegion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2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LIB_NVREG</text:p>
          </table:table-cell>
          <table:table-cell table:style-name="ce2" office:value-type="string" calcext:value-type="string">
            <text:p>Libelle nouvelles régions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3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ENRPRATIC</text:p>
          </table:table-cell>
          <table:table-cell table:style-name="ce2" office:value-type="string" calcext:value-type="string">
            <text:p>9.1 Utilisation logiciel enregistrement des pratiques</text:p>
          </table:table-cell>
          <table:table-cell table:style-name="ce2" office:value-type="string" calcext:value-type="string">
            <text:p>OuiNon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3"/>
          <table:table-cell table:style-name="ce2" office:value-type="string" calcext:value-type="string">
            <text:p>aff_enrpratic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OGICIEL</text:p>
          </table:table-cell>
          <table:table-cell table:style-name="ce2" office:value-type="string" calcext:value-type="string">
            <text:p>9.11 Logiciel enregistrement des pratiques</text:p>
          </table:table-cell>
          <table:table-cell table:style-name="ce2" office:value-type="string" calcext:value-type="string">
            <text:p>NumericalCode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Référentiel</text:p>
          </table:table-cell>
          <table:table-cell table:style-name="ce2" office:value-type="string" calcext:value-type="string">
            <text:p>FINQUEST</text:p>
          </table:table-cell>
          <table:table-cell table:style-name="ce11" table:number-columns-repeated="3"/>
          <table:table-cell table:style-name="ce2" office:value-type="string" calcext:value-type="string">
            <text:p>aff_logicielaut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OGICIELAUT</text:p>
          </table:table-cell>
          <table:table-cell table:style-name="ce2" office:value-type="string" calcext:value-type="string">
            <text:p>12.1.1 Logiciel : libellé autr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FOURNDATA</text:p>
          </table:table-cell>
          <table:table-cell table:style-name="ce2" office:value-type="string" calcext:value-type="string">
            <text:p>12.1.2 Communication données au SSP</text:p>
          </table:table-cell>
          <table:table-cell table:style-name="ce2" office:value-type="string" calcext:value-type="string">
            <text:p>OuiNon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ACTIVDOM</text:p>
          </table:table-cell>
          <table:table-cell table:style-name="ce3" office:value-type="string" calcext:value-type="string">
            <text:p>1.1 - Activité dominante de l'exploit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Grandes cultures : céréales, oléagineux et protéagineux, légumes de plein champs, cultures industrielles</text:p>
            <text:p>2:Maraîchage (y compris fraises et champignons)</text:p>
            <text:p>3:Horticulture ornementale et pépinières</text:p>
            <text:p>4:Viticulture </text:p>
            <text:p>5:Arboriculture : fruits, agrumes, oléiculture, petits fruits (hors fraise)</text:p>
            <text:p>6:Elevage </text:p>
            <text:p>7:Polyculture - Elevage</text:p>
            <text:p>8:Exploitations non classé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REF_SAU</text:p>
          </table:table-cell>
          <table:table-cell table:style-name="ce3" office:value-type="string" calcext:value-type="string">
            <text:p>1.2 - Superficie agricole utilisée de l’exploitation (S.A.U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, GEN3, GEN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CLEG</text:p>
          </table:table-cell>
          <table:table-cell table:style-name="ce3" office:value-type="string" calcext:value-type="string">
            <text:p>1.3 - Aucun légumes sur l'exploit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, VAL_TSLEGDV</text:p>
          </table:table-cell>
          <table:table-cell table:style-name="ce3" office:value-type="string" calcext:value-type="string">
            <text:p>aff_SiAucunLegum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ROT</text:p>
          </table:table-cell>
          <table:table-cell table:style-name="ce3" office:value-type="string" calcext:value-type="string">
            <text:p>1.3 - superficie en carot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, 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ROTDV</text:p>
          </table:table-cell>
          <table:table-cell table:style-name="ce3" office:value-type="string" calcext:value-type="string">
            <text:p>1.3 - superficie developpée en carot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7, GEN17, GEN9, GEN6, 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FBRO2017</text:p>
          </table:table-cell>
          <table:table-cell table:style-name="ce3" office:value-type="string" calcext:value-type="string">
            <text:p>1.3 - superficie en choux fleur, brocoli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FBRO2017DV</text:p>
          </table:table-cell>
          <table:table-cell table:style-name="ce3" office:value-type="string" calcext:value-type="string">
            <text:p>1.3 - superficie developpée en choux fleur, brocoli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UXF2017</text:p>
          </table:table-cell>
          <table:table-cell table:style-name="ce3" office:value-type="string" calcext:value-type="string">
            <text:p>1.3 - superficie en autre cho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UXF2017DV</text:p>
          </table:table-cell>
          <table:table-cell table:style-name="ce3" office:value-type="string" calcext:value-type="string">
            <text:p>1.3 - superficie developpée en autre cho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FRAISE</text:p>
          </table:table-cell>
          <table:table-cell table:style-name="ce3" office:value-type="string" calcext:value-type="string">
            <text:p>1.3 - superficie en frais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FRAISEDV</text:p>
          </table:table-cell>
          <table:table-cell table:style-name="ce3" office:value-type="string" calcext:value-type="string">
            <text:p>1.3 - superficie developpée en frais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4"/>
          <table:table-cell table:style-name="ce57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ELON</text:p>
          </table:table-cell>
          <table:table-cell table:style-name="ce3" office:value-type="string" calcext:value-type="string">
            <text:p>1.3 - superficie en melon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ELONDV</text:p>
          </table:table-cell>
          <table:table-cell table:style-name="ce3" office:value-type="string" calcext:value-type="string">
            <text:p>1.3 - superficie developpée en melon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LADE</text:p>
          </table:table-cell>
          <table:table-cell table:style-name="ce3" office:value-type="string" calcext:value-type="string">
            <text:p>1.3 - superficie en salad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9, 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LADEDV</text:p>
          </table:table-cell>
          <table:table-cell table:style-name="ce3" office:value-type="string" calcext:value-type="string">
            <text:p>1.3 - superficie developpée en salad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9, 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OIREAU</text:p>
          </table:table-cell>
          <table:table-cell table:style-name="ce3" office:value-type="string" calcext:value-type="string">
            <text:p>1.3 - superficie en poirea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OIREAUDV</text:p>
          </table:table-cell>
          <table:table-cell table:style-name="ce3" office:value-type="string" calcext:value-type="string">
            <text:p>1.3 - superficie developpée en poirea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string" calcext:value-type="string">
            <text:p>1.3 - superficie en toma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OMATEDV</text:p>
          </table:table-cell>
          <table:table-cell table:style-name="ce3" office:value-type="string" calcext:value-type="string">
            <text:p>1.3 - superficie developpée en toma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UBLEG</text:p>
          </table:table-cell>
          <table:table-cell table:style-name="ce3" office:value-type="string" calcext:value-type="string">
            <text:p>1.3 - superficie en légumes tubercul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UBLEGDV</text:p>
          </table:table-cell>
          <table:table-cell table:style-name="ce3" office:value-type="string" calcext:value-type="string">
            <text:p>1.3 - superficie developpée en légumes tubercul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</text:p>
          </table:table-cell>
          <table:table-cell table:style-name="ce3" office:value-type="string" calcext:value-type="string">
            <text:p>1.3 - superficie en autres légumes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, RAZ_AUTLEG</text:p>
          </table:table-cell>
          <table:table-cell table:style-name="ce3" office:value-type="string" calcext:value-type="string">
            <text:p>AFF_SIAUTRELE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DV</text:p>
          </table:table-cell>
          <table:table-cell table:style-name="ce3" office:value-type="string" calcext:value-type="string">
            <text:p>1.3 - superficie developpée en autres légumes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RAZ_AUT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SAISIE</text:p>
          </table:table-cell>
          <table:table-cell table:style-name="ce3" office:value-type="string" calcext:value-type="string">
            <text:p>1.3 - Autre légume à précise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UT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LEG</text:p>
          </table:table-cell>
          <table:table-cell table:style-name="ce3" office:value-type="string" calcext:value-type="string">
            <text:p>1.3 - Superficie tous légumes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3</text:p>
          </table:table-cell>
          <table:table-cell table:style-name="ce3" office:value-type="string" calcext:value-type="string">
            <text:p>VAL_TS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LEGDV</text:p>
          </table:table-cell>
          <table:table-cell table:style-name="ce3" office:value-type="string" calcext:value-type="string">
            <text:p>1.3 - Superficie développée tous légumes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DEPHY</text:p>
          </table:table-cell>
          <table:table-cell table:style-name="ce3" office:value-type="string" calcext:value-type="string">
            <text:p>1.3 - Exploitation engagée en ferme Deph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, entièrement</text:p>
            <text:p>2:Oui, partiellement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3"/>
          <table:table-cell table:style-name="ce3" office:value-type="string" calcext:value-type="string">
            <text:p>AFF_CAHIERDE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GPARCELLE</text:p>
          </table:table-cell>
          <table:table-cell table:style-name="ce3" office:value-type="string" calcext:value-type="string">
            <text:p>1.43 - Région de la parcelle (Hors DOM)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PREC28, GEN15</text:p>
          </table:table-cell>
          <table:table-cell table:style-name="ce3" office:value-type="string" calcext:value-type="string">
            <text:p>VAL_REG_IDENT</text:p>
          </table:table-cell>
          <table:table-cell table:style-name="ce3" office:value-type="string" calcext:value-type="string">
            <text:p>aff_REGPLE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GPLEG</text:p>
          </table:table-cell>
          <table:table-cell table:style-name="ce3" office:value-type="string" calcext:value-type="string">
            <text:p>1.43.1 - Région de la parcelle modifée</text:p>
          </table:table-cell>
          <table:table-cell table:style-name="ce3" office:value-type="string" calcext:value-type="string">
            <text:p>CodeRegio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14, GEN15</text:p>
          </table:table-cell>
          <table:table-cell table:style-name="ce3" office:value-type="string" calcext:value-type="string">
            <text:p>VAL_REG_IDENT, VAL_REG_DOM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IX_UNITE</text:p>
          </table:table-cell>
          <table:table-cell table:style-name="ce3" office:value-type="string" calcext:value-type="string">
            <text:p>1.51.1 - Unité de surface de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Hectare</text:p>
            <text:p>2:Are</text:p>
            <text:p>3:m2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, GEN16</text:p>
          </table:table-cell>
          <table:table-cell table:style-name="Default"/>
          <table:table-cell table:style-name="ce3" office:value-type="string" calcext:value-type="string">
            <text:p>aff_Hectare, aff_SiAre, aff_SiM2, aff_SiHecta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HA</text:p>
          </table:table-cell>
          <table:table-cell table:style-name="ce3" office:value-type="string" calcext:value-type="string">
            <text:p>1.51.1 - Superficie de la parcelle en hectare 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PULV2, PULV3, GEN17, GEN18, GEN19</text:p>
          </table:table-cell>
          <table:table-cell table:style-name="ce3" office:value-type="string" calcext:value-type="string">
            <text:p>VAL_AIDECALCULREND, VAL_SURFACE</text:p>
          </table:table-cell>
          <table:table-cell table:style-name="ce3" office:value-type="string" calcext:value-type="string">
            <text:p>ACTIF_JAMAI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ARE</text:p>
          </table:table-cell>
          <table:table-cell table:style-name="ce3" office:value-type="string" calcext:value-type="string">
            <text:p>1.51.1 - Superficie de la parcelle en ar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8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19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MC</text:p>
          </table:table-cell>
          <table:table-cell table:style-name="ce3" office:value-type="string" calcext:value-type="string">
            <text:p>1.51.1 - Superficie de la parcelle en m²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10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20, GEN18, GEN19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AU</text:p>
          </table:table-cell>
          <table:table-cell table:style-name="ce3" office:value-type="string" calcext:value-type="string">
            <text:p>1.61 - Cours d’eau sur la parcelle ou adjacent à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3"/>
          <table:table-cell table:style-name="ce3" office:value-type="string" calcext:value-type="string">
            <text:p>AFF_EA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ANDEHERB</text:p>
          </table:table-cell>
          <table:table-cell table:style-name="ce3" office:value-type="string" calcext:value-type="string">
            <text:p>1.61.1 - Bande enherbée sur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RAINP</text:p>
          </table:table-cell>
          <table:table-cell table:style-name="ce3" office:value-type="string" calcext:value-type="string">
            <text:p>1.62 - La parcelle a-t-elle été drainée 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  <text:p>8:Ne sait pas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NACHLOR</text:p>
          </table:table-cell>
          <table:table-cell table:style-name="ce3" office:value-type="string" calcext:value-type="string">
            <text:p>1.63 - Analyses de terre pour le chlordécone (DOM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, négative au chlordécone</text:p>
            <text:p>2:Oui, positive au chlordécone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BIO</text:p>
          </table:table-cell>
          <table:table-cell table:style-name="ce3" office:value-type="string" calcext:value-type="string">
            <text:p>1.71 - Type d'agriculture biologique sur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Agriculture biologique certifiée (AB)</text:p>
            <text:p>2:Biodynamie certifiée  (dont Demeter)</text:p>
            <text:p>3:Autre mode biologique certifié (nature et progrès,...)</text:p>
            <text:p>4:Mode biologique non certifié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PHYTOREP12, FUM5</text:p>
          </table:table-cell>
          <table:table-cell table:style-name="ce3" office:value-type="string" calcext:value-type="string">
            <text:p>VAL_BIO, val_InitGEN</text:p>
          </table:table-cell>
          <table:table-cell table:style-name="ce3" office:value-type="string" calcext:value-type="string">
            <text:p>aff_SiAutreTypBio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PROBIO</text:p>
          </table:table-cell>
          <table:table-cell table:style-name="ce3" office:value-type="string" calcext:value-type="string">
            <text:p>(donnée calculée pour permettre comparaison avec PKlegumes2013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Agriculture biologique certifiée (AB)</text:p>
            <text:p>2:Biodynamie certifiée  (dont Demeter)</text:p>
            <text:p>3:Autre mode biologique certifié (nature et progrès,...)</text:p>
            <text:p>4:Autre mode biologique non certifié</text:p>
          </table:table-cell>
          <table:table-cell table:style-name="ce6" table:number-columns-repeated="3"/>
          <table:table-cell table:style-name="ce3" office:value-type="string" calcext:value-type="string">
            <text:p>VAL_BIO</text:p>
          </table:table-cell>
          <table:table-cell table:style-name="ce6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PROBIOAUT</text:p>
          </table:table-cell>
          <table:table-cell table:style-name="ce3" office:value-type="string" calcext:value-type="string">
            <text:p>1.71 - Autre type d'agriculture biologique 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NSENGPHYTO</text:p>
          </table:table-cell>
          <table:table-cell table:style-name="ce3" office:value-type="string" calcext:value-type="string">
            <text:p>1.72 - Sans engagement pour les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AEPHYTO</text:p>
          </table:table-cell>
          <table:table-cell table:style-name="ce3" office:value-type="string" calcext:value-type="string">
            <text:p>1.72 - MAE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ECAUT</text:p>
          </table:table-cell>
          <table:table-cell table:style-name="ce3" office:value-type="string" calcext:value-type="string">
            <text:p>1.72 - MAE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CPPPHYTO</text:p>
          </table:table-cell>
          <table:table-cell table:style-name="ce3" office:value-type="string" calcext:value-type="string">
            <text:p>1.72 - C.C. privé pour les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AOP</text:p>
          </table:table-cell>
          <table:table-cell table:style-name="ce3" office:value-type="string" calcext:value-type="string">
            <text:p>1.73 - Signes officiels de reconnaissance AOP AOC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IGP</text:p>
          </table:table-cell>
          <table:table-cell table:style-name="ce3" office:value-type="string" calcext:value-type="string">
            <text:p>1.73 - Signes officiels de reconnaissance IGP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LAB</text:p>
          </table:table-cell>
          <table:table-cell table:style-name="ce3" office:value-type="string" calcext:value-type="string">
            <text:p>1.73 - Label rou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RUP</text:p>
          </table:table-cell>
          <table:table-cell table:style-name="ce3" office:value-type="string" calcext:value-type="string">
            <text:p>1.73 - Signes officiels de reconnaissance RUP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AUC</text:p>
          </table:table-cell>
          <table:table-cell table:style-name="ce3" office:value-type="string" calcext:value-type="string">
            <text:p>1.73 - Signes officiels de reconnaissance aucu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ARCIRR</text:p>
          </table:table-cell>
          <table:table-cell table:style-name="ce3" office:value-type="string" calcext:value-type="string">
            <text:p>1.74.1 - Parcelle a-elle-été irriguée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ce3" office:value-type="string" calcext:value-type="string">
            <text:p>aff_SiHSouPTIrr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EROPONIE</text:p>
          </table:table-cell>
          <table:table-cell table:style-name="ce3" office:value-type="string" calcext:value-type="string">
            <text:p>1.74.11 - Type d'irrigation : Aéro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ASSINAGE</text:p>
          </table:table-cell>
          <table:table-cell table:style-name="ce3" office:value-type="string" calcext:value-type="string">
            <text:p>1.74.11 - Type d'irrigation : Bassina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RUMIFICATION</text:p>
          </table:table-cell>
          <table:table-cell table:style-name="ce3" office:value-type="string" calcext:value-type="string">
            <text:p>1.74.11 - Type d'irrigation : Brumific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GTEAGTE</text:p>
          </table:table-cell>
          <table:table-cell table:style-name="ce3" office:value-type="string" calcext:value-type="string">
            <text:p>1.74.11 - Type d'irrigation : Goutte à gou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HYDROPONIE</text:p>
          </table:table-cell>
          <table:table-cell table:style-name="ce3" office:value-type="string" calcext:value-type="string">
            <text:p>1.74.11 - Type d'irrigation : Hydro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GRAVISUBM</text:p>
          </table:table-cell>
          <table:table-cell table:style-name="ce3" office:value-type="string" calcext:value-type="string">
            <text:p>1.74.11 - Type d'irrigation :Irrigation par gravitation ou subm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ICROASPER</text:p>
          </table:table-cell>
          <table:table-cell table:style-name="ce3" office:value-type="string" calcext:value-type="string">
            <text:p>1.74.11 - Type d'irrigation : Micro-asp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RRISURVEG</text:p>
          </table:table-cell>
          <table:table-cell table:style-name="ce3" office:value-type="string" calcext:value-type="string">
            <text:p>1.74.11 - Type d'irrigation : Au dessus de la végét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LTRAPONIE</text:p>
          </table:table-cell>
          <table:table-cell table:style-name="ce3" office:value-type="string" calcext:value-type="string">
            <text:p>1.74.11 - Type d'irrigation : Ultra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REESUB</text:p>
          </table:table-cell>
          <table:table-cell table:style-name="ce3" office:value-type="string" calcext:value-type="string">
            <text:p>1.74.11 - Type d'irrigation : Système à marée ou subm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NUELLE</text:p>
          </table:table-cell>
          <table:table-cell table:style-name="ce3" office:value-type="string" calcext:value-type="string">
            <text:p>1.74.11 - Type d'irrigation : Manu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IRRAUT</text:p>
          </table:table-cell>
          <table:table-cell table:style-name="ce3" office:value-type="string" calcext:value-type="string">
            <text:p>1.74.11 - Type d'irrigation 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/>
          <table:table-cell table:style-name="ce3" office:value-type="string" calcext:value-type="string">
            <text:p>AFF_SITYPIRR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IRRAUTLIB</text:p>
          </table:table-cell>
          <table:table-cell table:style-name="ce3" office:value-type="string" calcext:value-type="string">
            <text:p>1.74.11 - Type d'irrigation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SEMPLA</text:p>
          </table:table-cell>
          <table:table-cell table:style-name="ce3" office:value-type="string" calcext:value-type="string">
            <text:p>1.81.1 - Date de semis ou de planta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8, GEN45, PHYTOREP6, GEN50, GEN52, GEN28bis, PREC3, PREC1, GEN46, GEN29, GEN28, GEN40, GEN38, GEN36, GEN34</text:p>
          </table:table-cell>
          <table:table-cell table:style-name="Default"/>
          <table:table-cell table:style-name="ce3" office:value-type="string" calcext:value-type="string">
            <text:p>Aff_SiFraiseAvt1815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SEMIPLAN</text:p>
          </table:table-cell>
          <table:table-cell table:style-name="ce3" office:value-type="string" calcext:value-type="string">
            <text:p>1.81.11 - Resemis ou <text:s/>replantation 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8, GEN41, GEN50, GEN28bis, GEN46, GEN29, GEN28, GEN38, GEN39, GEN37, GEN35, GEN36, GEN34</text:p>
          </table:table-cell>
          <table:table-cell table:style-name="Default"/>
          <table:table-cell table:style-name="ce3" office:value-type="string" calcext:value-type="string">
            <text:p>aff_SiResemiPlan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RESEPL</text:p>
          </table:table-cell>
          <table:table-cell table:style-name="ce3" office:value-type="string" calcext:value-type="string">
            <text:p>1.81.11.1 - Date de resemis ou replanta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7, GEN45, GEN41, GEN51, GEN53, GEN28bis, PREC3, PREC1, GEN29, GEN28, GEN39, GEN37, GEN3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ALREC</text:p>
          </table:table-cell>
          <table:table-cell table:style-name="ce3" office:value-type="string" calcext:value-type="string">
            <text:p>1.82.1 - récolte (même partielle) a-t-elle été réalis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4, GEN42, GEN32, GEN33, GEN30, GEN31, IMPL5</text:p>
          </table:table-cell>
          <table:table-cell table:style-name="Default"/>
          <table:table-cell table:style-name="ce3" office:value-type="string" calcext:value-type="string">
            <text:p>aff_SiRecolte, AFF_ALEA, aff_SiRendement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BPASS</text:p>
          </table:table-cell>
          <table:table-cell table:style-name="ce3" office:value-type="string" calcext:value-type="string">
            <text:p>1.82.11 - En combien de passages la récolte a-elle été réalisé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2, GEN46, GEN38, GEN37, GEN35, GEN32, GEN33, GEN30, GEN31, IMPL5, GEN36, GEN34</text:p>
          </table:table-cell>
          <table:table-cell table:style-name="Default"/>
          <table:table-cell table:style-name="ce3" office:value-type="string" calcext:value-type="string">
            <text:p>AFF_UNPASS, aff_SiNbPassageSupU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REC</text:p>
          </table:table-cell>
          <table:table-cell table:style-name="ce3" office:value-type="string" calcext:value-type="string">
            <text:p>1.82.12 - Récolte en une fois, quelle est la date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1, PREC7bis, PREC6, GEN40, GEN38, GEN39, GEN37, GEN35, GEN36, GEN34, PHYTO12, PHYTO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DEREC</text:p>
          </table:table-cell>
          <table:table-cell table:style-name="ce3" office:value-type="string" calcext:value-type="string">
            <text:p>1.82.12.1 - Récolte étalée, quelle a été la date de début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3, GEN42, PREC7bis, PREC6, GEN33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FINREC</text:p>
          </table:table-cell>
          <table:table-cell table:style-name="ce3" office:value-type="string" calcext:value-type="string">
            <text:p>1.82.12.2 - Récolte étalée, quelle a été la date de fin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8, GEN47, GEN44, GEN43, GEN42, GEN50, GEN51, GEN52, GEN53, PREC7bis, PREC6, GEN46, GEN33, PHYTO12, PHYTO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CLAVE</text:p>
          </table:table-cell>
          <table:table-cell table:style-name="ce3" office:value-type="string" calcext:value-type="string">
            <text:p>1.82.2 - Récolte sur l'exploitation, lav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CCOND</text:p>
          </table:table-cell>
          <table:table-cell table:style-name="ce3" office:value-type="string" calcext:value-type="string">
            <text:p>1.82.2 - Récolte sur l'exploitation, conditionn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SAIS</text:p>
          </table:table-cell>
          <table:table-cell table:style-name="ce3" office:value-type="string" calcext:value-type="string">
            <text:p>1.83.11 - Rendement effectif de la cultur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4, GEN55, GEN57</text:p>
          </table:table-cell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REND</text:p>
          </table:table-cell>
          <table:table-cell table:style-name="ce3" office:value-type="string" calcext:value-type="string">
            <text:p>1.83.11 - Unité de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kg/ha</text:p>
            <text:p>2:t/ha</text:p>
            <text:p>3:kg/m²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4, GEN55, GEN57</text:p>
          </table:table-cell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IDECALCULREND</text:p>
          </table:table-cell>
          <table:table-cell table:style-name="ce3" office:value-type="string" calcext:value-type="string">
            <text:p>1.83.1 - Aide au calcul de rendem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BBOTTE</text:p>
          </table:table-cell>
          <table:table-cell table:style-name="ce3" office:value-type="string" calcext:value-type="string">
            <text:p>1.83.1 - Nombre de bottes récoltées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MBOTTE</text:p>
          </table:table-cell>
          <table:table-cell table:style-name="ce3" office:value-type="string" calcext:value-type="string">
            <text:p>1.83.1 - Poids moyen par botte 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5bis, GEN57bis, GEN56bis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SAISCALC</text:p>
          </table:table-cell>
          <table:table-cell table:style-name="ce3" office:value-type="string" calcext:value-type="string">
            <text:p>1.83.1 - Rendement effectif de la cultur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4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DMESUR</text:p>
          </table:table-cell>
          <table:table-cell table:style-name="ce3" office:value-type="string" calcext:value-type="string">
            <text:p>1.83.12 - Méthode de mesure du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estimé</text:p>
            <text:p>2:mesuré sur l'exploitation</text:p>
            <text:p>3:mesuré à la parcelle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NORM</text:p>
          </table:table-cell>
          <table:table-cell table:style-name="ce3" office:value-type="string" calcext:value-type="string">
            <text:p>1.83.13 - Rapport entre rendement moyen et rendement de la campagn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normal</text:p>
            <text:p>2:faible (30% en dessous)</text:p>
            <text:p>3:fort (30% au dessus)</text:p>
          </table:table-cell>
          <table:table-cell table:style-name="Default" table:number-columns-repeated="4"/>
          <table:table-cell table:style-name="ce3" office:value-type="string" calcext:value-type="string">
            <text:p>AFF_ALE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XCEPALEA</text:p>
          </table:table-cell>
          <table:table-cell table:style-name="ce3" office:value-type="string" calcext:value-type="string">
            <text:p>1.83.2 - Aléas exceptionnels sur la parcelle durant la campagne 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INTEMP, AFF_RDMTFAIBL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LIMAALEA</text:p>
          </table:table-cell>
          <table:table-cell table:style-name="ce3" office:value-type="string" calcext:value-type="string">
            <text:p>1.83.21 - Aléa climat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NIALEA</text:p>
          </table:table-cell>
          <table:table-cell table:style-name="ce3" office:value-type="string" calcext:value-type="string">
            <text:p>1.83.21 - Aléa sanit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RINTALEA</text:p>
          </table:table-cell>
          <table:table-cell table:style-name="ce3" office:value-type="string" calcext:value-type="string">
            <text:p>1.83.21 - hausse du prix des intrant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RVENALEA</text:p>
          </table:table-cell>
          <table:table-cell table:style-name="ce3" office:value-type="string" calcext:value-type="string">
            <text:p>1.83.21 - chute du prix de ven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RESOALEA</text:p>
          </table:table-cell>
          <table:table-cell table:style-name="ce3" office:value-type="string" calcext:value-type="string">
            <text:p>1.83.21 - manque de trésorer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RRALEA</text:p>
          </table:table-cell>
          <table:table-cell table:style-name="ce3" office:value-type="string" calcext:value-type="string">
            <text:p>1.83.21 - problème d'accès à l'eau d'irrig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REALEA</text:p>
          </table:table-cell>
          <table:table-cell table:style-name="ce3" office:value-type="string" calcext:value-type="string">
            <text:p>1.83.21 - autre alé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AUTREALE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REALEALIB</text:p>
          </table:table-cell>
          <table:table-cell table:style-name="ce3" office:value-type="string" calcext:value-type="string">
            <text:p>1.83.21 Autre type d'alé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COMMER</text:p>
          </table:table-cell>
          <table:table-cell table:style-name="ce3" office:value-type="string" calcext:value-type="string">
            <text:p>1.91 - Mode principal de commercialis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Coopérative ou OP</text:p>
            <text:p>2:Carreau, cadran, Min</text:p>
            <text:p>3:Expéditeur indépendant</text:p>
            <text:p>4:Centrale d'achat</text:p>
            <text:p>5:Industrie (transformation.)</text:p>
            <text:p>6:Vente directe - Circuit court </text:p>
            <text:p>7:Mise au retrait (aide européenne)</text:p>
            <text:p>8:Non commercialisée</text:p>
            <text:p>9:Autres mod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0</text:p>
          </table:table-cell>
          <table:table-cell table:style-name="Default"/>
          <table:table-cell table:style-name="ce3" office:value-type="string" calcext:value-type="string">
            <text:p>aff_SiAutreModCom, AFF_COMMERCIAL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COMMERAUT</text:p>
          </table:table-cell>
          <table:table-cell table:style-name="ce3" office:value-type="string" calcext:value-type="string">
            <text:p>1.91 - Autres modes de commercialisat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VALORI</text:p>
          </table:table-cell>
          <table:table-cell table:style-name="ce3" office:value-type="string" calcext:value-type="string">
            <text:p>1.92 - Mode principal de valoris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Frais - vente en bottes</text:p>
            <text:p>2:Frais - mini-légumes</text:p>
            <text:p>3:Frais - autres (y compris légumes de conservation et 4ème gamme)</text:p>
            <text:p>4:Transformation - mini-légumes</text:p>
            <text:p>5:Transformation - autr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CEEA1</text:p>
          </table:table-cell>
          <table:table-cell table:style-name="ce3" office:value-type="string" calcext:value-type="string">
            <text:p>1.4 - Exploitation engagée dans une certification environnementale de niveau 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CEEA2</text:p>
          </table:table-cell>
          <table:table-cell table:style-name="ce3" office:value-type="string" calcext:value-type="string">
            <text:p>1.4 - Exploitation engagée dans une certification environnementale de niveau 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HVE</text:p>
          </table:table-cell>
          <table:table-cell table:style-name="ce3" office:value-type="string" calcext:value-type="string">
            <text:p>1.4 - Exploitation engagée dans une certification environnementale de niveau 3 HV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30000</text:p>
          </table:table-cell>
          <table:table-cell table:style-name="ce3" office:value-type="string" calcext:value-type="string">
            <text:p>1.4 - exploitation engagée dans groupe des 30 000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GIEE</text:p>
          </table:table-cell>
          <table:table-cell table:style-name="ce3" office:value-type="string" calcext:value-type="string">
            <text:p>1.4 - Exploitation engagée dans le GIE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ARC</text:p>
          </table:table-cell>
          <table:table-cell table:style-name="ce3" office:value-type="string" calcext:value-type="string">
            <text:p>1.52 - Superficie de la parcell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PARC</text:p>
          </table:table-cell>
          <table:table-cell table:style-name="ce3" office:value-type="string" calcext:value-type="string">
            <text:p>1.52 - Unité de surface de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Hectare</text:p>
            <text:p>2:Are</text:p>
            <text:p>3:m2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</text:p>
          </table:table-cell>
          <table:table-cell table:style-name="ce3" office:value-type="string" calcext:value-type="string">
            <text:p>VAL_SURFACE</text:p>
          </table:table-cell>
          <table:table-cell table:style-name="ce3" office:value-type="string" calcext:value-type="string">
            <text:p>AFF_UNIPARC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RENDCALC</text:p>
          </table:table-cell>
          <table:table-cell table:style-name="ce3" office:value-type="string" calcext:value-type="string">
            <text:p>1.83.1 - Unité de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kg/ha</text:p>
            <text:p>2:t/ha</text:p>
            <text:p>3:kg/m²</text:p>
            <text:p>4:g/plant</text:p>
            <text:p>5:g/tête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4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NTEMP</text:p>
          </table:table-cell>
          <table:table-cell table:style-name="ce3" office:value-type="string" calcext:value-type="string">
            <text:p>4.4 - Aléas exceptionnel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INTEM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TONNEHA</text:p>
          </table:table-cell>
          <table:table-cell table:style-name="ce3" office:value-type="string" calcext:value-type="string">
            <text:p>rendement à la tonne/ha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3"/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ONNREND</text:p>
          </table:table-cell>
          <table:table-cell table:style-name="ce3" office:value-type="string" calcext:value-type="string">
            <text:p>1.83.1 - Connaissance du rendement pour la culture fait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  <text:p>2:J'ai besoin d'une aide pour le calculer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5bis, GEN54, GEN55, GEN57, GEN57bis, GEN56bis</text:p>
          </table:table-cell>
          <table:table-cell table:style-name="ce3" office:value-type="string" calcext:value-type="string">
            <text:p>VAL_RENDTONNEHA, VAL_AIDECALCULREND</text:p>
          </table:table-cell>
          <table:table-cell table:style-name="ce3" office:value-type="string" calcext:value-type="string">
            <text:p>aff_AideCalculRendem, AFF_ALEA, AFF_CONNRENDNON, aff_SiRendement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ONNRENDLIB</text:p>
          </table:table-cell>
          <table:table-cell table:style-name="ce3" office:value-type="string" calcext:value-type="string">
            <text:p>1.83.1 précision sur rendement non connu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U2017</text:p>
          </table:table-cell>
          <table:table-cell table:style-name="ce3" office:value-type="string" calcext:value-type="string">
            <text:p>1.2 - SAU 2017 initialisé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VIDSAN1</text:p>
          </table:table-cell>
          <table:table-cell table:style-name="ce3" office:value-type="string" calcext:value-type="string">
            <text:p>2.11 - Vide sanitaire V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  <text:p>8: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0, PREC10</text:p>
          </table:table-cell>
          <table:table-cell table:style-name="Default"/>
          <table:table-cell table:style-name="ce3" office:value-type="string" calcext:value-type="string">
            <text:p>aff_SiVideSan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MPVDSA</text:p>
          </table:table-cell>
          <table:table-cell table:style-name="ce3" office:value-type="string" calcext:value-type="string">
            <text:p>2.11.1 - Date de mise en place du vide sanitai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9, PREC3, PREC2, PREC6, PREC3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FINVDSA</text:p>
          </table:table-cell>
          <table:table-cell table:style-name="ce3" office:value-type="string" calcext:value-type="string">
            <text:p>2.11.2 - Date de fin du vide sanitai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9, PREC3, PREC6, PREC30, PREC2bis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EDENT1</text:p>
          </table:table-cell>
          <table:table-cell table:style-name="ce3" office:value-type="string" calcext:value-type="string">
            <text:p>2.12.1 - Précédent N-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Légumes</text:p>
            <text:p>2:Grandes cultures, prairies et Cipan</text:p>
            <text:p>3:Autres (dont jachères)</text:p>
            <text:p>4:Ne sait pa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SiPrecAutres, aff_SiPrecLegumes, AFF_PRECGCAUTRE, aff_SiPrecGRC, AFF_PRECULAUTAUTRE, AFF_PRECLEG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</text:p>
          </table:table-cell>
          <table:table-cell table:style-name="ce3" office:value-type="string" calcext:value-type="string">
            <text:p>2.12.1 - Précédent N-1 legum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4001:Carotte </text:p>
            <text:p>4002:Choux feuilles, fleurs, brocolis  (hors choucroute)</text:p>
            <text:p>4003:Fraise </text:p>
            <text:p>4004:Haricot vert et beurre</text:p>
            <text:p>4005:Melon </text:p>
            <text:p>4006:Poireau </text:p>
            <text:p>4007:Salade y compris mâche ( hors endive)</text:p>
            <text:p>4008:Tomate </text:p>
            <text:p>4009:Pomme de terre</text:p>
            <text:p>4031:Autres légumes ou autres cultures vivrières (DOM) 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LEG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AUTRE</text:p>
          </table:table-cell>
          <table:table-cell table:style-name="ce3" office:value-type="string" calcext:value-type="string">
            <text:p>2.12.1 - Précedent N-1 Autre légum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CGCI</text:p>
          </table:table-cell>
          <table:table-cell table:style-name="ce3" office:value-type="string" calcext:value-type="string">
            <text:p>2.12.1 - Précédent N-1 grandes cultu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3001:Betterave industrielle (sucrière) (y c. semences)</text:p>
            <text:p>1001:Céréales à pailles (y c. semences), maïs grain, riz, …</text:p>
            <text:p>1030:Cipan : autres (Graminées,…)</text:p>
            <text:p>1011:Cipan : Crucifères</text:p>
            <text:p>1016:Cipan : Légumineuses dont mélange</text:p>
            <text:p>2501:Maïs fourrage et ensilage</text:p>
            <text:p>2001:Oléo-Protéagineux : Colza, tournesol, soja  (y c. sem)</text:p>
            <text:p>9504:Prairies artificielles (lotier, luzerne, minette,  …)</text:p>
            <text:p>9506:Prairies temporaires ou permanentes</text:p>
            <text:p>2003:Protéagineux et légumes secs (pois, fève, ..),(y c. sem)</text:p>
            <text:p>0306:Canne à sucre</text:p>
            <text:p>1111:Autres cultures y compris semence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GC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AUTRE</text:p>
          </table:table-cell>
          <table:table-cell table:style-name="ce3" office:value-type="string" calcext:value-type="string">
            <text:p>2.12.1 - Précedent N-1 Autre cultu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</text:p>
          </table:table-cell>
          <table:table-cell table:style-name="ce3" office:value-type="string" calcext:value-type="string">
            <text:p>2.12.1 - Précedent N-1 Aut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9608:Banane (DOM)</text:p>
            <text:p>1900:Étendue d'eau asséchée</text:p>
            <text:p>9601:Fleurs, plantes ornementales, pépinières (hors légumes)</text:p>
            <text:p>8006:Forêt y compris truffières</text:p>
            <text:p>9704:Jachère avec couvert végétal </text:p>
            <text:p>9701:Jachère en sol nu (hors jachères industrielles)</text:p>
            <text:p>9706:Parcelle abandonnée en friche ou arrachée</text:p>
            <text:p>9003:Sol artificialisé</text:p>
            <text:p>9604:Vergers, vignes</text:p>
            <text:p>8888:Autre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28</text:p>
          </table:table-cell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ULAUT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AUTRE</text:p>
          </table:table-cell>
          <table:table-cell table:style-name="ce3" office:value-type="string" calcext:value-type="string">
            <text:p>2.12.1 - Précedent N-1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T1</text:p>
          </table:table-cell>
          <table:table-cell table:style-name="ce3" office:value-type="string" calcext:value-type="string">
            <text:p>2.12.1 - Précédent N-1 (donnée calculée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HYTO9, PREC12bis, PREC33, PHYTOREP14, PREC12, RAISPHY8, PREC10bis</text:p>
          </table:table-cell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SiPTerPrecult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FINPPREC</text:p>
          </table:table-cell>
          <table:table-cell table:style-name="ce3" office:value-type="string" calcext:value-type="string">
            <text:p>2.12.2 - Date de fin (recolte) du précédent N-1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7bis, PREC1, PREC4, PHYTO9, PHYTOREP14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SIDUS</text:p>
          </table:table-cell>
          <table:table-cell table:style-name="ce3" office:value-type="string" calcext:value-type="string">
            <text:p>2.13 - Traitement des résidus du précédent cultural, ont-ils été 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laissés sur place et broyés</text:p>
            <text:p>2:laissés sur place non broyés</text:p>
            <text:p>3:laissés sur place et enfouis superficiellement (&lt;15cm)</text:p>
            <text:p>4:laissés sur place et enfouis profondément (&gt;15cm)</text:p>
            <text:p>5:enlevés</text:p>
            <text:p>6:brûlés</text:p>
            <text:p>7:pâturés</text:p>
            <text:p>8:autre</text:p>
            <text:p>9:pas de résidus (sans objet)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RAISPHY9, RAISPHY10</text:p>
          </table:table-cell>
          <table:table-cell table:style-name="Default"/>
          <table:table-cell table:style-name="ce3" office:value-type="string" calcext:value-type="string">
            <text:p>aff_SiAutresResidu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SIDUSAUTRE</text:p>
          </table:table-cell>
          <table:table-cell table:style-name="ce3" office:value-type="string" calcext:value-type="string">
            <text:p>2.13 - Autre traitement des résidu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OUSPREC</text:p>
          </table:table-cell>
          <table:table-cell table:style-name="ce3" office:value-type="string" calcext:value-type="string">
            <text:p>2.14.1 - Repousse du précédent cultural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</text:p>
          </table:table-cell>
          <table:table-cell table:style-name="Default"/>
          <table:table-cell table:style-name="ce3" office:value-type="string" calcext:value-type="string">
            <text:p>aff_SiRepoussePrec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MEC</text:p>
          </table:table-cell>
          <table:table-cell table:style-name="ce3" office:value-type="string" calcext:value-type="string">
            <text:p>2.14.2 - Mode de destruction : mécan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CHI</text:p>
          </table:table-cell>
          <table:table-cell table:style-name="ce3" office:value-type="string" calcext:value-type="string">
            <text:p>2.14.2 - Mode de destruction : chim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HYTO5, 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PAT</text:p>
          </table:table-cell>
          <table:table-cell table:style-name="ce3" office:value-type="string" calcext:value-type="string">
            <text:p>2.14.2 - Mode de destruction : patura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PAD</text:p>
          </table:table-cell>
          <table:table-cell table:style-name="ce3" office:value-type="string" calcext:value-type="string">
            <text:p>2.14.2 - Mode de destruction : Pas de destruc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AUT</text:p>
          </table:table-cell>
          <table:table-cell table:style-name="ce3" office:value-type="string" calcext:value-type="string">
            <text:p>2.14.2 - Mode de destruction : Autr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/>
          <table:table-cell table:style-name="ce3" office:value-type="string" calcext:value-type="string">
            <text:p>aff_SiAutreDesRepou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AUTRE</text:p>
          </table:table-cell>
          <table:table-cell table:style-name="ce3" office:value-type="string" calcext:value-type="string">
            <text:p>2.14.2 : mode de destruction : <text:s/>précision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TYPSUP</text:p>
          </table:table-cell>
          <table:table-cell table:style-name="ce3" office:value-type="string" calcext:value-type="string">
            <text:p>2.15.1 - Support de culture du précéd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Fibre de coco</text:p>
            <text:p>2:Laine de roche</text:p>
            <text:p>3:Tourbe + Ecorce</text:p>
            <text:p>4:Autre organique</text:p>
            <text:p>5:Autre minéral</text:p>
            <text:p>8: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AUTREPRETYP, aff_SiPreTypSup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TYPSUPAUT</text:p>
          </table:table-cell>
          <table:table-cell table:style-name="ce3" office:value-type="string" calcext:value-type="string">
            <text:p>2.15.1 - Autre suppor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SPOGACUE</text:p>
          </table:table-cell>
          <table:table-cell table:style-name="ce3" office:value-type="string" calcext:value-type="string">
            <text:p>2.15.2 - Réutilisation du support culture du précéd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SiSupportReutil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SPODEINF</text:p>
          </table:table-cell>
          <table:table-cell table:style-name="ce3" office:value-type="string" calcext:value-type="string">
            <text:p>2.15.21 - Désinfection du support de cultur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MPRODESIN</text:p>
          </table:table-cell>
          <table:table-cell table:style-name="ce3" office:value-type="string" calcext:value-type="string">
            <text:p>2.15.31 - Désinfection des matériaux de protection du précéd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MIRRDESIN</text:p>
          </table:table-cell>
          <table:table-cell table:style-name="ce3" office:value-type="string" calcext:value-type="string">
            <text:p>2.15.32 - Désinfection des matériels d'irrigation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VIDSAN2</text:p>
          </table:table-cell>
          <table:table-cell table:style-name="ce3" office:value-type="string" calcext:value-type="string">
            <text:p>2.21 - Avant dernier vide sanitaire 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:Non</text:p>
            <text:p>1:Oui</text:p>
            <text:p>8: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10bis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EDENT2</text:p>
          </table:table-cell>
          <table:table-cell table:style-name="ce3" office:value-type="string" calcext:value-type="string">
            <text:p>2.21.1 - Précédent N-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Légumes</text:p>
            <text:p>2:Grandes cultures, prairies et Cipan</text:p>
            <text:p>3:Autres (dont jachères)</text:p>
            <text:p>4:Ne sait pa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GC2AUTRE, aff_SiPrecAutres2, AFF_PRECLEG2AUTRE, AFF_PRECULAUTR2AUTRE, aff_SiPrecGRC2, aff_SiPrecLegumes2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2</text:p>
          </table:table-cell>
          <table:table-cell table:style-name="ce3" office:value-type="string" calcext:value-type="string">
            <text:p>2.21.1 - Avant dernier précédent (N-2) legum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4001:Carotte </text:p>
            <text:p>4002:Choux feuilles, fleurs, brocolis  (hors choucroute)</text:p>
            <text:p>4003:Fraise </text:p>
            <text:p>4004:Haricot vert et beurre </text:p>
            <text:p>4005:Melon </text:p>
            <text:p>4006:Poireau </text:p>
            <text:p>4007:Salade y compris mâche (hors endive)</text:p>
            <text:p>4008:Tomate </text:p>
            <text:p>4009:Pomme de terre </text:p>
            <text:p>4031:Autres légumes ou autres cultures vivrières (DOM) 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LEG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2AUTRE</text:p>
          </table:table-cell>
          <table:table-cell table:style-name="ce3" office:value-type="string" calcext:value-type="string">
            <text:p>2.21.1 - Précedent N-2 Autre légum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2</text:p>
          </table:table-cell>
          <table:table-cell table:style-name="ce3" office:value-type="string" calcext:value-type="string">
            <text:p>2.21.1 -Avant dernier précédent (N-2) grandes cultures, prairies et cipa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3001:Betterave industrielle (sucrière) (y c. semences)</text:p>
            <text:p>1001:Céréales à pailles (y c. semences), maïs grain, riz, …</text:p>
            <text:p>1030:Cipan : autres (Graminées,…)</text:p>
            <text:p>1011:Cipan : Crucifères</text:p>
            <text:p>1016:Cipan : Légumineuses dont mélange</text:p>
            <text:p>2501:Maïs fourrage et ensilage</text:p>
            <text:p>2001:Oléo-Protéagineux : Colza, tournesol, soja  (y c. sem)</text:p>
            <text:p>9504:Prairies artificielles :(lotier, luzerne, minette,  …)</text:p>
            <text:p>9506:Prairies temporaires ou permanentes</text:p>
            <text:p>2003:Protéagineux et légumes secs (pois, fève, ..),(y c. sem)</text:p>
            <text:p>1111:Autres cultures y compris semences</text:p>
            <text:p>0306:Canne à sucre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GC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2AUTRE</text:p>
          </table:table-cell>
          <table:table-cell table:style-name="ce3" office:value-type="string" calcext:value-type="string">
            <text:p>2.21.1 - Précedent N-2 Autre cultu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2</text:p>
          </table:table-cell>
          <table:table-cell table:style-name="ce3" office:value-type="string" calcext:value-type="string">
            <text:p>2.21.1 - Avant dernier (N-2) précédent aut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9608:Banane (DOM)</text:p>
            <text:p>1900:Étendue d'eau asséchée</text:p>
            <text:p>9601:Fleurs, pltes ornementales, pépinières (hors légumes)</text:p>
            <text:p>8006:Forêt y compris truffières</text:p>
            <text:p>9704:Jachère avec couvert végétal </text:p>
            <text:p>9701:Jachère en sol nu (hors jachères industrielles)</text:p>
            <text:p>9706:Parcelle abandonnée en friche ou arrachée</text:p>
            <text:p>9003:Sol artificialisé</text:p>
            <text:p>9604:Vergers, vignes</text:p>
            <text:p>8888:Autre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28</text:p>
          </table:table-cell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ULAUTR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2AUTRE</text:p>
          </table:table-cell>
          <table:table-cell table:style-name="ce3" office:value-type="string" calcext:value-type="string">
            <text:p>2.21.1 - Précedent N-2 Autre 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T2</text:p>
          </table:table-cell>
          <table:table-cell table:style-name="ce3" office:value-type="string" calcext:value-type="string">
            <text:p>2.21.1 - Précédent N-2 (calculé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12bis, PREC33</text:p>
          </table:table-cell>
          <table:table-cell table:style-name="ce3" office:value-type="string" calcext:value-type="string">
            <text:p>VAL_PRECULT2, 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SEFPLAST</text:p>
          </table:table-cell>
          <table:table-cell table:style-name="ce3" office:value-type="string" calcext:value-type="string">
            <text:p>3.1 - présence d'un film ou paillis sous la cultur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RAISPHY9bis</text:p>
          </table:table-cell>
          <table:table-cell table:style-name="ce3" office:value-type="string" calcext:value-type="string">
            <text:p>val_InitTHERCD</text:p>
          </table:table-cell>
          <table:table-cell table:style-name="ce3" office:value-type="string" calcext:value-type="string">
            <text:p>aff_SiPosePlas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URCFPLAST</text:p>
          </table:table-cell>
          <table:table-cell table:style-name="ce3" office:value-type="string" calcext:value-type="string">
            <text:p>3.11 - Pourcentage parcelle couverte par film ou paillis sous culture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1</text:p>
          </table:table-cell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FPLAST</text:p>
          </table:table-cell>
          <table:table-cell table:style-name="ce3" office:value-type="string" calcext:value-type="string">
            <text:p>3.12 - Type de film ou paillis sous cultur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Agrotextile</text:p>
            <text:p>2:Paillis organique</text:p>
            <text:p>3:Plastique blanc</text:p>
            <text:p>4:Plastique herbistatique (coloré)</text:p>
            <text:p>5:Plastique noir</text:p>
            <text:p>6:Plastique transparent</text:p>
            <text:p>7:Autr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ce3" office:value-type="string" calcext:value-type="string">
            <text:p>aff_SiPasPaillorg, aff_AutrTypef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FPLASTAUT</text:p>
          </table:table-cell>
          <table:table-cell table:style-name="ce3" office:value-type="string" calcext:value-type="string">
            <text:p>3.12 - Autre type film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ERFOFPLAST</text:p>
          </table:table-cell>
          <table:table-cell table:style-name="ce3" office:value-type="string" calcext:value-type="string">
            <text:p>3.13 - Perforation de la protection sous culture 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Micro-aérée</text:p>
            <text:p>2:Non-perforée</text:p>
            <text:p>3:Perforé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URCBPLAT</text:p>
          </table:table-cell>
          <table:table-cell table:style-name="ce3" office:value-type="string" calcext:value-type="string">
            <text:p>3.21.1 - Pourcentage parcelle couverte bâche à pla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2</text:p>
          </table:table-cell>
          <table:table-cell table:style-name="ce3" office:value-type="string" calcext:value-type="string">
            <text:p>VAL_CONDUITE, 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DEVEBPLAT</text:p>
          </table:table-cell>
          <table:table-cell table:style-name="ce3" office:value-type="string" calcext:value-type="string">
            <text:p>3.12.2 - Bâche à plat, durant la cultur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Enlevée en vue d'être réutilisée</text:p>
            <text:p>2:Déchirée, perforée</text:p>
            <text:p>3:Laissée en état</text:p>
            <text:p>4:Remplacé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BPLAT</text:p>
          </table:table-cell>
          <table:table-cell table:style-name="ce3" office:value-type="string" calcext:value-type="string">
            <text:p>3.21.3 - Type de bâche à plat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Agrotextile (P17,...)</text:p>
            <text:p>2:Film à trous</text:p>
            <text:p>3:Film à entailles</text:p>
            <text:p>4:Autr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ce3" office:value-type="string" calcext:value-type="string">
            <text:p>AFF_TYPEBPLAT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BPLATAUT</text:p>
          </table:table-cell>
          <table:table-cell table:style-name="ce3" office:value-type="string" calcext:value-type="string">
            <text:p>3.21.3 - Autre type de bâche à pla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 calcext:value-type="string">
            <text:p>THERCD (Simple)</text:p>
          </table:table-cell>
          <table:table-cell table:style-name="ce4" office:value-type="string" calcext:value-type="string">
            <text:p>POURCABRB</text:p>
          </table:table-cell>
          <table:table-cell table:style-name="ce4" office:value-type="string" calcext:value-type="string">
            <text:p>3.22.1 - Pourcentage de la parcelle couverte par abris bas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oui</text:p>
          </table:table-cell>
          <table:table-cell table:style-name="ce4"/>
          <table:table-cell table:style-name="ce4" office:value-type="string" calcext:value-type="string">
            <text:p>THERCD</text:p>
          </table:table-cell>
          <table:table-cell table:style-name="ce13"/>
          <table:table-cell table:style-name="ce4" office:value-type="string" calcext:value-type="string">
            <text:p>THERCD3</text:p>
          </table:table-cell>
          <table:table-cell table:style-name="ce4" office:value-type="string" calcext:value-type="string">
            <text:p>VAL_CONDUITE</text:p>
          </table:table-cell>
          <table:table-cell table:style-name="ce13" table:number-columns-repeated="1013"/>
        </table:table-row>
        <table:table-row table:style-name="ro1">
          <table:table-cell table:style-name="ce4" office:value-type="string" calcext:value-type="string">
            <text:p>THERCD (Simple)</text:p>
          </table:table-cell>
          <table:table-cell table:style-name="ce4" office:value-type="string" calcext:value-type="string">
            <text:p>DEVEABRB</text:p>
          </table:table-cell>
          <table:table-cell table:style-name="ce4" office:value-type="string" calcext:value-type="string">
            <text:p>3.22.2 - Abris bas, durant la culture</text:p>
          </table:table-cell>
          <table:table-cell table:style-name="ce4" office:value-type="string" calcext:value-type="string">
            <text:p>NumericalCod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1:Ouvert</text:p>
            <text:p>2:Déchiré perforé</text:p>
            <text:p>3:Laissé en état (film à trous,...)</text:p>
            <text:p>4:Enlevé</text:p>
            <text:p>5:Remplacé</text:p>
          </table:table-cell>
          <table:table-cell table:style-name="ce4" office:value-type="string" calcext:value-type="string">
            <text:p>THERCD</text:p>
          </table:table-cell>
          <table:table-cell table:style-name="ce13" table:number-columns-repeated="2"/>
          <table:table-cell table:style-name="ce4" office:value-type="string" calcext:value-type="string">
            <text:p>VAL_CONDUITE</text:p>
          </table:table-cell>
          <table:table-cell table:style-name="ce13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HERMABRH</text:p>
          </table:table-cell>
          <table:table-cell table:style-name="ce3" office:value-type="string" calcext:value-type="string">
            <text:p>3.23.1 - Abri haut, chauffag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Non chauffé</text:p>
            <text:p>2:Tenu hors gel</text:p>
            <text:p>3:Chauffé entre hors gel et 15°C</text:p>
            <text:p>4:Maintenu au-dessus de 15°C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ABRH</text:p>
          </table:table-cell>
          <table:table-cell table:style-name="ce3" office:value-type="string" calcext:value-type="string">
            <text:p>3.23.2 - Abri haut, matériau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Verre (serre, multi-chapelle)</text:p>
            <text:p>2:Plastiqu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CONDU</text:p>
          </table:table-cell>
          <table:table-cell table:style-name="ce3" office:value-type="string" calcext:value-type="string">
            <text:p>3.3 - Culture conduite sous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Sous tunnel haut simple paroi</text:p>
            <text:p>2:Sous tunnel à paroi gonflable</text:p>
            <text:p>3:Sous serre et/ou multi-chapelle</text:p>
            <text:p>4:Autres abris hauts, dont végétal 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4</text:p>
          </table:table-cell>
          <table:table-cell table:style-name="Default"/>
          <table:table-cell table:style-name="ce3" office:value-type="string" calcext:value-type="string">
            <text:p>aff_SiAutreTypeAbriH, aff_SiTypeCondP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CONDUAUT</text:p>
          </table:table-cell>
          <table:table-cell table:style-name="ce3" office:value-type="string" calcext:value-type="string">
            <text:p>3.3 - Autre Abri hau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ABRCHAUF</text:p>
          </table:table-cell>
          <table:table-cell table:style-name="ce3" office:value-type="string" calcext:value-type="string">
            <text:p>3.31 - Chauffag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Non chauffé</text:p>
            <text:p>2:Tenu hors gel</text:p>
            <text:p>3:Chauffé entre hors gel et 15°C</text:p>
            <text:p>4:Maintenu au-dessus de 15°C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4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ABRAGEST</text:p>
          </table:table-cell>
          <table:table-cell table:style-name="ce3" office:value-type="string" calcext:value-type="string">
            <text:p>3.32 - Age structure ?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&lt; 1 an</text:p>
            <text:p>2:Entre 1 et 5 ans</text:p>
            <text:p>3: 6 à 10 ans</text:p>
            <text:p>4:11 à 15 ans</text:p>
            <text:p>5:&gt; 15 ans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CULTYPSUP</text:p>
          </table:table-cell>
          <table:table-cell table:style-name="ce3" office:value-type="string" calcext:value-type="string">
            <text:p>3.41 - Support de culture de la culture enquêté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Fibre de coco</text:p>
            <text:p>2:Laine de roche</text:p>
            <text:p>3:Tourbe + écorce</text:p>
            <text:p>4:Autre organique</text:p>
            <text:p>5:Autre minéral</text:p>
            <text:p>8:Ne sait pas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CULTYPSUP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CULTISUPAUT</text:p>
          </table:table-cell>
          <table:table-cell table:style-name="ce3" office:value-type="string" calcext:value-type="string">
            <text:p>3.41 - Autre suppor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EAUDESIN</text:p>
          </table:table-cell>
          <table:table-cell table:style-name="ce3" office:value-type="string" calcext:value-type="string">
            <text:p>3.42 - Eau désinfection 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ULPROSEMPLAN</text:p>
          </table:table-cell>
          <table:table-cell table:style-name="ce3" office:value-type="string" calcext:value-type="string">
            <text:p>4.0 - Semences ou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Semences</text:p>
            <text:p>2:Plant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7, IMPL19, IMPL18, IMPL12, IMPL10, IMPL17, IMPL15</text:p>
          </table:table-cell>
          <table:table-cell table:style-name="ce3" office:value-type="string" calcext:value-type="string">
            <text:p>val_InitIMPL, val_EspModCultImpl</text:p>
          </table:table-cell>
          <table:table-cell table:style-name="ce3" office:value-type="string" calcext:value-type="string">
            <text:p>aff_SiPlants, aff_SiSemenc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EMPROV</text:p>
          </table:table-cell>
          <table:table-cell table:style-name="ce3" office:value-type="string" calcext:value-type="string">
            <text:p>4.11 <text:s/>- Quelle est l’origine de la semence  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Semence standard</text:p>
            <text:p>2:Semence de ferme produite sur l'exploitation</text:p>
            <text:p>3:Semence de ferme produite par un autre agriculteur</text:p>
            <text:p>4:Mélange de divers type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BVARIETSEM</text:p>
          </table:table-cell>
          <table:table-cell table:style-name="ce3" office:value-type="string" calcext:value-type="string">
            <text:p>4.12 - Nombre de variétés semées sur la parcel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2"/>
          <table:table-cell table:style-name="ce3" office:value-type="string" calcext:value-type="string">
            <text:p>val_NbVarie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SEM</text:p>
          </table:table-cell>
          <table:table-cell table:style-name="ce3" office:value-type="string" calcext:value-type="string">
            <text:p>4.12.1 - Type variétal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201:Berlicum primeur (semis d’automne)</text:p>
            <text:p>0202:Berlicum primeur (semis de printemps)</text:p>
            <text:p>0203:Berlicum de saison</text:p>
            <text:p>0204:Berlicum de garde</text:p>
            <text:p>0205:Conique (Chantenay) primeur (semis d’automne)</text:p>
            <text:p>0206:Conique (Chantenay) primeur (semis de printemps)</text:p>
            <text:p>0207:Conique (Chantenay) de saison</text:p>
            <text:p>0208:Conique (Chantenay) de garde</text:p>
            <text:p>0209:Flakkee primeur (semis d’automne)</text:p>
            <text:p>0210:Flakkee primeur (semis de printemps)</text:p>
            <text:p>0211:Flakkee de saison</text:p>
            <text:p>0212:Flakkee de garde</text:p>
            <text:p>0213:Imperator primeur (semis d’automne)</text:p>
            <text:p>0214:Imperator primeur (semis de printemps)</text:p>
            <text:p>0215:Imperator de saison</text:p>
            <text:p>0216:Imperator de garde</text:p>
            <text:p>0217:Nantaise primeur (semis d’automne)</text:p>
            <text:p>0218:Nantaise primeur (semis de printemps)</text:p>
            <text:p>0219:Nantaise de saison</text:p>
            <text:p>0220:Nantaise de garde</text:p>
            <text:p>0221:Autre primeur (semis d’automne)</text:p>
            <text:p>0222:Autre primeur (semis de printemps)</text:p>
            <text:p>0223:Autre de saison</text:p>
            <text:p>0224:Autre de garde</text:p>
            <text:p>0301:Brocoli  précoce</text:p>
            <text:p>0302:Brocoli  d'été</text:p>
            <text:p>0303:Brocoli  d'automne</text:p>
            <text:p>0304:Brocoli  d'hiver</text:p>
            <text:p>0305:Fleur blanc précoce</text:p>
            <text:p>0306:Fleur blanc d'été</text:p>
            <text:p>0307:Fleur blanc d'automne</text:p>
            <text:p>0308:Fleur blanc d'hiver</text:p>
            <text:p>0309:Fleur couleur précoce</text:p>
            <text:p>0310:Fleur couleur d'été</text:p>
            <text:p>0311:Fleur couleur d'automne</text:p>
            <text:p>0312:Fleur couleur d'hiver</text:p>
            <text:p>0313:Fleur romanesco précoce</text:p>
            <text:p>0314:Fleur romanesco d'été</text:p>
            <text:p>0315:Fleur romanesco d'automne</text:p>
            <text:p>0316:Fleur romanesco d'hiver</text:p>
            <text:p>0317:Autre à inflorescence (hors chou à choucroute) précoce</text:p>
            <text:p>0318:Autre à inflorescence (hors chou à choucroute) d'été</text:p>
            <text:p>0319:Autre à inflorescence (hors chou à choucroute) d'automne</text:p>
            <text:p>0320:Autre à inflorescence (hors chou à choucroute) d'hiver</text:p>
            <text:p>0401:Cabus pointu </text:p>
            <text:p>0402:Cabus rond </text:p>
            <text:p>0403:Chinois </text:p>
            <text:p>0404:Bruxelles </text:p>
            <text:p>0405:Milan </text:p>
            <text:p>0406:Frisé non pommé </text:p>
            <text:p>0407:Rouge  </text:p>
            <text:p>0408:Feuilles </text:p>
            <text:p>0409:Autre (hors chou à choucroute) </text:p>
            <text:p>0701:Brodé de longue conservation précoce</text:p>
            <text:p>0702:Brodé de longue conservation saison</text:p>
            <text:p>0703:Brodé de longue conservation arrière-saison</text:p>
            <text:p>0704:Charentais brodé précoce</text:p>
            <text:p>0705:Charentais brodé saison</text:p>
            <text:p>0706:Charentais brodé arrière-saison</text:p>
            <text:p>0707:Charentais écrit précoce</text:p>
            <text:p>0708:Charentais écrit saison</text:p>
            <text:p>0709:Charentais écrit arrière-saison</text:p>
            <text:p>0710:Charentais lisse précoce</text:p>
            <text:p>0711:Charentais lisse saison</text:p>
            <text:p>0712:Charentais lisse arrière-saison</text:p>
            <text:p>0713:Type Galia précoce</text:p>
            <text:p>0714:Type Galia saison</text:p>
            <text:p>0715:Type Galia arrière-saison</text:p>
            <text:p>0716:Type jaune à écorce lisse précoce</text:p>
            <text:p>0717:Type jaune à écorce lisse saison</text:p>
            <text:p>0718:Type jaune à écorce lisse arrière-saison</text:p>
            <text:p>0719:Type jaune à écorce ridée précoce</text:p>
            <text:p>0720:Type jaune à écorce ridée saison</text:p>
            <text:p>0721:Type jaune à écorce ridée arrière-saison</text:p>
            <text:p>0722:Autre précoce</text:p>
            <text:p>0723:Autre arrière-saison</text:p>
            <text:p>0724:Autre ridée arrière-saison</text:p>
            <text:p>0901:Poireau primeur (mai à début août) </text:p>
            <text:p>0902:Poireau  de fin d'été, automne précoce (fin août à octobre)</text:p>
            <text:p>0903:Poireau d' automne tardif (novembre décembre)</text:p>
            <text:p>0904:Poireau de plein  hiver (janvier, février)</text:p>
            <text:p>0905:Poireau d'hiver tardif- début printemps (mars avril)</text:p>
            <text:p>0906:Poireau autre : perpétuel </text:p>
            <text:p>1001:Chicorée à larges feuilles chioggia </text:p>
            <text:p>1002:Chicorée à larges feuilles de vérone </text:p>
            <text:p>1003:Chicorée à larges feuilles pain de sucre </text:p>
            <text:p>1004:Chicorée cornet </text:p>
            <text:p>1005:Chicorée frisée a coeur jaune </text:p>
            <text:p>1006:Chicorée frisée très fine </text:p>
            <text:p>1007:Chicorée frisée wallonne </text:p>
            <text:p>1008:Chicorée scarole </text:p>
            <text:p>1009:Chicorée autre </text:p>
            <text:p>1010:Laitue batavia verte </text:p>
            <text:p>1011:Laitue beurre </text:p>
            <text:p>1012:Laitue feuille de chêne rouge </text:p>
            <text:p>1013:Laitue feuille de chêne verte </text:p>
            <text:p>1014:Laitue iceberg </text:p>
            <text:p>1015:Laitue lollo blonde </text:p>
            <text:p>1016:Laitue lollo rossa </text:p>
            <text:p>1017:Laitue romaine </text:p>
            <text:p>1018:Laitue sucrine rouge </text:p>
            <text:p>1019:Laitue sucrine verte </text:p>
            <text:p>1020:Laitue à couper (blonde,…) </text:p>
            <text:p>1021:Laitue autre </text:p>
            <text:p>1022:Mache à grandes feuilles </text:p>
            <text:p>1023:Mache à grosses graines </text:p>
            <text:p>1024:Mache à petites feuilles </text:p>
            <text:p>1025:Mache autre </text:p>
            <text:p>1026:Mélange à couper </text:p>
            <text:p>1027:Salade autre hors endive (Chicorée Witloof) </text:p>
            <text:p>1101:Cerise </text:p>
            <text:p>1102:Cocktail </text:p>
            <text:p>1103:Grappe </text:p>
            <text:p>1104:Ovale </text:p>
            <text:p>1105:Ronde </text:p>
            <text:p>1107:Variété anciennes (cœurs de bœuf, andine, noire de crimée …) </text:p>
            <text:p>1106:autre 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0, IMPL5, IMPL17</text:p>
          </table:table-cell>
          <table:table-cell table:style-name="ce3" office:value-type="string" calcext:value-type="string">
            <text:p>val_typvarlib, val_EspModCultImpl</text:p>
          </table:table-cell>
          <table:table-cell table:style-name="ce3" office:value-type="string" calcext:value-type="string">
            <text:p>AFF_SITYPVARSEMAUT, AFF_SITYPVARPLAN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ESVARIETAUXSEM</text:p>
          </table:table-cell>
          <table:table-cell table:style-name="ce3" office:value-type="string" calcext:value-type="string">
            <text:p>4.13.1 - Code Livret type variétal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HYBVARIETSEM</text:p>
          </table:table-cell>
          <table:table-cell table:style-name="ce3" office:value-type="string" calcext:value-type="string">
            <text:p>4.13 - Variété principale semée est elle un hybr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Oui</text:p>
            <text:p>0:Non</text:p>
            <text:p>8: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DESINSEM</text:p>
          </table:table-cell>
          <table:table-cell table:style-name="ce3" office:value-type="string" calcext:value-type="string">
            <text:p>4.14 - Semence désinfectée (javel) 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Oui</text:p>
            <text:p>0:Non</text:p>
            <text:p>8: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ENROBSEM</text:p>
          </table:table-cell>
          <table:table-cell table:style-name="ce3" office:value-type="string" calcext:value-type="string">
            <text:p>4.14 - Semence enrobée (et/ou pelliculée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Oui</text:p>
            <text:p>0:Non</text:p>
            <text:p>8: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YCORSEM</text:p>
          </table:table-cell>
          <table:table-cell table:style-name="ce3" office:value-type="string" calcext:value-type="string">
            <text:p>4.14 - Semence mycorhizé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Oui</text:p>
            <text:p>0:Non</text:p>
            <text:p>8: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ONTRAITSEM</text:p>
          </table:table-cell>
          <table:table-cell table:style-name="ce3" office:value-type="string" calcext:value-type="string">
            <text:p>4.14.1 - Connaissance des traitements et leurs cibl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ConnaisTrait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INS</text:p>
          </table:table-cell>
          <table:table-cell table:style-name="ce3" office:value-type="string" calcext:value-type="string">
            <text:p>4.14.11 - Traitement semences insecticides (y compris acarici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FON</text:p>
          </table:table-cell>
          <table:table-cell table:style-name="ce3" office:value-type="string" calcext:value-type="string">
            <text:p>4.14.11 - Traitement semences fongicid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NEM</text:p>
          </table:table-cell>
          <table:table-cell table:style-name="ce3" office:value-type="string" calcext:value-type="string">
            <text:p>4.14.11 - Traitement semences nématicid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LIM</text:p>
          </table:table-cell>
          <table:table-cell table:style-name="ce3" office:value-type="string" calcext:value-type="string">
            <text:p>4.14.11 - Traitement semences anti-limac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OIS</text:p>
          </table:table-cell>
          <table:table-cell table:style-name="ce3" office:value-type="string" calcext:value-type="string">
            <text:p>4.14.11 - Traitement semences anti-oiseaux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AUT</text:p>
          </table:table-cell>
          <table:table-cell table:style-name="ce3" office:value-type="string" calcext:value-type="string">
            <text:p>4.14.11 - Traitement semences autre : répulsif ...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TRAITSEM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AUTLIB</text:p>
          </table:table-cell>
          <table:table-cell table:style-name="ce3" office:value-type="string" calcext:value-type="string">
            <text:p>4.14.11 - Traitement semences autre : répulsif,…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VARIETSEM</text:p>
          </table:table-cell>
          <table:table-cell table:style-name="ce3" office:value-type="string" calcext:value-type="string">
            <text:p>4.15 - Choix de la variété semée pour résistance ou tolérance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, IMPL16</text:p>
          </table:table-cell>
          <table:table-cell table:style-name="Default"/>
          <table:table-cell table:style-name="ce3" office:value-type="string" calcext:value-type="string">
            <text:p>aff_SiRésistMaladieS, aff_SiVarieteResist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PARASEM</text:p>
          </table:table-cell>
          <table:table-cell table:style-name="ce3" office:value-type="string" calcext:value-type="string">
            <text:p>4.15.1 - Résistance ou tolérance aux maladie(s)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COLLSEM</text:p>
          </table:table-cell>
          <table:table-cell table:style-name="ce3" office:value-type="string" calcext:value-type="string">
            <text:p>4.15.1 - Résistance ou tolérance aux maladie (s) du collet, pivo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SYRASEM</text:p>
          </table:table-cell>
          <table:table-cell table:style-name="ce3" office:value-type="string" calcext:value-type="string">
            <text:p>4.15.1 - Résistance ou tolérance aux maladie(s) du système racin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BACTSEM</text:p>
          </table:table-cell>
          <table:table-cell table:style-name="ce3" office:value-type="string" calcext:value-type="string">
            <text:p>4.15.1 - Résistance ou tolérance aux bactérie(s), ou maladie bactérienne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VIRUSEM</text:p>
          </table:table-cell>
          <table:table-cell table:style-name="ce3" office:value-type="string" calcext:value-type="string">
            <text:p>4.15.1 - Résistance ou tolérance aux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NEMASEM</text:p>
          </table:table-cell>
          <table:table-cell table:style-name="ce3" office:value-type="string" calcext:value-type="string">
            <text:p>4.15.1 - Résistance ou tolérance aux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SEMCOSEM</text:p>
          </table:table-cell>
          <table:table-cell table:style-name="ce3" office:value-type="string" calcext:value-type="string">
            <text:p>4.15.2 - Résistance ou tolérance précisément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ResistSem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LTERNARSEM</text:p>
          </table:table-cell>
          <table:table-cell table:style-name="ce3" office:value-type="string" calcext:value-type="string">
            <text:p>4.15.2 - Résistance ou tolérance à l'altern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NTHRACSEM</text:p>
          </table:table-cell>
          <table:table-cell table:style-name="ce3" office:value-type="string" calcext:value-type="string">
            <text:p>4.15.2 - Résistance ou tolérance à l'anthracn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LDIOUSEM</text:p>
          </table:table-cell>
          <table:table-cell table:style-name="ce3" office:value-type="string" calcext:value-type="string">
            <text:p>4.15.2 - Résistance ou tolérance au mildiou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OIDIUMSEM</text:p>
          </table:table-cell>
          <table:table-cell table:style-name="ce3" office:value-type="string" calcext:value-type="string">
            <text:p>4.15.2 - Résistance ou tolérance à l'oïd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BOTRYTISSEM</text:p>
          </table:table-cell>
          <table:table-cell table:style-name="ce3" office:value-type="string" calcext:value-type="string">
            <text:p>4.15.2 - Résistance ou tolérance à la pourriture grise - Botryt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OUILLESEM</text:p>
          </table:table-cell>
          <table:table-cell table:style-name="ce3" office:value-type="string" calcext:value-type="string">
            <text:p>4.15.2 - Résistance ou tolérance à la roui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SEM</text:p>
          </table:table-cell>
          <table:table-cell table:style-name="ce3" office:value-type="string" calcext:value-type="string">
            <text:p>4.15.2 - Autre champignon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PARS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SEMLIB</text:p>
          </table:table-cell>
          <table:table-cell table:style-name="ce3" office:value-type="string" calcext:value-type="string">
            <text:p>4.15.2 - Autre champignon des parties aérien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USARIOSESEM</text:p>
          </table:table-cell>
          <table:table-cell table:style-name="ce3" office:value-type="string" calcext:value-type="string">
            <text:p>4.15.2 - Résistance ou tolérance à la fus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YTHIUMSEM</text:p>
          </table:table-cell>
          <table:table-cell table:style-name="ce3" office:value-type="string" calcext:value-type="string">
            <text:p>4.15.2 - Résistance ou tolérance à la fonte des semis pyth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HYTOPHSEM</text:p>
          </table:table-cell>
          <table:table-cell table:style-name="ce3" office:value-type="string" calcext:value-type="string">
            <text:p>4.15.2 - Résistance ou tolérance aux phytophtor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HIZOCTSEM</text:p>
          </table:table-cell>
          <table:table-cell table:style-name="ce3" office:value-type="string" calcext:value-type="string">
            <text:p>4.15.2 - Résistance ou tolérance au rhizoct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CLEROTSEM</text:p>
          </table:table-cell>
          <table:table-cell table:style-name="ce3" office:value-type="string" calcext:value-type="string">
            <text:p>4.15.2 - Résistance ou tolérance au sclerotini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SEM</text:p>
          </table:table-cell>
          <table:table-cell table:style-name="ce3" office:value-type="string" calcext:value-type="string">
            <text:p>4.15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CHAMSOLSEM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SEMLIB</text:p>
          </table:table-cell>
          <table:table-cell table:style-name="ce3" office:value-type="string" calcext:value-type="string">
            <text:p>4.15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RODPLAN</text:p>
          </table:table-cell>
          <table:table-cell table:style-name="ce3" office:value-type="string" calcext:value-type="string">
            <text:p>4.21.1 - Production ou achat :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Auto-produits</text:p>
            <text:p>2:Achetés (coopérative, grossiste,...)</text:p>
            <text:p>3:Achetés directement à des producteurs de plants</text:p>
            <text:p>4:Achat sur internet</text:p>
            <text:p>5:Produits par un autre agriculteur</text:p>
            <text:p>6:Mélange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OTTPLAN</text:p>
          </table:table-cell>
          <table:table-cell table:style-name="ce3" office:value-type="string" calcext:value-type="string">
            <text:p>4.21.2 - Mo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NMPLAN</text:p>
          </table:table-cell>
          <table:table-cell table:style-name="ce3" office:value-type="string" calcext:value-type="string">
            <text:p>4.21.2 - Mini-mo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RRAPLAN</text:p>
          </table:table-cell>
          <table:table-cell table:style-name="ce3" office:value-type="string" calcext:value-type="string">
            <text:p>4.21.2 - Arrach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LAINEPLAN</text:p>
          </table:table-cell>
          <table:table-cell table:style-name="ce3" office:value-type="string" calcext:value-type="string">
            <text:p>4.21.2 - Cube de laine de roch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, IMPL1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ACPLAN</text:p>
          </table:table-cell>
          <table:table-cell table:style-name="ce3" office:value-type="string" calcext:value-type="string">
            <text:p>4.21.2 - CAC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ERTIPLAN</text:p>
          </table:table-cell>
          <table:table-cell table:style-name="ce3" office:value-type="string" calcext:value-type="string">
            <text:p>4.21.2 - Certifié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RAIPLAN</text:p>
          </table:table-cell>
          <table:table-cell table:style-name="ce3" office:value-type="string" calcext:value-type="string">
            <text:p>4.21.2 - Fra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RIGPLAN</text:p>
          </table:table-cell>
          <table:table-cell table:style-name="ce3" office:value-type="string" calcext:value-type="string">
            <text:p>4.21.2 - Frigo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YPLAN</text:p>
          </table:table-cell>
          <table:table-cell table:style-name="ce3" office:value-type="string" calcext:value-type="string">
            <text:p>4.21.2 - Traypla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NTPLAN</text:p>
          </table:table-cell>
          <table:table-cell table:style-name="ce3" office:value-type="string" calcext:value-type="string">
            <text:p>4.21.2 - Minitray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WBPLAN</text:p>
          </table:table-cell>
          <table:table-cell table:style-name="ce3" office:value-type="string" calcext:value-type="string">
            <text:p>4.21.2 - WB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PLAN</text:p>
          </table:table-cell>
          <table:table-cell table:style-name="ce3" office:value-type="string" calcext:value-type="string">
            <text:p>4.21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/>
          <table:table-cell table:style-name="ce3" office:value-type="string" calcext:value-type="string">
            <text:p>AFF_SIAUTR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PLANLIB</text:p>
          </table:table-cell>
          <table:table-cell table:style-name="ce3" office:value-type="string" calcext:value-type="string">
            <text:p>4.21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BVARIETPLAN</text:p>
          </table:table-cell>
          <table:table-cell table:style-name="ce3" office:value-type="string" calcext:value-type="string">
            <text:p>4.22 - Nombre de variétés plantées sur la parcel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2"/>
          <table:table-cell table:style-name="ce3" office:value-type="string" calcext:value-type="string">
            <text:p>val_NbVarie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PLAN</text:p>
          </table:table-cell>
          <table:table-cell table:style-name="ce3" office:value-type="string" calcext:value-type="string">
            <text:p>4.22.1 - Type variétal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301:Brocoli  précoce</text:p>
            <text:p>0302:Brocoli  d'été</text:p>
            <text:p>0303:Brocoli  d'automne</text:p>
            <text:p>0304:Brocoli  d'hiver</text:p>
            <text:p>0305:Fleur blanc précoce</text:p>
            <text:p>0306:Fleur blanc d'été</text:p>
            <text:p>0307:Fleur blanc d'automne</text:p>
            <text:p>0308:Fleur blanc d'hiver</text:p>
            <text:p>0309:Fleur couleur précoce</text:p>
            <text:p>0310:Fleur couleur d'été</text:p>
            <text:p>0311:Fleur couleur d'automne</text:p>
            <text:p>0312:Fleur couleur d'hiver</text:p>
            <text:p>0313:Fleur romanesco précoce</text:p>
            <text:p>0314:Fleur romanesco d'été</text:p>
            <text:p>0315:Fleur romanesco d'automne</text:p>
            <text:p>0316:Fleur romanesco d'hiver</text:p>
            <text:p>0317:Autre à inflorescence (hors chou à choucroute) précoce</text:p>
            <text:p>0318:Autre à inflorescence (hors chou à choucroute) d'été</text:p>
            <text:p>0319:Autre à inflorescence (hors chou à choucroute) d'automne</text:p>
            <text:p>0320:Autre à inflorescence (hors chou à choucroute) d'hiver</text:p>
            <text:p>0401:Cabus pointu </text:p>
            <text:p>0402:Cabus rond </text:p>
            <text:p>0403:Chinois </text:p>
            <text:p>0404:Bruxelles </text:p>
            <text:p>0405:Milan </text:p>
            <text:p>0406:Frisé non pommé </text:p>
            <text:p>0407:Rouge  </text:p>
            <text:p>0408:Feuilles </text:p>
            <text:p>0409:Autre (hors chou à choucroute) </text:p>
            <text:p>0601:non-remontant </text:p>
            <text:p>0602:remontant </text:p>
            <text:p>0603:autre : type Fraise des bois </text:p>
            <text:p>0701:Brodé de longue conservation précoce</text:p>
            <text:p>0702:Brodé de longue conservation saison</text:p>
            <text:p>0703:Brodé de longue conservation arrière-saison</text:p>
            <text:p>0704:Charentais brodé précoce</text:p>
            <text:p>0705:Charentais brodé saison</text:p>
            <text:p>0706:Charentais brodé arrière-saison</text:p>
            <text:p>0707:Charentais écrit précoce</text:p>
            <text:p>0708:Charentais écrit saison</text:p>
            <text:p>0709:Charentais écrit arrière-saison</text:p>
            <text:p>0710:Charentais lisse précoce</text:p>
            <text:p>0711:Charentais lisse saison</text:p>
            <text:p>0712:Charentais lisse arrière-saison</text:p>
            <text:p>0713:Type Galia précoce</text:p>
            <text:p>0714:Type Galia saison</text:p>
            <text:p>0715:Type Galia arrière-saison</text:p>
            <text:p>0716:Type jaune à écorce lisse précoce</text:p>
            <text:p>0717:Type jaune à écorce lisse saison</text:p>
            <text:p>0718:Type jaune à écorce lisse arrière-saison</text:p>
            <text:p>0719:Type jaune à écorce ridée précoce</text:p>
            <text:p>0720:Type jaune à écorce ridée saison</text:p>
            <text:p>0721:Type jaune à écorce ridée arrière-saison</text:p>
            <text:p>0722:Autre précoce</text:p>
            <text:p>0723:Autre arrière-saison</text:p>
            <text:p>0724:Autre ridée arrière-saison</text:p>
            <text:p>0901:Poireau primeur (mai à début août) </text:p>
            <text:p>0902:Poireau  de fin d'été, automne précoce (fin août à octobre)</text:p>
            <text:p>0903:Poireau d' automne tardif (novembre décembre)</text:p>
            <text:p>0904:Poireau de plein  hiver (janvier, février)</text:p>
            <text:p>0905:Poireau d'hiver tardif- début printemps (mars avril)</text:p>
            <text:p>0906:Poireau autre : perpétuel </text:p>
            <text:p>1001:Chicorée à larges feuilles chioggia </text:p>
            <text:p>1002:Chicorée à larges feuilles de vérone </text:p>
            <text:p>1003:Chicorée à larges feuilles pain de sucre </text:p>
            <text:p>1004:Chicorée cornet </text:p>
            <text:p>1005:Chicorée frisée a coeur jaune </text:p>
            <text:p>1006:Chicorée frisée très fine </text:p>
            <text:p>1007:Chicorée frisée wallonne </text:p>
            <text:p>1008:Chicorée scarole </text:p>
            <text:p>1009:Chicorée autre </text:p>
            <text:p>1010:Laitue batavia verte </text:p>
            <text:p>1011:Laitue beurre </text:p>
            <text:p>1012:Laitue feuille de chêne rouge </text:p>
            <text:p>1013:Laitue feuille de chêne verte </text:p>
            <text:p>1014:Laitue iceberg </text:p>
            <text:p>1015:Laitue lollo blonde </text:p>
            <text:p>1016:Laitue lollo rossa </text:p>
            <text:p>1017:Laitue romaine </text:p>
            <text:p>1018:Laitue sucrine rouge </text:p>
            <text:p>1019:Laitue sucrine verte </text:p>
            <text:p>1021:Laitue autre </text:p>
            <text:p>1027:Salade autre hors endive (Chicorée Witloof) </text:p>
            <text:p>1101:Cerise </text:p>
            <text:p>1102:Cocktail </text:p>
            <text:p>1103:Grappe </text:p>
            <text:p>1104:Ovale </text:p>
            <text:p>1105:Ronde </text:p>
            <text:p>1107:Variété anciennes (cœurs de bœuf, andine, noire de crimée …) </text:p>
            <text:p>1106:autre 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ESVARIETAUXPLAN</text:p>
          </table:table-cell>
          <table:table-cell table:style-name="ce3" office:value-type="string" calcext:value-type="string">
            <text:p>4.24.1 - Code Livret type variétal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HYBVARIETPLAN</text:p>
          </table:table-cell>
          <table:table-cell table:style-name="ce3" office:value-type="string" calcext:value-type="string">
            <text:p>4.23 - Variété principale semée ou plantée est elle un hybr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Oui</text:p>
            <text:p>0:Non</text:p>
            <text:p>8: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ONTRAITSPLAN</text:p>
          </table:table-cell>
          <table:table-cell table:style-name="ce3" office:value-type="string" calcext:value-type="string">
            <text:p>4.24.1 - Traitements réalisés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TraitRealis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INS</text:p>
          </table:table-cell>
          <table:table-cell table:style-name="ce3" office:value-type="string" calcext:value-type="string">
            <text:p>4.24.11 - Traitement plants par insecticides (y compris acarici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FON</text:p>
          </table:table-cell>
          <table:table-cell table:style-name="ce3" office:value-type="string" calcext:value-type="string">
            <text:p>4.24.11 - Traitement plants par fong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NEM</text:p>
          </table:table-cell>
          <table:table-cell table:style-name="ce3" office:value-type="string" calcext:value-type="string">
            <text:p>4.24.11 - Traitement plants par némat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LIM</text:p>
          </table:table-cell>
          <table:table-cell table:style-name="ce3" office:value-type="string" calcext:value-type="string">
            <text:p>4.24.11 - Traitement plants par anti-limac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OIS</text:p>
          </table:table-cell>
          <table:table-cell table:style-name="ce3" office:value-type="string" calcext:value-type="string">
            <text:p>4.24.11 - Traitement plants par anti-oiseaux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YCOPLAN</text:p>
          </table:table-cell>
          <table:table-cell table:style-name="ce3" office:value-type="string" calcext:value-type="string">
            <text:p>4.24.11 - Traitement plants mycorhizé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AUT</text:p>
          </table:table-cell>
          <table:table-cell table:style-name="ce3" office:value-type="string" calcext:value-type="string">
            <text:p>4.24.11 - Autre : répulsif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AUTRETRAIT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AUTLIB</text:p>
          </table:table-cell>
          <table:table-cell table:style-name="ce3" office:value-type="string" calcext:value-type="string">
            <text:p>4.24.11 - Autre préci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VARIETPLAN</text:p>
          </table:table-cell>
          <table:table-cell table:style-name="ce3" office:value-type="string" calcext:value-type="string">
            <text:p>4.25 - Variété plantée principale résistance ou tolérance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, IMPL16</text:p>
          </table:table-cell>
          <table:table-cell table:style-name="Default"/>
          <table:table-cell table:style-name="ce3" office:value-type="string" calcext:value-type="string">
            <text:p>aff_SiRésistMaladieP, aff_SiVarieteResist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PARAPLAN</text:p>
          </table:table-cell>
          <table:table-cell table:style-name="ce3" office:value-type="string" calcext:value-type="string">
            <text:p>4.25.1 - Résistance ou tolérance aux maladie(s)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COLLPLAN</text:p>
          </table:table-cell>
          <table:table-cell table:style-name="ce3" office:value-type="string" calcext:value-type="string">
            <text:p>4.25.1 - Résistance ou tolérance aux maladie (s) du collet, pivo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SYRAPLAN</text:p>
          </table:table-cell>
          <table:table-cell table:style-name="ce3" office:value-type="string" calcext:value-type="string">
            <text:p>4.25.1 - Résistance ou tolérance aux maladie(s) du système racin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BACTPLAN</text:p>
          </table:table-cell>
          <table:table-cell table:style-name="ce3" office:value-type="string" calcext:value-type="string">
            <text:p>4.25.1 - Résistance ou tolérance aux bactérie(s), ou maladie bactérienne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VIRUPLAN</text:p>
          </table:table-cell>
          <table:table-cell table:style-name="ce3" office:value-type="string" calcext:value-type="string">
            <text:p>4.25.1 - Résistance ou tolérance aux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NEMAPLAN</text:p>
          </table:table-cell>
          <table:table-cell table:style-name="ce3" office:value-type="string" calcext:value-type="string">
            <text:p>4.25.1 - Résistance ou tolérance aux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SEMCOPLAN</text:p>
          </table:table-cell>
          <table:table-cell table:style-name="ce3" office:value-type="string" calcext:value-type="string">
            <text:p>4.25.2 - Résistance ou tolérance précisément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ResisPlan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LTERNARPLAN</text:p>
          </table:table-cell>
          <table:table-cell table:style-name="ce3" office:value-type="string" calcext:value-type="string">
            <text:p>4.25.2 - Résistance ou tolérance à l'altern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NTHRACPLAN</text:p>
          </table:table-cell>
          <table:table-cell table:style-name="ce3" office:value-type="string" calcext:value-type="string">
            <text:p>4.25.2 <text:s/>- Résistance ou tolérance à l'anthracn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LDIOUPLAN</text:p>
          </table:table-cell>
          <table:table-cell table:style-name="ce3" office:value-type="string" calcext:value-type="string">
            <text:p>4.25.2 - Résistance ou tolérance au mildiou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OIDIUMPLAN</text:p>
          </table:table-cell>
          <table:table-cell table:style-name="ce3" office:value-type="string" calcext:value-type="string">
            <text:p>4.25.2 <text:s/>- Résistance ou tolérance à l'oïd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BOTRYTISPLAN</text:p>
          </table:table-cell>
          <table:table-cell table:style-name="ce3" office:value-type="string" calcext:value-type="string">
            <text:p>4.25.2 <text:s/>- Résistance ou tolérance à la pourriture grise - Botryt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OUILLEPLAN</text:p>
          </table:table-cell>
          <table:table-cell table:style-name="ce3" office:value-type="string" calcext:value-type="string">
            <text:p>4.25.2 <text:s/>- Résistance ou tolérance à la roui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PLAN</text:p>
          </table:table-cell>
          <table:table-cell table:style-name="ce3" office:value-type="string" calcext:value-type="string">
            <text:p>4.25.2 <text:s/>- Autre champignon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PLANLIB</text:p>
          </table:table-cell>
          <table:table-cell table:style-name="ce3" office:value-type="string" calcext:value-type="string">
            <text:p>4.25.2 <text:s/>- Autre champignon des parties aérien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USARIOSEPLAN</text:p>
          </table:table-cell>
          <table:table-cell table:style-name="ce3" office:value-type="string" calcext:value-type="string">
            <text:p>4.25.2 - Résistance ou tolérance à la fus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YTHIUMPLAN</text:p>
          </table:table-cell>
          <table:table-cell table:style-name="ce3" office:value-type="string" calcext:value-type="string">
            <text:p>4.25.2 - Résistance ou tolérance à la fonte des semis pyth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HYTOPHPLAN</text:p>
          </table:table-cell>
          <table:table-cell table:style-name="ce3" office:value-type="string" calcext:value-type="string">
            <text:p>4.25.2 - Résistance ou tolérance aux phytophtor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HIZOCTPLAN</text:p>
          </table:table-cell>
          <table:table-cell table:style-name="ce3" office:value-type="string" calcext:value-type="string">
            <text:p>4.25.2 - Résistance ou tolérance au rhizoct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CLEROTPLAN</text:p>
          </table:table-cell>
          <table:table-cell table:style-name="ce3" office:value-type="string" calcext:value-type="string">
            <text:p>4.25.2 - Résistance ou tolérance au sclerotini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PLAN</text:p>
          </table:table-cell>
          <table:table-cell table:style-name="ce3" office:value-type="string" calcext:value-type="string">
            <text:p>4.25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SOL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PLANLIB</text:p>
          </table:table-cell>
          <table:table-cell table:style-name="ce3" office:value-type="string" calcext:value-type="string">
            <text:p>4.25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GREFPLAN</text:p>
          </table:table-cell>
          <table:table-cell table:style-name="ce3" office:value-type="string" calcext:value-type="string">
            <text:p>4.26 - Type de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Plants non greffés</text:p>
            <text:p>2:Plants greffés</text:p>
            <text:p>3:Plants greffés 2 tête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/>
          <table:table-cell table:style-name="ce3" office:value-type="string" calcext:value-type="string">
            <text:p>AFF_NONGREF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HPARPLANG</text:p>
          </table:table-cell>
          <table:table-cell table:style-name="ce3" office:value-type="string" calcext:value-type="string">
            <text:p>4.26.1 - Champignons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HSOLPLANG</text:p>
          </table:table-cell>
          <table:table-cell table:style-name="ce3" office:value-type="string" calcext:value-type="string">
            <text:p>4.26.1 - Champignons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VIRUSPLANG</text:p>
          </table:table-cell>
          <table:table-cell table:style-name="ce3" office:value-type="string" calcext:value-type="string">
            <text:p>4.26.1 - Résistance :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EMAPLANG</text:p>
          </table:table-cell>
          <table:table-cell table:style-name="ce3" office:value-type="string" calcext:value-type="string">
            <text:p>4.26.1 - Résistance :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VIGUEPLANG</text:p>
          </table:table-cell>
          <table:table-cell table:style-name="ce3" office:value-type="string" calcext:value-type="string">
            <text:p>4.26.1 - Résistance : vigueu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EPLANG</text:p>
          </table:table-cell>
          <table:table-cell table:style-name="ce3" office:value-type="string" calcext:value-type="string">
            <text:p>4.26.1 - Résistance 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/>
          <table:table-cell table:style-name="ce3" office:value-type="string" calcext:value-type="string">
            <text:p>AFF_SIAUTREPLAN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EPLANGLIB</text:p>
          </table:table-cell>
          <table:table-cell table:style-name="ce3" office:value-type="string" calcext:value-type="string">
            <text:p>4.26.1 - Résistance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ESAITPLANG</text:p>
          </table:table-cell>
          <table:table-cell table:style-name="ce3" office:value-type="string" calcext:value-type="string">
            <text:p>4.26.1 - Ne sait pa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GRAINM2</text:p>
          </table:table-cell>
          <table:table-cell table:style-name="ce3" office:value-type="string" calcext:value-type="string">
            <text:p>4.16 - densité en grain/m²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2, IMPL23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LANTM2</text:p>
          </table:table-cell>
          <table:table-cell table:style-name="ce3" office:value-type="string" calcext:value-type="string">
            <text:p>4.27 - densité en plant/m²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4, IMPL2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SEMAUT</text:p>
          </table:table-cell>
          <table:table-cell table:style-name="ce3" office:value-type="string" calcext:value-type="string">
            <text:p>4.12.1 - précision autre type variéta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PLANAUT</text:p>
          </table:table-cell>
          <table:table-cell table:style-name="ce3" office:value-type="string" calcext:value-type="string">
            <text:p>4.22.1 - précision autre type variéta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</text:p>
          </table:table-cell>
          <table:table-cell table:style-name="ce3" office:value-type="string" calcext:value-type="string">
            <text:p>4.24 - traitement des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  <text:p>9: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plantrait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</text:p>
          </table:table-cell>
          <table:table-cell table:style-name="ce3" office:value-type="string" calcext:value-type="string">
            <text:p>4.12 - traitement des semenc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:Non</text:p>
            <text:p>1:Oui</text:p>
            <text:p>9: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ConnaisTraits, AFF_TRAITSEPL</text:p>
          </table:table-cell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FS</text:p>
          </table:table-cell>
          <table:table-cell table:style-name="ce3" office:value-type="string" calcext:value-type="string">
            <text:p>6.11 - Nombre de faux semis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1, RAISPHY2, RAISPHY3, RAISPHY3ter, RAISPHY17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FS</text:p>
          </table:table-cell>
          <table:table-cell table:style-name="ce3" office:value-type="string" calcext:value-type="string">
            <text:p>6.11 - Nombre de faux semis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1, RAISPHY2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XILRSPHY</text:p>
          </table:table-cell>
          <table:table-cell table:style-name="ce3" office:value-type="string" calcext:value-type="string">
            <text:p>6.21 - Attention aux auxiliair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4"/>
          <table:table-cell table:style-name="ce3" office:value-type="string" calcext:value-type="string">
            <text:p>aff_SiMaintienAuxi, aff_SiAuxiliair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SCORSPHY</text:p>
          </table:table-cell>
          <table:table-cell table:style-name="ce3" office:value-type="string" calcext:value-type="string">
            <text:p>6.21.1 - Maintien d’auxiliaires, obs°, comptag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CHOPDRSPHY</text:p>
          </table:table-cell>
          <table:table-cell table:style-name="ce3" office:value-type="string" calcext:value-type="string">
            <text:p>6.21.2 - Maintien d’auxiliaires, choix de produit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3"/>
          <table:table-cell table:style-name="ce3" office:value-type="string" calcext:value-type="string">
            <text:p>aff_SiMaintienAux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SECRSPHY</text:p>
          </table:table-cell>
          <table:table-cell table:style-name="ce3" office:value-type="string" calcext:value-type="string">
            <text:p>6.21.3 - Effets non intentionnels sur les auxiliaires avant application insect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FONGIRSPHY</text:p>
          </table:table-cell>
          <table:table-cell table:style-name="ce3" office:value-type="string" calcext:value-type="string">
            <text:p>6.21.3 - Effets non intentionnels sur les auxiliaires avant application fong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ERSPHY</text:p>
          </table:table-cell>
          <table:table-cell table:style-name="ce3" office:value-type="string" calcext:value-type="string">
            <text:p>6.21.3 - Effets non intentionnels sur les auxiliaires avant application autre traitemen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4"/>
          <table:table-cell table:style-name="ce3" office:value-type="string" calcext:value-type="string">
            <text:p>AFF_SIAUTRE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ERSPHYLIB</text:p>
          </table:table-cell>
          <table:table-cell table:style-name="ce3" office:value-type="string" calcext:value-type="string">
            <text:p>6.21.3 - Effets non intentionnels sur les auxiliaires avant application autre traitemen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MAINRSPHY</text:p>
          </table:table-cell>
          <table:table-cell table:style-name="ce3" office:value-type="string" calcext:value-type="string">
            <text:p>6.31 - Mesure désinfection : main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MATERSPHY</text:p>
          </table:table-cell>
          <table:table-cell table:style-name="ce3" office:value-type="string" calcext:value-type="string">
            <text:p>6.31 - Mesure désinfection : matériel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PEDIRSPHY</text:p>
          </table:table-cell>
          <table:table-cell table:style-name="ce3" office:value-type="string" calcext:value-type="string">
            <text:p>6.31 - Mesure désinfection : pédiluv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SOLPHY</text:p>
          </table:table-cell>
          <table:table-cell table:style-name="ce3" office:value-type="string" calcext:value-type="string">
            <text:p>6.31 - Mesure désinfection,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STRURSPHY</text:p>
          </table:table-cell>
          <table:table-cell table:style-name="ce3" office:value-type="string" calcext:value-type="string">
            <text:p>6.31 - Mesure désinfection : struc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AUTRDSPHY</text:p>
          </table:table-cell>
          <table:table-cell table:style-name="ce3" office:value-type="string" calcext:value-type="string">
            <text:p>6.31 - Mesures désinfection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/>
          <table:table-cell table:style-name="ce3" office:value-type="string" calcext:value-type="string">
            <text:p>AFF_SIDAUTRD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AUTRDSPHYLIB</text:p>
          </table:table-cell>
          <table:table-cell table:style-name="ce3" office:value-type="string" calcext:value-type="string">
            <text:p>6.31 - Mesures désinfection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ESINFSPHY</text:p>
          </table:table-cell>
          <table:table-cell table:style-name="ce3" office:value-type="string" calcext:value-type="string">
            <text:p>6.231 - aucune désinfec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IOFRSPHY</text:p>
          </table:table-cell>
          <table:table-cell table:style-name="ce3" office:value-type="string" calcext:value-type="string">
            <text:p>6.32 - Mesure réduction pression parasitaire : biofumig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ROYRSPHY</text:p>
          </table:table-cell>
          <table:table-cell table:style-name="ce3" office:value-type="string" calcext:value-type="string">
            <text:p>6.32 -Mesure réduction pression parasitaire : broyage brulage résid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9, RAISPHY6, RAISPHY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RULRSPHY</text:p>
          </table:table-cell>
          <table:table-cell table:style-name="ce3" office:value-type="string" calcext:value-type="string">
            <text:p>6.32 -Mesure réduction pression parasitaire : broyage brulage résid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9, RAISPHY6, RAISPHY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CONFRSPHY</text:p>
          </table:table-cell>
          <table:table-cell table:style-name="ce3" office:value-type="string" calcext:value-type="string">
            <text:p>6.32 - Mesure réduction pression parasitaire : confinement des entrées, sa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DESHRSPHY</text:p>
          </table:table-cell>
          <table:table-cell table:style-name="ce3" office:value-type="string" calcext:value-type="string">
            <text:p>6.32 - Mesure réduction pression parasitaire : désherbage abord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CHENLRSPHY</text:p>
          </table:table-cell>
          <table:table-cell table:style-name="ce3" office:value-type="string" calcext:value-type="string">
            <text:p>6.32 - Mesure réduction pression parasitaire : chenilles ou tunnel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TRAVRSPHY</text:p>
          </table:table-cell>
          <table:table-cell table:style-name="ce3" office:value-type="string" calcext:value-type="string">
            <text:p>6.32 - Mesure réduction pression parasitaire : passage outils travail du sol pour désherbe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18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FSOCRSPHY</text:p>
          </table:table-cell>
          <table:table-cell table:style-name="ce3" office:value-type="string" calcext:value-type="string">
            <text:p>6.32 - Mesure réduction pression parasitaire : pose de film sous la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9bis, 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FSUCRSPHY</text:p>
          </table:table-cell>
          <table:table-cell table:style-name="ce3" office:value-type="string" calcext:value-type="string">
            <text:p>6.32 - Mesure réduction pression parasitaire : pose de film sur la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9ter, 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ROTARSPHY</text:p>
          </table:table-cell>
          <table:table-cell table:style-name="ce3" office:value-type="string" calcext:value-type="string">
            <text:p>6.32 - Mesure réduction pression parasitaire: rotation des cultu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8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UTRRSPHY</text:p>
          </table:table-cell>
          <table:table-cell table:style-name="ce3" office:value-type="string" calcext:value-type="string">
            <text:p>6.32 - Mesure réduction pression parasitaire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/>
          <table:table-cell table:style-name="ce3" office:value-type="string" calcext:value-type="string">
            <text:p>AFF_RAUTR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PRPARSPHY</text:p>
          </table:table-cell>
          <table:table-cell table:style-name="ce3" office:value-type="string" calcext:value-type="string">
            <text:p>6.32 - aucune mesure réduction pression parasit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UTRRSPHYLIB</text:p>
          </table:table-cell>
          <table:table-cell table:style-name="ce3" office:value-type="string" calcext:value-type="string">
            <text:p>6.32 - Mesure réduction pression parasitaire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MENRSPHY</text:p>
          </table:table-cell>
          <table:table-cell table:style-name="ce3" office:value-type="string" calcext:value-type="string">
            <text:p>6.33 - Maîtrise et/ou connaissance de la pression parasitaire <text:s text:c="2"/>: Aménagement d'habita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GMRSPHY</text:p>
          </table:table-cell>
          <table:table-cell table:style-name="ce3" office:value-type="string" calcext:value-type="string">
            <text:p>6.33 - Maîtrise et/ou connaissance de la pression parasitaire : augmentorium (DOM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BADIRSPHY</text:p>
          </table:table-cell>
          <table:table-cell table:style-name="ce3" office:value-type="string" calcext:value-type="string">
            <text:p>6.33 - Maîtrise et/ou connaissance de la pression parasitaire : badigeonnage plai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RETRRSPHY</text:p>
          </table:table-cell>
          <table:table-cell table:style-name="ce3" office:value-type="string" calcext:value-type="string">
            <text:p>6.33 - Maîtrise et/ou connaissance de la pression parasitaire : Retrait (feuilles ou fruits mala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MALERSPHY</text:p>
          </table:table-cell>
          <table:table-cell table:style-name="ce3" office:value-type="string" calcext:value-type="string">
            <text:p>6.33 - Maîtrise et/ou connaissance de la pression parasitaire <text:s/>: lâcher males stéril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COMPRSPHY</text:p>
          </table:table-cell>
          <table:table-cell table:style-name="ce3" office:value-type="string" calcext:value-type="string">
            <text:p>6.33 - Maîtrise / connaissance de la pression parasitaire : Comptages /observations des auxili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LAMPRSPHY</text:p>
          </table:table-cell>
          <table:table-cell table:style-name="ce3" office:value-type="string" calcext:value-type="string">
            <text:p>6.33 - Maîtrise et/ou connaissance de la pression parasitaire <text:s/>: Lampes UV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PHERORSPHY</text:p>
          </table:table-cell>
          <table:table-cell table:style-name="ce3" office:value-type="string" calcext:value-type="string">
            <text:p>6.33 - Maîtrise et/ou connaissance de la pression parasitaire <text:s/>: Pose de pièges à phérom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PIEGRSPHY</text:p>
          </table:table-cell>
          <table:table-cell table:style-name="ce3" office:value-type="string" calcext:value-type="string">
            <text:p>6.33 - Maîtrise et/ou connaissance de la pression parasitaire <text:s/>: Pose de pièges physiqu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SUIVRSPHY</text:p>
          </table:table-cell>
          <table:table-cell table:style-name="ce3" office:value-type="string" calcext:value-type="string">
            <text:p>6.33 - Maîtrise et/ou connaissance de la pression parasitaire <text:s/>: suivis parcellaires et paras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TRRSPHY</text:p>
          </table:table-cell>
          <table:table-cell table:style-name="ce3" office:value-type="string" calcext:value-type="string">
            <text:p>6.33 - Maîtrise et/ou connaissance de la pression parasitaire <text:s/>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/>
          <table:table-cell table:style-name="ce3" office:value-type="string" calcext:value-type="string">
            <text:p>AFF_MAUTR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TRRSPHYLIB</text:p>
          </table:table-cell>
          <table:table-cell table:style-name="ce3" office:value-type="string" calcext:value-type="string">
            <text:p>6.33 - Maîtrise et/ou connaissance de la pression parasitaire <text:s/>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CONNSPHY</text:p>
          </table:table-cell>
          <table:table-cell table:style-name="ce3" office:value-type="string" calcext:value-type="string">
            <text:p>6.33 - aucune mesure de maitrise ou de connaisance de la pression parasitaire ou des auxili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HABIRAIST</text:p>
          </table:table-cell>
          <table:table-cell table:style-name="ce3" office:value-type="string" calcext:value-type="string">
            <text:p>6.41 - Déclenchement intervention phytosanitaire : assez systématique et habitu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STADRAIST</text:p>
          </table:table-cell>
          <table:table-cell table:style-name="ce3" office:value-type="string" calcext:value-type="string">
            <text:p>6.41 - <text:s/>Déclenchement intervention phytosanitaire : stade clés sensibilité plante et/ou pous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SVRAIST</text:p>
          </table:table-cell>
          <table:table-cell table:style-name="ce3" office:value-type="string" calcext:value-type="string">
            <text:p>6.41 - <text:s/>Déclenchement intervention phytosanitaire : observations sur parcelle en cours de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HISTRAIST</text:p>
          </table:table-cell>
          <table:table-cell table:style-name="ce3" office:value-type="string" calcext:value-type="string">
            <text:p>6.41 - <text:s/>Déclenchement intervention phytosanitaire : connaissance historique de la <text:s/>parc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PMRAIST</text:p>
          </table:table-cell>
          <table:table-cell table:style-name="ce3" office:value-type="string" calcext:value-type="string">
            <text:p>6.41 - <text:s/>Déclenchement intervention phytosanitaire : observation ou relevé mété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TYPRRAIST</text:p>
          </table:table-cell>
          <table:table-cell table:style-name="ce3" office:value-type="string" calcext:value-type="string">
            <text:p>6.41 - Déclenchement intervention phytosanitaire : selon type de produi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BSVERAISI</text:p>
          </table:table-cell>
          <table:table-cell table:style-name="ce3" office:value-type="string" calcext:value-type="string">
            <text:p>6.41 - Déclenchement intervention phytosanitaire : bulletins de santé du végéta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CFOURAISI</text:p>
          </table:table-cell>
          <table:table-cell table:style-name="ce3" office:value-type="string" calcext:value-type="string">
            <text:p>6.41 - <text:s/>Déclenchement intervention phytosanitaire : conseils des fournisseurs <text:s/>(Hors OP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OPSRAISI</text:p>
          </table:table-cell>
          <table:table-cell table:style-name="ce3" office:value-type="string" calcext:value-type="string">
            <text:p>6.41 - <text:s/>Déclenchement intervention phytosanitaire : conseils OP ou synd de producteur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ILORAISI</text:p>
          </table:table-cell>
          <table:table-cell table:style-name="ce3" office:value-type="string" calcext:value-type="string">
            <text:p>6.41 - <text:s/>Déclenchement intervention phytosanitaire : outils de pilotage (informatique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ORGRAISI</text:p>
          </table:table-cell>
          <table:table-cell table:style-name="ce3" office:value-type="string" calcext:value-type="string">
            <text:p>6.41 - <text:s/>Déclenchement intervention phytosanitaire : recommandation organisme hors vente <text:s/>(Hors OP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GRIRAISI</text:p>
          </table:table-cell>
          <table:table-cell table:style-name="ce3" office:value-type="string" calcext:value-type="string">
            <text:p>6.41 - <text:s/>Déclenchement intervention phytosanitaire : conseils d'autre agriculteu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RAISIT</text:p>
          </table:table-cell>
          <table:table-cell table:style-name="ce3" office:value-type="string" calcext:value-type="string">
            <text:p>6.41 - <text:s/>Déclenchement intervention phytosanitaire : autre(s) information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, AFF_AUTRRAIS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RAISITLIB</text:p>
          </table:table-cell>
          <table:table-cell table:style-name="ce3" office:value-type="string" calcext:value-type="string">
            <text:p>6.41 - <text:s/>Déclenchement intervention phytosanitaire : autre(s) information(s)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ISP</text:p>
          </table:table-cell>
          <table:table-cell table:style-name="ce3" office:value-type="string" calcext:value-type="string">
            <text:p>6.41.1 - Raison prioritaire du déclencement de l'interven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:systématique et habituelle</text:p>
            <text:p>2:stades clés de sensibilité</text:p>
            <text:p>3:observations sur la parcelle</text:p>
            <text:p>4:connaissances historiques de la parcelle</text:p>
            <text:p>5:relevés et prévisions météo</text:p>
            <text:p>6:type de produits</text:p>
            <text:p>7:bulletin de santé du végétal</text:p>
            <text:p>8:conseils des fourniseurs (hors OP)</text:p>
            <text:p>9:conseils de l'OP ou du syndicat</text:p>
            <text:p>10:outils de pilotage</text:p>
            <text:p>11:recommandations d'organismes indépendants de la vente (hors OP)</text:p>
            <text:p>12:conseils d'autres agriculteurs</text:p>
            <text:p>13:préconisation de l'acheteur de la récolte </text:p>
            <text:p>14:autre</text:p>
          </table:table-cell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ECOP</text:p>
          </table:table-cell>
          <table:table-cell table:style-name="ce3" office:value-type="string" calcext:value-type="string">
            <text:p>6.42 - connaissance du portail écophytoPIC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L</text:p>
          </table:table-cell>
          <table:table-cell table:style-name="ce3" office:value-type="string" calcext:value-type="string">
            <text:p>6.11 - Nombre de labour, bêch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, RAISPHY16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DEPH</text:p>
          </table:table-cell>
          <table:table-cell table:style-name="ce3" office:value-type="string" calcext:value-type="string">
            <text:p>6.43 - Réseau des fermes DEPHY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3"/>
          <table:table-cell table:style-name="ce3" office:value-type="string" calcext:value-type="string">
            <text:p>aff_SiDe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DEMO</text:p>
          </table:table-cell>
          <table:table-cell table:style-name="ce3" office:value-type="string" calcext:value-type="string">
            <text:p>6.43.1 - Participat° à des démonstrat° fermes du réseau DEPHY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L</text:p>
          </table:table-cell>
          <table:table-cell table:style-name="ce3" office:value-type="string" calcext:value-type="string">
            <text:p>6.11 - Nombre de labour, bêchage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SD</text:p>
          </table:table-cell>
          <table:table-cell table:style-name="ce3" office:value-type="string" calcext:value-type="string">
            <text:p>6.11 - Nombre de semis direct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, RAISPHY16, RAISPHY17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SD</text:p>
          </table:table-cell>
          <table:table-cell table:style-name="ce3" office:value-type="string" calcext:value-type="string">
            <text:p>6.11 - Nombre de semis direct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A</text:p>
          </table:table-cell>
          <table:table-cell table:style-name="ce3" office:value-type="string" calcext:value-type="string">
            <text:p>6.11 - Nombre de désherbage méca avant ou à l'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18, RAISPHY3ter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A</text:p>
          </table:table-cell>
          <table:table-cell table:style-name="ce3" office:value-type="string" calcext:value-type="string">
            <text:p>6.11 - Nombre de désherb. méca avant l'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P</text:p>
          </table:table-cell>
          <table:table-cell table:style-name="ce3" office:value-type="string" calcext:value-type="string">
            <text:p>6.11 - Nombre de désherbage méca après 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18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P</text:p>
          </table:table-cell>
          <table:table-cell table:style-name="ce3" office:value-type="string" calcext:value-type="string">
            <text:p>6.11 - Nombre de désherbages méca après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A</text:p>
          </table:table-cell>
          <table:table-cell table:style-name="ce3" office:value-type="string" calcext:value-type="string">
            <text:p>6.11 - Nombre de désherbage thermique avant ou à l'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A</text:p>
          </table:table-cell>
          <table:table-cell table:style-name="ce3" office:value-type="string" calcext:value-type="string">
            <text:p>6.11 - Nombre de désherb. therm. avant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P</text:p>
          </table:table-cell>
          <table:table-cell table:style-name="ce3" office:value-type="string" calcext:value-type="string">
            <text:p>6.11 - Nombre de désherbage thermique après 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P</text:p>
          </table:table-cell>
          <table:table-cell table:style-name="ce3" office:value-type="string" calcext:value-type="string">
            <text:p>6.11 - Nombre de désherbage therm après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</text:p>
          </table:table-cell>
          <table:table-cell table:style-name="ce3" office:value-type="string" calcext:value-type="string">
            <text:p>6.11 - Nombre de défanage therm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</text:p>
          </table:table-cell>
          <table:table-cell table:style-name="ce3" office:value-type="string" calcext:value-type="string">
            <text:p>6.11 - Nombre de défanage thermique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</text:p>
          </table:table-cell>
          <table:table-cell table:style-name="ce3" office:value-type="string" calcext:value-type="string">
            <text:p>6.11 - Nombre de défanage mécan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</text:p>
          </table:table-cell>
          <table:table-cell table:style-name="ce3" office:value-type="string" calcext:value-type="string">
            <text:p>6.11 - Nombre de défanage mécan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ZEROINT</text:p>
          </table:table-cell>
          <table:table-cell table:style-name="ce3" office:value-type="string" calcext:value-type="string">
            <text:p>6.1 - aucune interven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CHERAISI</text:p>
          </table:table-cell>
          <table:table-cell table:style-name="ce3" office:value-type="string" calcext:value-type="string">
            <text:p>6.41 - <text:s/>Déclenchement intervention phytosanitaire : préconisation de l'acheteur de la récol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PPHYTO</text:p>
          </table:table-cell>
          <table:table-cell table:style-name="ce3" office:value-type="string" calcext:value-type="string">
            <text:p>7.1 - Au moins un traitement phyto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3, PHYTO2, PHYTO5, PHYTO7, PHYTO13, PHYTO10</text:p>
          </table:table-cell>
          <table:table-cell table:style-name="ce3" office:value-type="string" calcext:value-type="string">
            <text:p>val_InitPhyto, val_PhytoNombre, val_saisieope</text:p>
          </table:table-cell>
          <table:table-cell table:style-name="ce3" office:value-type="string" calcext:value-type="string">
            <text:p>AFF_ZEROTRAIT, aff_SiTraitPhyto, AFF_N_APPHYTO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TRAITOBLI</text:p>
          </table:table-cell>
          <table:table-cell table:style-name="ce3" office:value-type="string" calcext:value-type="string">
            <text:p>7.11 - Traitements obligatoir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ce3" office:value-type="string" calcext:value-type="string">
            <text:p>AFF_TRAITOBL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INSTRAITOB</text:p>
          </table:table-cell>
          <table:table-cell table:style-name="ce3" office:value-type="string" calcext:value-type="string">
            <text:p>7.11 - Traitements obligatoires insecticides - acar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FONTRAITOB</text:p>
          </table:table-cell>
          <table:table-cell table:style-name="ce3" office:value-type="string" calcext:value-type="string">
            <text:p>7.11 - Traitements obligatoires fong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HERTRAITOB</text:p>
          </table:table-cell>
          <table:table-cell table:style-name="ce3" office:value-type="string" calcext:value-type="string">
            <text:p>7.11 - Traitements obligatoires Herb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NEMTRAITOB</text:p>
          </table:table-cell>
          <table:table-cell table:style-name="ce3" office:value-type="string" calcext:value-type="string">
            <text:p>7.11 - Traitements obligatoires Némato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UTTRAITOB</text:p>
          </table:table-cell>
          <table:table-cell table:style-name="ce3" office:value-type="string" calcext:value-type="string">
            <text:p>7.11 - Traitements obligatoires aut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ce3" office:value-type="string" calcext:value-type="string">
            <text:p>AFF_SIAUTRETRAITOB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UTTRAITOBLIB</text:p>
          </table:table-cell>
          <table:table-cell table:style-name="ce3" office:value-type="string" calcext:value-type="string">
            <text:p>7.11 - Traitements obligatoires autr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 table:number-columns-repeated="2"/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REFUS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GEST</text:p>
          </table:table-cell>
          <table:table-cell table:style-name="ce3" office:value-type="string" calcext:value-type="string">
            <text:p>Commentaire Enque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GEST</text:p>
          </table:table-cell>
          <table:table-cell table:style-name="Default"/>
          <table:table-cell table:style-name="ce3" office:value-type="string" calcext:value-type="string">
            <text:p>GEST7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IDENT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GEN</text:p>
          </table:table-cell>
          <table:table-cell table:style-name="ce3" office:value-type="string" calcext:value-type="string">
            <text:p>Commentaire onglet GE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GEN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REC</text:p>
          </table:table-cell>
          <table:table-cell table:style-name="ce3" office:value-type="string" calcext:value-type="string">
            <text:p>commentaire onglet PREC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HERCD</text:p>
          </table:table-cell>
          <table:table-cell table:style-name="ce3" office:value-type="string" calcext:value-type="string">
            <text:p>Commentaire onglet thermi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THERCD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IMPL</text:p>
          </table:table-cell>
          <table:table-cell table:style-name="ce3" office:value-type="string" calcext:value-type="string">
            <text:p>Commentaire onglet IMPL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IMP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FUM</text:p>
          </table:table-cell>
          <table:table-cell table:style-name="ce3" office:value-type="string" calcext:value-type="string">
            <text:p>commentaire onglet FUM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RAISPHY</text:p>
          </table:table-cell>
          <table:table-cell table:style-name="ce3" office:value-type="string" calcext:value-type="string">
            <text:p>Commentaires de l'écran RAISPHY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NCAT_COMMENT_PHYTO</text:p>
          </table:table-cell>
          <table:table-cell table:style-name="ce3" office:value-type="string" calcext:value-type="string">
            <text:p>commentaire de l'écran interventions phytosanitaire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NCAT_COMMENT, 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HYTO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PHYTO</text:p>
          </table:table-cell>
          <table:table-cell table:style-name="Default"/>
          <table:table-cell table:style-name="ce3" office:value-type="string" calcext:value-type="string">
            <text:p>PHYTO2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ENQ</text:p>
          </table:table-cell>
          <table:table-cell table:style-name="ce3" office:value-type="string" calcext:value-type="string">
            <text:p>commentaire sur écran fin enque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FINQUEST, SUIVICOLL</text:p>
          </table:table-cell>
          <table:table-cell table:style-name="Default"/>
          <table:table-cell table:style-name="ce3" office:value-type="string" calcext:value-type="string">
            <text:p>FIN1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SRISE</text:p>
          </table:table-cell>
          <table:table-cell table:style-name="ce3" office:value-type="string" calcext:value-type="string">
            <text:p>commentaire SRIS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CENTRAL</text:p>
          </table:table-cell>
          <table:table-cell table:style-name="ce3" office:value-type="string" calcext:value-type="string">
            <text:p>commentaire centrale 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NONACCEPT</text:p>
          </table:table-cell>
          <table:table-cell table:style-name="ce3" office:value-type="string" calcext:value-type="string">
            <text:p>commentaire centrale 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number-columns-repeated="2" table:style-name="ce3" office:value-type="string" calcext:value-type="string">
            <text:p>COMMEN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3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ULVE</text:p>
          </table:table-cell>
          <table:table-cell table:style-name="ce3" office:value-type="string" calcext:value-type="string">
            <text:p>commentaire sur écran Pulvéris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PULV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HERB</text:p>
          </table:table-cell>
          <table:table-cell table:style-name="Default" office:value-type="string" calcext:value-type="string">
            <text:p>IFT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</text:p>
          </table:table-cell>
          <table:table-cell table:style-name="Default" office:value-type="string" calcext:value-type="string">
            <text:p>IFT Fong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FONG = IFTFONGBIO + IFTFONG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</text:p>
          </table:table-cell>
          <table:table-cell table:style-name="Default" office:value-type="string" calcext:value-type="string">
            <text:p>IFT Insect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INS = IFTINSBIO + IFTINS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</text:p>
          </table:table-cell>
          <table:table-cell table:style-name="Default" office:value-type="string" calcext:value-type="string">
            <text:p>IFT Autr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AUT = IFTAUTBIO + IFTAUT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SEM</text:p>
          </table:table-cell>
          <table:table-cell table:style-name="Default" office:value-type="string" calcext:value-type="string">
            <text:p>IFT traitement de semenc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BIO</text:p>
          </table:table-cell>
          <table:table-cell table:style-name="Default" office:value-type="string" calcext:value-type="string">
            <text:p>IFT Fongicid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BIO</text:p>
          </table:table-cell>
          <table:table-cell table:style-name="Default" office:value-type="string" calcext:value-type="string">
            <text:p>IFT Insecticid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BIO</text:p>
          </table:table-cell>
          <table:table-cell table:style-name="Default" office:value-type="string" calcext:value-type="string">
            <text:p>IFT Autr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NBIO</text:p>
          </table:table-cell>
          <table:table-cell table:style-name="Default" office:value-type="string" calcext:value-type="string">
            <text:p>IFT Fongicid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NBIO</text:p>
          </table:table-cell>
          <table:table-cell table:style-name="Default" office:value-type="string" calcext:value-type="string">
            <text:p>IFT Insecticid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NBIO</text:p>
          </table:table-cell>
          <table:table-cell table:style-name="Default" office:value-type="string" calcext:value-type="string">
            <text:p>IFT Autr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</text:p>
          </table:table-cell>
          <table:table-cell table:style-name="Default" office:value-type="string" calcext:value-type="string">
            <text:p>IFT total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 = IFTHERB + IFTFONG + IFTINS + IFTAUT + IFTSEM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BIO</text:p>
          </table:table-cell>
          <table:table-cell table:style-name="Default" office:value-type="string" calcext:value-type="string">
            <text:p>IFT total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BIO = IFTFONGBIO + IFTINSBIO + IFTAUTBIO 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NBIO</text:p>
          </table:table-cell>
          <table:table-cell table:style-name="Default" office:value-type="string" calcext:value-type="string">
            <text:p>IFT total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NBIO = IFTTOT – IFTTOT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HORSSEM</text:p>
          </table:table-cell>
          <table:table-cell table:style-name="Default" office:value-type="string" calcext:value-type="string">
            <text:p>IFT total hors traitement de semenc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HORSSEM = IFTTOT – IFTSEM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HORSHERB</text:p>
          </table:table-cell>
          <table:table-cell table:style-name="Default" office:value-type="string" calcext:value-type="string">
            <text:p>IFT total hors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HORSHERB = IFTTOT – IFTHERB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NBIOHORSHERB</text:p>
          </table:table-cell>
          <table:table-cell table:style-name="Default" office:value-type="string" calcext:value-type="string">
            <text:p>IFT total hors biocontrole hors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NBIOHORSHERB = IFTTOTNBIO – IFTHERB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ce7" office:value-type="string" calcext:value-type="string">
            <text:p>INFLUENTE</text:p>
          </table:table-cell>
          <table:table-cell table:style-name="ce7" office:value-type="string" calcext:value-type="string">
            <text:p>Unité INFLUENT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HERB</text:p>
          </table:table-cell>
          <table:table-cell table:style-name="Default" office:value-type="string" calcext:value-type="string">
            <text:p>Nombre de traitements herb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INS</text:p>
          </table:table-cell>
          <table:table-cell table:style-name="Default" office:value-type="string" calcext:value-type="string">
            <text:p>Nombre de traitements insect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FONG</text:p>
          </table:table-cell>
          <table:table-cell table:style-name="Default" office:value-type="string" calcext:value-type="string">
            <text:p>Nombre de traitements fong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UT</text:p>
          </table:table-cell>
          <table:table-cell table:style-name="Default" office:value-type="string" calcext:value-type="string">
            <text:p>Nombre de traitements autr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TOT</text:p>
          </table:table-cell>
          <table:table-cell table:style-name="Default" office:value-type="string" calcext:value-type="string">
            <text:p>Nombre de traitements total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TOT = NB_HERB + NB_INS + NB_FONG + NB_AUT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DJ</text:p>
          </table:table-cell>
          <table:table-cell table:style-name="Default" office:value-type="string" calcext:value-type="string">
            <text:p>Nombre de traitements adjuvant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TOTADJ</text:p>
          </table:table-cell>
          <table:table-cell table:style-name="Default" office:value-type="string" calcext:value-type="string">
            <text:p>Nombre de traitements total y compris adjuvant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TOTADJ = NB_TOT + NB_ADJ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UX</text:p>
          </table:table-cell>
          <table:table-cell table:style-name="Default" office:value-type="string" calcext:value-type="string">
            <text:p>Nombre de lâchers d'auxiliair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PIEG</text:p>
          </table:table-cell>
          <table:table-cell table:style-name="Default" office:value-type="string" calcext:value-type="string">
            <text:p>Nombre de piégeages massif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PREP_BIO</text:p>
          </table:table-cell>
          <table:table-cell table:style-name="Default" office:value-type="string" calcext:value-type="string">
            <text:p>Nombre de préparation biologiqu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LTERN</text:p>
          </table:table-cell>
          <table:table-cell table:style-name="Default" office:value-type="string" calcext:value-type="string">
            <text:p>Nombre de traitements avec une autre métho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ALTERN = NB_AUX + NB_PIEG + NB_PREP_BIO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GESTION (Simple)</text:p>
          </table:table-cell>
          <table:table-cell table:style-name="ce3" office:value-type="string" calcext:value-type="string">
            <text:p>SIRET</text:p>
          </table:table-cell>
          <table:table-cell table:style-name="ce3" office:value-type="string" calcext:value-type="string">
            <text:p>Numéro Siret</text:p>
          </table:table-cell>
          <table:table-cell table:style-name="ce3" office:value-type="string" calcext:value-type="string">
            <text:p>Siret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/>
          <table:table-cell table:style-name="ce3" office:value-type="string" calcext:value-type="string">
            <text:p>IDENT8</text:p>
          </table:table-cell>
          <table:table-cell table:style-name="ce3" office:value-type="string" calcext:value-type="string">
            <text:p>VAL_INIT_REF</text:p>
          </table:table-cell>
          <table:table-cell table:style-name="ce14"/>
          <table:table-cell table:style-name="Default" table:number-columns-repeated="1012"/>
        </table:table-row>
        <table:table-row table:style-name="ro4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AISON_SOCIALE</text:p>
          </table:table-cell>
          <table:table-cell table:style-name="ce3" office:value-type="string" calcext:value-type="string">
            <text:p>Raison sociale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, GEST</text:p>
          </table:table-cell>
          <table:table-cell table:style-name="ce14" table:number-columns-repeated="2"/>
          <table:table-cell table:style-name="ce3" office:value-type="string" calcext:value-type="string">
            <text:p>VAL_INIT_REF, Cval_Ref_RsocDepCom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NOM</text:p>
          </table:table-cell>
          <table:table-cell table:style-name="ce3" office:value-type="string" calcext:value-type="string">
            <text:p>Nom (REF)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, Cval_Ref_RsocDepCom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NOM_J_FILLE</text:p>
          </table:table-cell>
          <table:table-cell table:style-name="ce3" office:value-type="string" calcext:value-type="string">
            <text:p><text:s/>Nom de jeune fille de l'exploitant ( REF)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string" calcext:value-type="string">
            <text:p>EXPLOITANT (Simple)</text:p>
          </table:table-cell>
          <table:table-cell table:style-name="ce3" office:value-type="string" calcext:value-type="string">
            <text:p>REF_PRENOM</text:p>
          </table:table-cell>
          <table:table-cell table:style-name="ce3" office:value-type="string" calcext:value-type="string">
            <text:p>Prénom de l'exploitant (REF)</text:p>
          </table:table-cell>
          <table:table-cell table:style-name="ce3" office:value-type="string" calcext:value-type="string">
            <text:p>PrenomSigl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CODE_POSTAL</text:p>
          </table:table-cell>
          <table:table-cell table:style-name="ce3" office:value-type="string" calcext:value-type="string">
            <text:p>nouveau code postal REF</text:p>
          </table:table-cell>
          <table:table-cell table:style-name="ce3" office:value-type="string" calcext:value-type="string">
            <text:p>CPHexapost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GESTION (Simple)</text:p>
          </table:table-cell>
          <table:table-cell table:style-name="ce3" office:value-type="string" calcext:value-type="string">
            <text:p>NUMBALSA</text:p>
          </table:table-cell>
          <table:table-cell table:style-name="ce3" office:value-type="string" calcext:value-type="string">
            <text:p>Numéro balsa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7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ST</text:p>
          </table:table-cell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ECHANTILLON</text:p>
          </table:table-cell>
          <table:table-cell office:value-type="string" calcext:value-type="string">
            <text:p>PACAGE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cod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7966">
          <table:table-cell table:number-columns-repeated="1024"/>
        </table:table-row>
        <table:table-row table:style-name="ro5" table:number-rows-repeated="1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10930_Phytolegumes2018_TTMT_Phyto_definitive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9" table:default-cell-style-name="ce18"/>
        <table:table-column table:style-name="co4" table:number-columns-repeated="1012" table:default-cell-style-name="ce18"/>
        <table:table-row table:style-name="ro1">
          <table:table-cell table:style-name="ce58" office:value-type="string" calcext:value-type="string">
            <text:p>STRUCTURE</text:p>
          </table:table-cell>
          <table:table-cell table:style-name="ce58" office:value-type="string" calcext:value-type="string">
            <text:p>NOM</text:p>
          </table:table-cell>
          <table:table-cell table:style-name="ce58" office:value-type="string" calcext:value-type="string">
            <text:p>LIBELLE</text:p>
          </table:table-cell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TAILLE</text:p>
          </table:table-cell>
          <table:table-cell table:style-name="ce58" office:value-type="string" calcext:value-type="string">
            <text:p>OBLIGATOIRE</text:p>
          </table:table-cell>
          <table:table-cell table:style-name="ce58" office:value-type="string" calcext:value-type="string">
            <text:p>NOMENCLATURE</text:p>
          </table:table-cell>
          <table:table-cell table:style-name="ce58" office:value-type="string" calcext:value-type="string">
            <text:p>ECRANS</text:p>
          </table:table-cell>
          <table:table-cell table:style-name="ce58" office:value-type="string" calcext:value-type="string">
            <text:p>INITIALISATION</text:p>
          </table:table-cell>
          <table:table-cell table:style-name="ce58" office:value-type="string" calcext:value-type="string">
            <text:p>COHERENCE</text:p>
          </table:table-cell>
          <table:table-cell table:style-name="ce58" office:value-type="string" calcext:value-type="string">
            <text:p>VALORISATION</text:p>
          </table:table-cell>
          <table:table-cell table:style-name="ce58" office:value-type="string" calcext:value-type="string">
            <text:p>AFFICHAGE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NOM_DOSSIER </text:p>
          </table:table-cell>
          <table:table-cell table:style-name="ce17" office:value-type="string" calcext:value-type="string">
            <text:p>Nom du dossier</text:p>
          </table:table-cell>
          <table:table-cell table:style-name="ce17" table:number-columns-repeated="5"/>
          <table:table-cell table:style-name="ce12" office:value-type="string" calcext:value-type="string">
            <text:p><text:s/>REG ; DEP ; PRENQ ; NUMTIRAGE ; ESPECE2017</text:p>
          </table:table-cell>
          <table:table-cell table:style-name="ce17" table:number-columns-repeated="3"/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REG</text:p>
          </table:table-cell>
          <table:table-cell table:style-name="ce17" office:value-type="string" calcext:value-type="string">
            <text:p>Région</text:p>
          </table:table-cell>
          <table:table-cell table:style-name="ce17" office:value-type="string" calcext:value-type="string">
            <text:p>CodeRegion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17" office:value-type="string" calcext:value-type="string">
            <text:p>GEN</text:p>
          </table:table-cell>
          <table:table-cell table:style-name="ce17" office:value-type="string" calcext:value-type="string">
            <text:p>INIT_REG</text:p>
          </table:table-cell>
          <table:table-cell table:style-name="ce17" office:value-type="string" calcext:value-type="string">
            <text:p>GEST6, THERCD7, THERCD5, THERCD4, GEN25, GEN24, GEN26, GEN14, RAISPHY12, FUM1, RAISPHY11, FUM2</text:p>
          </table:table-cell>
          <table:table-cell table:style-name="ce17" office:value-type="string" calcext:value-type="string">
            <text:p>VAL_REG_DOM</text:p>
          </table:table-cell>
          <table:table-cell table:style-name="ce17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office:value-type="string" calcext:value-type="string">
            <text:p>LIB_REG</text:p>
          </table:table-cell>
          <table:table-cell office:value-type="string" calcext:value-type="string">
            <text:p>Nom de l'ancienne région en clair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DEP</text:p>
          </table:table-cell>
          <table:table-cell table:style-name="ce17" office:value-type="string" calcext:value-type="string">
            <text:p>Département</text:p>
          </table:table-cell>
          <table:table-cell table:style-name="ce17" office:value-type="string" calcext:value-type="string">
            <text:p>DepartementMetroDomComCode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17" office:value-type="string" calcext:value-type="string">
            <text:p>GEST</text:p>
          </table:table-cell>
          <table:table-cell table:style-name="ce20" table:number-columns-repeated="1016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office:value-type="string" calcext:value-type="string">
            <text:p>STRATE</text:p>
          </table:table-cell>
          <table:table-cell office:value-type="string" calcext:value-type="string">
            <text:p>STRATE de tirage</text:p>
          </table:table-cell>
          <table:table-cell table:style-name="ce17" table:number-columns-repeated="9"/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table:style-name="ce17" office:value-type="string" calcext:value-type="string">
            <office:annotation draw:style-name="gr1" draw:text-style-name="P2" svg:width="2.899cm" svg:height="0.991cm" svg:x="9.946cm" svg:y="2.602cm" draw:caption-point-x="-0.609cm" draw:caption-point-y="0.53c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17" office:value-type="string" calcext:value-type="string">
            <text:p>Espèce de l'enquête (calculée)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02:Carotte</text:p>
            <text:p>03:Choux fleur, Brocoli à jets et Romanesco </text:p>
            <text:p>04:Autres choux (hors chou à choucroute) </text:p>
            <text:p>05:Tous choux</text:p>
            <text:p>06:Fraise</text:p>
            <text:p>07:Melon</text:p>
            <text:p>09:Poireau</text:p>
            <text:p>10:Salade y compris mâche (hors endive)</text:p>
            <text:p>11:Tomate </text:p>
          </table:table-cell>
          <table:table-cell table:style-name="ce20"/>
          <table:table-cell table:style-name="ce17" office:value-type="string" calcext:value-type="string">
            <text:p>INIT_ESPECEINI</text:p>
          </table:table-cell>
          <table:table-cell table:style-name="ce17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17" office:value-type="string" calcext:value-type="string">
            <text:p>val_EspModCultGen, val_InitIMPL, VAL_ESPECEINI, val_EspModCultImpl, val_EspModCultThercd</text:p>
          </table:table-cell>
          <table:table-cell table:style-name="ce17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LIB_ESPECE</text:p>
          </table:table-cell>
          <table:table-cell office:value-type="string" calcext:value-type="string">
            <text:p>libellé de l'espèce en clair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office:value-type="string" calcext:value-type="string">
            <text:p>COEF1</text:p>
          </table:table-cell>
          <table:table-cell table:style-name="ce17" office:value-type="string" calcext:value-type="string">
            <text:p>Coefficient exploitation calé sur la SAA au niveau régional</text:p>
          </table:table-cell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12.9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20" table:number-columns-repeated="1017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office:value-type="string" calcext:value-type="string">
            <text:p>COEF2</text:p>
          </table:table-cell>
          <table:table-cell table:style-name="ce17" office:value-type="string" calcext:value-type="string">
            <text:p>Coefficient parcellaire calé sur la SAA au niveau régional</text:p>
          </table:table-cell>
          <table:table-cell table:style-name="ce17" table:number-columns-repeated="4"/>
          <table:table-cell table:style-name="ce20" table:number-columns-repeated="1017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table:style-name="ce17" office:value-type="string" calcext:value-type="string">
            <text:p>PLEINTERHORSSOL</text:p>
          </table:table-cell>
          <table:table-cell table:style-name="ce17" office:value-type="string" calcext:value-type="string">
            <text:p>0.31 - Parcelle pleine terre ou hors sol 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1:Pleine Terre</text:p>
            <text:p>2:Hors sol</text:p>
          </table:table-cell>
          <table:table-cell table:style-name="ce17" office:value-type="string" calcext:value-type="string">
            <text:p>GEST</text:p>
          </table:table-cell>
          <table:table-cell table:style-name="ce20"/>
          <table:table-cell table:style-name="ce17" office:value-type="string" calcext:value-type="string">
            <text:p>GEST3, GEST6, GEST4, RAISPHY3bis, RAISPHY9ter, RAISPHY9bis, THERCD3, THERCD2, THERCD1, PHYTOREP6, THERCD7, THERCD5, THERCD4, GEN28bis, RAISPHY7, GEN27, PHYTO9, PREC12bis, FUM49, GEN31, RAISPHY3, FUM52, FUM53, FUM50, FUM51, FUM56, FUM57, FUM54, FUM55, FUM58, IMPL12, IMPL17, PHYTOREP12, PREC12, PREC10, RAISPHY8, RAISPHY9, RAISPHY18, RAISPHY3ter, RAISPHY6, PREC10bis, FUM8, FUM5</text:p>
          </table:table-cell>
          <table:table-cell table:style-name="ce17" office:value-type="string" calcext:value-type="string">
            <text:p>val_InitFUM, val_EspModCultGen, val_InitRaisphy, val_InitPREC, val_InitGEN, RAZ_PTHSPASA, val_EspModCultImpl, val_EspModCultThercd, VAL_CONDUITE, val_InitTHERCD</text:p>
          </table:table-cell>
          <table:table-cell table:style-name="ce17" office:value-type="string" calcext:value-type="string">
            <text:p>AFF_HSSA, aff_SiPleineTerre, aff_SiHSouPTIrr, Aff_SiFraiseAvt1815, aff_SiGENrens, aff_SiHorsSol, AFF_ONGLET, aff_SiPTerPrecultAut, AFF_PTSA</text:p>
          </table:table-cell>
          <table:table-cell table:style-name="ce20" table:number-columns-repeated="1012"/>
        </table:table-row>
        <table:table-row table:style-name="ro1">
          <table:table-cell table:style-name="ce3" office:value-type="string" calcext:value-type="string">
            <text:p>GEN (Répétée)</text:p>
          </table:table-cell>
          <table:table-cell table:style-name="ce3" office:value-type="string" calcext:value-type="string">
            <text:p>ABRISHAUT </text:p>
          </table:table-cell>
          <table:table-cell table:style-name="ce8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 </text:p>
          </table:table-cell>
          <table:table-cell table:style-name="ce3" office:value-type="string" calcext:value-type="string">
            <text:p>Cod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Valorisation : <text:span text:style-name="T3">ABRISHAUT = 1 si (</text:span><text:span text:style-name="T4">PLEINTERHORSSOL = 1 et MODCONCULTAUT = 4,6,7,10) ou (PLEINTERHORSSOL = 2 et TYPCONDU =1,2,3,4) </text:span></text:p>
          </table:table-cell>
          <table:table-cell table:style-name="ce3" office:value-type="string" calcext:value-type="string">
            <text:p>1: Sous abris haut </text:p>
            <text:p>0: Sans abris haut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PHYTO</text:p>
          </table:table-cell>
          <table:table-cell table:style-name="ce8" office:value-type="string" calcext:value-type="string">
            <text:p>numéro d'ordr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9, PHYTOREP3, PHYTO9, PHYTOREP10, PHYTOREP16, PHYTOREP15, PHYTO13</text:p>
          </table:table-cell>
          <table:table-cell table:style-name="ce8" office:value-type="string" calcext:value-type="string">
            <text:p>val_InitPhyto, val_PhytoNombre, VAL_CONCAT_COMMENT, VAL_TRI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PASS</text:p>
          </table:table-cell>
          <table:table-cell table:style-name="ce8" office:value-type="string" calcext:value-type="string">
            <text:p>n° de passage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9, PHYTOREP3, PHYTOREP7, PHYTOREP10, PHYTOREP16, PHYTOREP1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AT</text:p>
          </table:table-cell>
          <table:table-cell table:style-name="ce8" office:value-type="string" calcext:value-type="string">
            <text:p>date de passag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6, PHYTOREP7, PHYTO9, PHYTOREP14, PHYTO12, PHYTO11</text:p>
          </table:table-cell>
          <table:table-cell table:style-name="ce8" office:value-type="string" calcext:value-type="string">
            <text:p>VAL_TRI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INTERV</text:p>
          </table:table-cell>
          <table:table-cell table:style-name="ce8" office:value-type="string" calcext:value-type="string">
            <text:p>Type d'intervention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Passage de produit commercial</text:p>
            <text:p>2:Passage de préparation biologique</text:p>
            <text:p>3:Lâcher d'auxiliaires</text:p>
            <text:p>4:Piégeages massifs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9, PHYTOREP3, PHYTOREP4, PHYTOREP6, PHYTO7, PHYTODOSE4, PHYTODOSE1, PHYTODOSE3, PHYTODOSE2, PHYTOREP12, PHYTOREP13, PHYTOREP10, PHYTOREP16, PHYTOREP17, PHYTOREP15</text:p>
          </table:table-cell>
          <table:table-cell table:style-name="ce8" office:value-type="string" calcext:value-type="string">
            <text:p>val_PhytoNombre, RAZ_PDTCOMM, RAZ_AUXILIAIRE, RAZ_PREPABIOL, RAZ_PIEGE</text:p>
          </table:table-cell>
          <table:table-cell table:style-name="ce8" office:value-type="string" calcext:value-type="string">
            <text:p>AFF_PREPABIOL, AFF_PDTCOMM, AFF_LACHER, AFF_PIEGE, AFF_INTERV, AFF_N_INTERVAUXIL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FANA</text:p>
          </table:table-cell>
          <table:table-cell table:style-name="ce8" office:value-type="string" calcext:value-type="string">
            <text:p>Défanag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ENS</text:p>
          </table:table-cell>
          <table:table-cell table:style-name="ce8" office:value-type="string" calcext:value-type="string">
            <text:p>Adventices - herbicides totaux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GRAM</text:p>
          </table:table-cell>
          <table:table-cell table:style-name="ce8" office:value-type="string" calcext:value-type="string">
            <text:p>Adventices graminées 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DIC1</text:p>
          </table:table-cell>
          <table:table-cell table:style-name="ce8" office:value-type="string" calcext:value-type="string">
            <text:p>Adventices - dicotylédones 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DIC2</text:p>
          </table:table-cell>
          <table:table-cell table:style-name="ce8" office:value-type="string" calcext:value-type="string">
            <text:p>Adventices - dicotylédones bis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VIV</text:p>
          </table:table-cell>
          <table:table-cell table:style-name="ce8" office:value-type="string" calcext:value-type="string">
            <text:p>Adventices - vivac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TERN</text:p>
          </table:table-cell>
          <table:table-cell table:style-name="ce8" office:value-type="string" calcext:value-type="string">
            <text:p>cible Alternariose (Alternaria), taches noir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NTHRA</text:p>
          </table:table-cell>
          <table:table-cell table:style-name="ce8" office:value-type="string" calcext:value-type="string">
            <text:p>Anthracn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BACTER</text:p>
          </table:table-cell>
          <table:table-cell table:style-name="ce8" office:value-type="string" calcext:value-type="string">
            <text:p>cible : nécrose bactérienn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BOTRYT</text:p>
          </table:table-cell>
          <table:table-cell table:style-name="ce8" office:value-type="string" calcext:value-type="string">
            <text:p>cible : botryt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PRAC</text:p>
          </table:table-cell>
          <table:table-cell table:style-name="ce8" office:value-type="string" calcext:value-type="string">
            <text:p>cible dépérissement racinair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FUSARI</text:p>
          </table:table-cell>
          <table:table-cell table:style-name="ce8" office:value-type="string" calcext:value-type="string">
            <text:p>cible fusari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GRAISSE</text:p>
          </table:table-cell>
          <table:table-cell table:style-name="ce8" office:value-type="string" calcext:value-type="string">
            <text:p>cible grais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ILDIO</text:p>
          </table:table-cell>
          <table:table-cell table:style-name="ce8" office:value-type="string" calcext:value-type="string">
            <text:p>cible : mildio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ECMAR</text:p>
          </table:table-cell>
          <table:table-cell table:style-name="ce8" office:value-type="string" calcext:value-type="string">
            <text:p>cible nécrose margina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UILES</text:p>
          </table:table-cell>
          <table:table-cell table:style-name="ce8" office:value-type="string" calcext:value-type="string">
            <text:p>cible nui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OIDIUM</text:p>
          </table:table-cell>
          <table:table-cell table:style-name="ce8" office:value-type="string" calcext:value-type="string">
            <text:p>cible : oidium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HOMA</text:p>
          </table:table-cell>
          <table:table-cell table:style-name="ce8" office:value-type="string" calcext:value-type="string">
            <text:p>cible phom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HYTOP</text:p>
          </table:table-cell>
          <table:table-cell table:style-name="ce8" office:value-type="string" calcext:value-type="string">
            <text:p>cible phytophtor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YTHIU</text:p>
          </table:table-cell>
          <table:table-cell table:style-name="ce8" office:value-type="string" calcext:value-type="string">
            <text:p>cible pythium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BR</text:p>
          </table:table-cell>
          <table:table-cell table:style-name="ce8" office:value-type="string" calcext:value-type="string">
            <text:p>cible rhizoctone bru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PBA</text:p>
          </table:table-cell>
          <table:table-cell table:style-name="ce8" office:value-type="string" calcext:value-type="string">
            <text:p>cible rhizoctone pourriture basa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VB</text:p>
          </table:table-cell>
          <table:table-cell table:style-name="ce8" office:value-type="string" calcext:value-type="string">
            <text:p>cible rhizoctone violet ou ble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OUILL</text:p>
          </table:table-cell>
          <table:table-cell table:style-name="ce8" office:value-type="string" calcext:value-type="string">
            <text:p>cible rouil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SCLERO</text:p>
          </table:table-cell>
          <table:table-cell table:style-name="ce8" office:value-type="string" calcext:value-type="string">
            <text:p>cible sclérotini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MALAD</text:p>
          </table:table-cell>
          <table:table-cell table:style-name="ce8" office:value-type="string" calcext:value-type="string">
            <text:p>cible : autres champignons parasit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EURO</text:p>
          </table:table-cell>
          <table:table-cell table:style-name="ce8" office:value-type="string" calcext:value-type="string">
            <text:p>cible aleurod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TISE</text:p>
          </table:table-cell>
          <table:table-cell table:style-name="ce8" office:value-type="string" calcext:value-type="string">
            <text:p>cible altis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CHENIPT</text:p>
          </table:table-cell>
          <table:table-cell table:style-name="ce8" office:value-type="string" calcext:value-type="string">
            <text:p>cible chenilles pieri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UPONC</text:p>
          </table:table-cell>
          <table:table-cell table:style-name="ce8" office:value-type="string" calcext:value-type="string">
            <text:p>cible duponchelia foveal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CAR</text:p>
          </table:table-cell>
          <table:table-cell table:style-name="ce8" office:value-type="string" calcext:value-type="string">
            <text:p>cible mouche de la carott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MAS</text:p>
          </table:table-cell>
          <table:table-cell table:style-name="ce8" office:value-type="string" calcext:value-type="string">
            <text:p>cible mouche mache et sem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MIN</text:p>
          </table:table-cell>
          <table:table-cell table:style-name="ce8" office:value-type="string" calcext:value-type="string">
            <text:p>cible mouche mineu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OIS</text:p>
          </table:table-cell>
          <table:table-cell table:style-name="ce8" office:value-type="string" calcext:value-type="string">
            <text:p>cible mouche oignon et/ou sem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EMATO</text:p>
          </table:table-cell>
          <table:table-cell table:style-name="ce8" office:value-type="string" calcext:value-type="string">
            <text:p>cible némato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OCTUE</text:p>
          </table:table-cell>
          <table:table-cell table:style-name="ce8" office:value-type="string" calcext:value-type="string">
            <text:p>cible noct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UCERO</text:p>
          </table:table-cell>
          <table:table-cell table:style-name="ce8" office:value-type="string" calcext:value-type="string">
            <text:p>cible puceron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ARSOM</text:p>
          </table:table-cell>
          <table:table-cell table:style-name="ce8" office:value-type="string" calcext:value-type="string">
            <text:p>cible tarsomem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AUPIN</text:p>
          </table:table-cell>
          <table:table-cell table:style-name="ce8" office:value-type="string" calcext:value-type="string">
            <text:p>cible taupi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IGNE</text:p>
          </table:table-cell>
          <table:table-cell table:style-name="ce8" office:value-type="string" calcext:value-type="string">
            <text:p>cible teigne des crucifèr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IPOI</text:p>
          </table:table-cell>
          <table:table-cell table:style-name="ce8" office:value-type="string" calcext:value-type="string">
            <text:p>cible teigne du poirea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NTHREDE</text:p>
          </table:table-cell>
          <table:table-cell table:style-name="ce8" office:value-type="string" calcext:value-type="string">
            <text:p>cible : tenthèd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HRIPS</text:p>
          </table:table-cell>
          <table:table-cell table:style-name="ce8" office:value-type="string" calcext:value-type="string">
            <text:p>cible thrip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UTAOB</text:p>
          </table:table-cell>
          <table:table-cell table:style-name="ce8" office:value-type="string" calcext:value-type="string">
            <text:p>cible tuta absolut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ACA</text:p>
          </table:table-cell>
          <table:table-cell table:style-name="ce8" office:value-type="string" calcext:value-type="string">
            <text:p>cible : acarien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INS</text:p>
          </table:table-cell>
          <table:table-cell table:style-name="ce8" office:value-type="string" calcext:value-type="string">
            <text:p>cible : autres insectes et némato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DJUVA</text:p>
          </table:table-cell>
          <table:table-cell table:style-name="ce8" office:value-type="string" calcext:value-type="string">
            <text:p>cible : adjuvant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TRT</text:p>
          </table:table-cell>
          <table:table-cell table:style-name="ce8" office:value-type="string" calcext:value-type="string">
            <text:p>cibles : autres cibles (corvicides...)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LIMACE</text:p>
          </table:table-cell>
          <table:table-cell table:style-name="ce8" office:value-type="string" calcext:value-type="string">
            <text:p>cible limac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ONGEUR</text:p>
          </table:table-cell>
          <table:table-cell table:style-name="ce8" office:value-type="string" calcext:value-type="string">
            <text:p>cible rongeur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SINSOL</text:p>
          </table:table-cell>
          <table:table-cell table:style-name="ce8" office:value-type="string" calcext:value-type="string">
            <text:p>cible desinfection du sol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6, 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SINP</text:p>
          </table:table-cell>
          <table:table-cell table:style-name="ce8" office:value-type="string" calcext:value-type="string">
            <text:p>cible desinfection des plaies de tail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HORMON</text:p>
          </table:table-cell>
          <table:table-cell table:style-name="ce8" office:value-type="string" calcext:value-type="string">
            <text:p>cible hormon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FERTIL</text:p>
          </table:table-cell>
          <table:table-cell table:style-name="ce8" office:value-type="string" calcext:value-type="string">
            <text:p>cible : fertilisant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PROD</text:p>
          </table:table-cell>
          <table:table-cell table:style-name="ce8" office:value-type="string" calcext:value-type="string">
            <text:p>produit commercial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3, PHYTOCIBLE, PHYTOREP1, PHYTODOSE4, PHYTODOSE1, PHYTODOSE3, PHYTODOSE2, PHYTOREP12, PHYTOREP17</text:p>
          </table:table-cell>
          <table:table-cell table:style-name="ce8" office:value-type="string" calcext:value-type="string">
            <text:p>RAZ_PDTCOMM, val_PhytoMatAct, RAZ_UNITE, VAL_PHYTOUNI</text:p>
          </table:table-cell>
          <table:table-cell table:style-name="ce8" office:value-type="string" calcext:value-type="string">
            <text:p>AFF_AUTREPDT, AFF_SIPRODBIO, aff_SiUnitDifferente, AFF_N_PHYTOPROD, AFF_AMATEUR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LIBAUTR</text:p>
          </table:table-cell>
          <table:table-cell table:style-name="ce8" office:value-type="string" calcext:value-type="string">
            <text:p>libelle des produits non référencées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</text:p>
          </table:table-cell>
          <table:table-cell table:style-name="ce8" office:value-type="string" calcext:value-type="string">
            <text:p>pourcentage de la surface traité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5</text:p>
          </table:table-cell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OS</text:p>
          </table:table-cell>
          <table:table-cell table:style-name="ce8" office:value-type="string" calcext:value-type="string">
            <text:p>dose de produit commercial utilisé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UNI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kg/ha</text:p>
            <text:p>2:l/ha</text:p>
            <text:p>3:kg/hl</text:p>
            <text:p>4:l/hl</text:p>
            <text:p>5:autre</text:p>
            <text:p>9:sans dose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, PHYTODOSE4, PHYTODOSE1, PHYTODOSE3, PHYTODOSE2</text:p>
          </table:table-cell>
          <table:table-cell table:style-name="ce8" office:value-type="string" calcext:value-type="string">
            <text:p>RAZ_PDTCOMM, val_PhytoMatAct, RAZ_UNITE, VAL_PHYTOUNI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TESELECT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kg/ha</text:p>
            <text:p>2:l/ha</text:p>
            <text:p>3:kg/hl</text:p>
            <text:p>4:l/hl</text:p>
            <text:p>5:autre unité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</text:p>
          </table:table-cell>
          <table:table-cell table:style-name="ce8" office:value-type="string" calcext:value-type="string">
            <text:p>val_InitPhyto, RAZ_PDTCOMM</text:p>
          </table:table-cell>
          <table:table-cell table:style-name="ce8" office:value-type="string" calcext:value-type="string">
            <text:p>AFF_UNITEAU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UNITECONFIRMEE</text:p>
          </table:table-cell>
          <table:table-cell table:style-name="ce8" office:value-type="string" calcext:value-type="string">
            <text:p>OuiNo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</text:p>
          </table:table-cell>
          <table:table-cell table:style-name="ce8" office:value-type="string" calcext:value-type="string">
            <text:p>val_InitPhyto, RAZ_PDTCOMM, RAZ_UNITE, VAL_PHYTODOS</text:p>
          </table:table-cell>
          <table:table-cell table:style-name="ce8" office:value-type="string" calcext:value-type="string">
            <text:p>aff_UnitePhyto, aff_SimemeUnite, aff_SiUnitDifferent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BOUIL</text:p>
          </table:table-cell>
          <table:table-cell table:style-name="ce8" office:value-type="string" calcext:value-type="string">
            <text:p>quantité de bouillie utilisée 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9, PHYTOREP1, PHYTOREP13</text:p>
          </table:table-cell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OSCALC</text:p>
          </table:table-cell>
          <table:table-cell table:style-name="ce8" office:value-type="string" calcext:value-type="string">
            <text:p>Dose de produit calculée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DOSE4, PHYTODOSE1, PHYTODOSE3, PHYTODOSE2</text:p>
          </table:table-cell>
          <table:table-cell table:style-name="ce8" office:value-type="string" calcext:value-type="string">
            <text:p>RAZ_PDTCOMM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MPOPDTAUT</text:p>
          </table:table-cell>
          <table:table-cell table:style-name="ce8" office:value-type="string" calcext:value-type="string">
            <text:p>Composition de produit autre</text:p>
          </table:table-cell>
          <table:table-cell table:style-name="ce8" office:value-type="string" calcext:value-type="string">
            <text:p>OuiNo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style-name="ce8" office:value-type="string" calcext:value-type="string">
            <text:p>AFF_COMPO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1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2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3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4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1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2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3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4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1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g/kg</text:p>
            <text:p>2:g/l</text:p>
            <text:p>3:%</text:p>
            <text:p>5: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2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:g/kg</text:p>
            <text:p>2:g/l</text:p>
            <text:p>3:%</text:p>
            <text:p>5: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3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:g/kg</text:p>
            <text:p>2:g/l</text:p>
            <text:p>3:%</text:p>
            <text:p>5: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4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:g/kg</text:p>
            <text:p>2:g/l</text:p>
            <text:p>3:%</text:p>
            <text:p>5: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AMM_int</text:p>
          </table:table-cell>
          <table:table-cell table:style-name="ce8" office:value-type="string" calcext:value-type="string">
            <text:p>code AMM du produit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RAZ_PDTCOMM, val_PhytoMatAc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MACT</text:p>
          </table:table-cell>
          <table:table-cell table:style-name="ce8" office:value-type="string" calcext:value-type="string">
            <text:p>code matière activ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A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B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C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MATACT</text:p>
          </table:table-cell>
          <table:table-cell table:style-name="ce8" office:value-type="string" calcext:value-type="string">
            <text:p>Type de préparation biologiqu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AUT0001:Décoction achetée</text:p>
            <text:p>AUT0002:Décoction auto-produite</text:p>
            <text:p>AUT0003:Purin, extrait fermenté acheté</text:p>
            <text:p>AUT0004:Purin, extrait fermenté auto-produit</text:p>
            <text:p>AUT0005:Infusion achetée</text:p>
            <text:p>AUT0006:Infusion auto-produite</text:p>
            <text:p>AUT0007:Macération achetée</text:p>
            <text:p>AUT0008:Macération auto-produite</text:p>
            <text:p>AUT0009:_Autre préparation biologiqu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style-name="ce8" office:value-type="string" calcext:value-type="string">
            <text:p>AFF_N_PHYTOMATAC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TACTLIBAUTR</text:p>
          </table:table-cell>
          <table:table-cell table:style-name="ce8" office:value-type="string" calcext:value-type="string">
            <text:p>Précision du type de préparation biologique si aut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ESPPREPABIOL</text:p>
          </table:table-cell>
          <table:table-cell table:style-name="ce8" office:value-type="string" calcext:value-type="string">
            <text:p>Espèces végétale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Absinthe</text:p>
            <text:p>2:Achillée</text:p>
            <text:p>3:Ail</text:p>
            <text:p>4:Bardane</text:p>
            <text:p>5:Camomille vraie</text:p>
            <text:p>6:Capucine</text:p>
            <text:p>7:Consoude</text:p>
            <text:p>8:Euphorbe épurge</text:p>
            <text:p>9:Fougère aigle</text:p>
            <text:p>10:Fougère mâle</text:p>
            <text:p>11:Lavande</text:p>
            <text:p>12:Lierre</text:p>
            <text:p>13:Mélisse</text:p>
            <text:p>14:Menthe</text:p>
            <text:p>15:Ortie</text:p>
            <text:p>16:Pissenlit</text:p>
            <text:p>17:Prêle</text:p>
            <text:p>18:Pyrèthre</text:p>
            <text:p>19:Raifort</text:p>
            <text:p>20:Rhubarbe</text:p>
            <text:p>21:Rue</text:p>
            <text:p>22:Rumex</text:p>
            <text:p>23:Saponaire</text:p>
            <text:p>24:Sauge</text:p>
            <text:p>25:Souci</text:p>
            <text:p>26:Sureau</text:p>
            <text:p>27:Tanaisie</text:p>
            <text:p>28:Tomate</text:p>
            <text:p>29:Valériane vraie</text:p>
            <text:p>88:_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style-name="ce8" office:value-type="string" calcext:value-type="string">
            <text:p>AFF_ESPAUTR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ESPPREPABIOLIB</text:p>
          </table:table-cell>
          <table:table-cell table:style-name="ce8" office:value-type="string" calcext:value-type="string">
            <text:p>espèce végétale aut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NBINDSR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10.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PHYTODOSEREFCALC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8.2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OCIETE</text:p>
          </table:table-cell>
          <table:table-cell table:style-name="ce8" office:value-type="string" calcext:value-type="string">
            <text:p>Société vendant les kits de lacher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Koppert</text:p>
            <text:p>2:Bioonline</text:p>
            <text:p>3:Biobest</text:p>
            <text:p>4:Autre société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</text:p>
          </table:table-cell>
          <table:table-cell table:style-name="ce8" office:value-type="string" calcext:value-type="string">
            <text:p>AFF_SOCSELECTAUT, AFF_SOCSELECT, AFF_CIBLAUX, AFF_CONDIBIO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LISTAUX</text:p>
          </table:table-cell>
          <table:table-cell table:style-name="ce8" office:value-type="string" calcext:value-type="string">
            <text:p>Liste des kits ou des auxiliaire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, val_PhytoMatAct</text:p>
          </table:table-cell>
          <table:table-cell table:style-name="ce8" office:value-type="string" calcext:value-type="string">
            <text:p>aff_SiNomProdRensei, AFF_CIBLAUX, aff_NSiNomProdRensei, AFF_CONDIBIO, aff_SiNomProdRensei_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OMPRODAUX</text:p>
          </table:table-cell>
          <table:table-cell table:style-name="ce8" office:value-type="string" calcext:value-type="string">
            <text:p>Précision si autre auxilliai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OMSOCIETEAUT</text:p>
          </table:table-cell>
          <table:table-cell table:style-name="ce8" office:value-type="string" calcext:value-type="string">
            <text:p>Précision si autre auxilliai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NDIBIO</text:p>
          </table:table-cell>
          <table:table-cell table:style-name="ce8" office:value-type="string" calcext:value-type="string">
            <text:p>Conditionnement du kit (calculé)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PhytoMatAc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QUANTITEBC</text:p>
          </table:table-cell>
          <table:table-cell table:style-name="ce8" office:value-type="string" calcext:value-type="string">
            <text:p>Quantité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3.2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BR_INDIVIDUS</text:p>
          </table:table-cell>
          <table:table-cell table:style-name="ce8" office:value-type="string" calcext:value-type="string">
            <text:p>nombre d'individus par hectare (calculé)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7.4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</text:p>
          </table:table-cell>
          <table:table-cell table:style-name="ce8" office:value-type="string" calcext:value-type="string">
            <text:p>Pièges massif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99:_Autre piége</text:p>
            <text:p>35:Bug-Scan DRY jaune</text:p>
            <text:p>36:Bug-Scan Ivog bleu </text:p>
            <text:p>37:Bug-Scan Ivog jaune </text:p>
            <text:p>38:Bug-Scan ROLL bleu (rouleau adhésif) </text:p>
            <text:p>40:Bug-Scan ROLL jaune (rouleau adhésif)</text:p>
            <text:p>39:Bug-Scan ROLL jaune(rouleau adhésif)</text:p>
            <text:p>41:Bug-Scan ROLL MINI jaune  mini-rouleaux)</text:p>
            <text:p>26:Cuvette attractive autre couleur avec liquide attractif </text:p>
            <text:p>27:Cuvette attractive autre couleur avec phéromone </text:p>
            <text:p>24:Cuvette attractive blanche avec liquide attractif </text:p>
            <text:p>25:Cuvette attractive blanche avec phéromone</text:p>
            <text:p>22:Cuvette attractive jaune avec liquide attractif </text:p>
            <text:p>23:Cuvette attractive jaune avec phéromone</text:p>
            <text:p>29:Droso-Trap NEW avec multi-trous</text:p>
            <text:p>10:Panneau englué blanc (avec phéromone)</text:p>
            <text:p>5:Panneau englué blanc (sans phéromone)</text:p>
            <text:p>6:Panneau englué bleu (avec phéromone)</text:p>
            <text:p>1:Panneau englué bleu (sans phéromone), Taki Trap</text:p>
            <text:p>7:Panneau englué jaune (avec phéromone), Sticky Trap</text:p>
            <text:p>2:Panneau englué jaune (sans phéromone)</text:p>
            <text:p>8:Panneau englué noir (avec phéromone)</text:p>
            <text:p>3:Panneau englué noir (sans phéromone)</text:p>
            <text:p>9:Panneau englué rouge (avec phéromone)</text:p>
            <text:p>4:Panneau englué rouge (sans phéromone)</text:p>
            <text:p>28:Piége avec attractif alimentaire (limaces,...)</text:p>
            <text:p>30:Piége delta à fond englué à phéromone blanc</text:p>
            <text:p>32:Piége delta à fond englué à phéromone jaune</text:p>
            <text:p>33:Piége delta à fond englué à phéromone rouge (brun)</text:p>
            <text:p>31:Piége delta à fond englué à phéromone vert</text:p>
            <text:p>34:Piége Delta plastique GRAND à fond englué à phéromone blanc </text:p>
            <text:p>13:Piége entonnoir sans ailettes</text:p>
            <text:p>14:Piége entonnoir spécifique</text:p>
            <text:p>15:Piége Funnel ou piége entonnoir (vert) avec liquide attractif</text:p>
            <text:p>16:Piége Funnel ou piége entonnoir (vert) avec phéromone</text:p>
            <text:p>17:Piége lumineux</text:p>
            <text:p>20:Piége Mc Phail avec liquide attractif</text:p>
            <text:p>21:Piége Mc Phail avec phéromone</text:p>
            <text:p>18:Piége Tutasan avec liquide attractif</text:p>
            <text:p>19:Piége Tutasan avec phéromone</text:p>
            <text:p>11:Rouleau englué attractif bleu</text:p>
            <text:p>42:Rouleau englué attractif bleu</text:p>
            <text:p>12:Rouleau englué attractif jaune</text:p>
            <text:p>43:Rouleau englué attractif jaun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style-name="ce8" office:value-type="string" calcext:value-type="string">
            <text:p>AFF_SIAUTREPIEG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AUT</text:p>
          </table:table-cell>
          <table:table-cell table:style-name="ce8" office:value-type="string" calcext:value-type="string">
            <text:p>Nom du pièg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NB</text:p>
          </table:table-cell>
          <table:table-cell table:style-name="ce8" office:value-type="string" calcext:value-type="string">
            <text:p>Nombre de pièges à l'hectare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4.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MMENTFICHEPHYTO</text:p>
          </table:table-cell>
          <table:table-cell table:style-name="ce8" office:value-type="string" calcext:value-type="string">
            <text:p>commentaire fiche phyto</text:p>
          </table:table-cell>
          <table:table-cell table:style-name="ce8" office:value-type="string" calcext:value-type="string">
            <text:p>Comment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</text:p>
          </table:table-cell>
          <table:table-cell table:style-name="ce8" office:value-type="string" calcext:value-type="string">
            <text:p>VAL_CONCAT_COMMEN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BIOL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NCBIOL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CONCBIOL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g/kg</text:p>
            <text:p>2:g/l</text:p>
            <text:p>3:%</text:p>
            <text:p>5:autre</text:p>
          </table:table-cell>
          <table:table-cell table:style-name="ce8" office:value-type="string" calcext:value-type="string">
            <text:p>PHYTO</text:p>
          </table:table-cell>
          <table:table-cell table:number-columns-repeated="3"/>
          <table:table-cell table:style-name="ce8" office:value-type="string" calcext:value-type="string">
            <text:p>AFF_UNITEBIOAU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DOSEBIOL</text:p>
          </table:table-cell>
          <table:table-cell table:style-name="ce8" office:value-type="string" calcext:value-type="string">
            <text:p>dose calculée utilisée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BIOL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:kg/ha</text:p>
            <text:p>2:l/ha</text:p>
            <text:p>3:kg/hl</text:p>
            <text:p>4:l/hl</text:p>
            <text:p>5:autre</text:p>
            <text:p>9:sans dose</text:p>
          </table:table-cell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BOUILBIOL</text:p>
          </table:table-cell>
          <table:table-cell table:style-name="ce8" office:value-type="string" calcext:value-type="string">
            <text:p>quantité de bouillie utilisée 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AUX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PIEG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UNITEAUT</text:p>
          </table:table-cell>
          <table:table-cell table:style-name="ce8" office:value-type="string" calcext:value-type="string">
            <text:p>précision unité autre 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TEBIOAUT</text:p>
          </table:table-cell>
          <table:table-cell table:style-name="ce8" office:value-type="string" calcext:value-type="string">
            <text:p>précision unité autre 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AMM_remplacement</text:p>
          </table:table-cell>
          <table:table-cell office:value-type="string" calcext:value-type="string">
            <text:p>AMM toujours autorisée choisie en remplacement de l'AMM saisie mais retirée depuis plus de deux ans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CODEAMM_corr</text:p>
          </table:table-cell>
          <table:table-cell office:value-type="string" calcext:value-type="string">
            <text:p>AMM utilisée pour la recherche des doses de référence (CODEAMM saisie si ind_corrAMM = 0, AMM_remplacement sinon)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ind_corrAMM</text:p>
          </table:table-cell>
          <table:table-cell office:value-type="string" calcext:value-type="string">
            <text:p>indicatrice repérant les traitements dont l'AMM saisie, mais retirée depuis plus de deux ans, a été remplacée par une AMM toujours autorisée d'un produit au nom semblable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om_CHAMP</text:p>
          </table:table-cell>
          <table:table-cell office:value-type="string" calcext:value-type="string">
            <text:p>Traitement entrant dans le champ de l'IFT – dé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Traitement entrant dans le champ de l'IFT</text:p>
          </table:table-cell>
          <table:table-cell table:number-columns-repeated="3"/>
          <table:table-cell office:value-type="string" calcext:value-type="string">
            <text:p>OK, Hors champ 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NBCIBLES</text:p>
          </table:table-cell>
          <table:table-cell office:value-type="string" calcext:value-type="string">
            <text:p>Nombre de ci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LISTE_CIBLES</text:p>
          </table:table-cell>
          <table:table-cell office:value-type="string" calcext:value-type="string">
            <text:p>Liste des cibles déclarées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DOSESRISE</text:p>
          </table:table-cell>
          <table:table-cell office:value-type="string" calcext:value-type="string">
            <text:p>Dose validée par le SRISE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N_AMM</text:p>
          </table:table-cell>
          <table:table-cell office:value-type="string" calcext:value-type="string">
            <text:p>Numéro d'A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UNITE_DR</text:p>
          </table:table-cell>
          <table:table-cell office:value-type="string" calcext:value-type="string">
            <text:p>unité de la dose de référence</text:p>
          </table:table-cell>
          <table:table-cell table:number-columns-repeated="3"/>
          <table:table-cell office:value-type="string" calcext:value-type="string">
            <text:p>kg/ha, <text:s/>l/ha,   kg/hl, <text:s/>l/hl, <text:s/>NA, sans d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Biocontrole</text:p>
          </table:table-cell>
          <table:table-cell office:value-type="string" calcext:value-type="string">
            <text:p>Produit de biocontrô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ose de référence du trait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ésultat de l'appariement avec le référentiel</text:p>
          </table:table-cell>
          <table:table-cell table:number-columns-repeated="3"/>
          <table:table-cell office:value-type="string" calcext:value-type="string">
            <text:p>OKDR (=présence d'une dose de référence), MVU (= mauvais usage), ABS (=produit abs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IBLE_APP</text:p>
          </table:table-cell>
          <table:table-cell office:value-type="string" calcext:value-type="string">
            <text:p>Cible d'appariement pour calcul I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TYPE_APP</text:p>
          </table:table-cell>
          <table:table-cell office:value-type="string" calcext:value-type="string">
            <text:p>Type d'appariement</text:p>
          </table:table-cell>
          <table:table-cell table:number-columns-repeated="3"/>
          <table:table-cell office:value-type="string" calcext:value-type="string">
            <text:p>Cible multi - <text:s/>aléa, <text:s/>Cible multi - <text:s/>prépondérant, <text:s/>cible unique, <text:s/>culture, <text:s/>manquant, <text:s text:c="2"/>mauvais usage cultures, <text:s/>mauvais autres usage cultures, <text:s/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LISTE_CIBLES</text:p>
          </table:table-cell>
          <table:table-cell office:value-type="string" calcext:value-type="string">
            <text:p>Listes des cibl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TYPE_TRAIT</text:p>
          </table:table-cell>
          <table:table-cell office:value-type="string" calcext:value-type="string">
            <text:p>Type de traitement</text:p>
          </table:table-cell>
          <table:table-cell table:number-columns-repeated="3"/>
          <table:table-cell office:value-type="string" calcext:value-type="string">
            <text:p>Fongicide, Herbicide, Insecticide, Autre,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DOSESRISE</text:p>
          </table:table-cell>
          <table:table-cell office:value-type="string" calcext:value-type="string">
            <text:p>Validation de la dose par le S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UNITE_FIN</text:p>
          </table:table-cell>
          <table:table-cell office:value-type="string" calcext:value-type="string">
            <text:p>Unité retenu pour calcul IFT </text:p>
          </table:table-cell>
          <table:table-cell table:number-columns-repeated="3"/>
          <table:table-cell office:value-type="string" calcext:value-type="string">
            <text:p>autre, <text:s/>kg/ha, <text:s/>l/ha,   kg/hl, <text:s/>l/hl, <text:s/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PHYTO_dose_ha</text:p>
          </table:table-cell>
          <table:table-cell office:value-type="string" calcext:value-type="string">
            <text:p>Dose de produit commercial utilisé rapportée à l'hect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DR_dose_ha</text:p>
          </table:table-cell>
          <table:table-cell office:value-type="string" calcext:value-type="string">
            <text:p>Dose de référence du traitement rapportée à l'hect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ecart</text:p>
          </table:table-cell>
          <table:table-cell office:value-type="string" calcext:value-type="string">
            <text:p>Produit à forte amplitude de doses d'homologation selon les cibles</text:p>
          </table:table-cell>
          <table:table-cell table:number-columns-repeated="3"/>
          <table:table-cell office:value-type="string" calcext:value-type="string">
            <text:p>calcul ou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tement IFT à redresser / à la dose faible ou forte</text:p>
          </table:table-cell>
          <table:table-cell table:number-columns-repeated="3"/>
          <table:table-cell office:value-type="string" calcext:value-type="string">
            <text:p>FALSE, TRUE,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REDCOM</text:p>
          </table:table-cell>
          <table:table-cell office:value-type="string" calcext:value-type="string">
            <text:p>Traitement IFT redressé</text:p>
          </table:table-cell>
          <table:table-cell table:number-columns-repeated="3"/>
          <table:table-cell office:value-type="string" calcext:value-type="string">
            <text:p>&lt;0,1, &gt;2, ABS, NA, 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IFT_TRAIT_red</text:p>
          </table:table-cell>
          <table:table-cell office:value-type="string" calcext:value-type="string">
            <text:p>IFT du traitement après redress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INFLUENTE</text:p>
          </table:table-cell>
          <table:table-cell office:value-type="string" calcext:value-type="string">
            <text:p>Unité inlfuente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AHIERBIO</text:p>
          </table:table-cell>
          <table:table-cell table:style-name="ce8" office:value-type="string" calcext:value-type="string">
            <text:p>CAHIERBIO</text:p>
          </table:table-cell>
          <table:table-cell table:style-name="ce8" office:value-type="string" calcext:value-type="string">
            <text:p>1.71 - Type d'agriculture biologique sur la parcell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0;Non</text:p>
            <text:p>1;Agriculture biologique certifiée (AB)</text:p>
            <text:p>2;Biodynamie certifiée  (dont Demeter)</text:p>
            <text:p>3;Autre mode biologique certifié (nature et progrès,...)</text:p>
            <text:p>4;Mode biologique non certifié</text:p>
          </table:table-cell>
          <table:table-cell table:style-name="ce8" office:value-type="string" calcext:value-type="string">
            <text:p>GEN</text:p>
          </table:table-cell>
          <table:table-cell/>
          <table:table-cell table:style-name="ce8" office:value-type="string" calcext:value-type="string">
            <text:p>PHYTOREP12, FUM5</text:p>
          </table:table-cell>
          <table:table-cell table:style-name="ce8" office:value-type="string" calcext:value-type="string">
            <text:p>VAL_BIO, val_InitGEN</text:p>
          </table:table-cell>
          <table:table-cell table:style-name="ce8" office:value-type="string" calcext:value-type="string">
            <text:p>aff_SiAutreTypBio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NVREG</text:p>
          </table:table-cell>
          <table:table-cell table:style-name="ce17" office:value-type="string" calcext:value-type="string">
            <text:p>Nouvelle Région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LIB_NVREG</text:p>
          </table:table-cell>
          <table:table-cell office:value-type="string" calcext:value-type="string">
            <text:p>Libellé nouvelle région</text:p>
          </table:table-cell>
          <table:table-cell table:number-columns-repeated="1021"/>
        </table:table-row>
        <table:table-row table:style-name="ro4" table:number-rows-repeated="15">
          <table:table-cell table:number-columns-repeated="1024"/>
        </table:table-row>
        <table:table-row table:style-name="ro1" table:number-rows-repeated="104840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10930_Phytolegumes2018_TTMT_MATACT" table:style-name="ta1">
        <office:forms form:automatic-focus="false" form:apply-design-mode="false"/>
        <table:table-column table:style-name="co9" table:default-cell-style-name="ce25"/>
        <table:table-column table:style-name="co10" table:default-cell-style-name="ce25"/>
        <table:table-column table:style-name="co11" table:default-cell-style-name="ce36"/>
        <table:table-column table:style-name="co12" table:default-cell-style-name="ce25"/>
        <table:table-column table:style-name="co13" table:default-cell-style-name="ce25"/>
        <table:table-column table:style-name="co4" table:number-columns-repeated="1019" table:default-cell-style-name="ce25"/>
        <table:table-row table:style-name="ro6">
          <table:table-cell table:style-name="ce21" office:value-type="string" calcext:value-type="string">
            <text:p>STRUCTURE</text:p>
          </table:table-cell>
          <table:table-cell table:style-name="ce21" office:value-type="string" calcext:value-type="string">
            <text:p>NOM</text:p>
          </table:table-cell>
          <table:table-cell table:style-name="ce29" office:value-type="string" calcext:value-type="string">
            <text:p>LIBELL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TAILLE</text:p>
          </table:table-cell>
          <table:table-cell table:style-name="ce21" office:value-type="string" calcext:value-type="string">
            <text:p>OBLIGATOIRE</text:p>
          </table:table-cell>
          <table:table-cell table:style-name="ce21" office:value-type="string" calcext:value-type="string">
            <text:p>NOMENCLATURE</text:p>
          </table:table-cell>
          <table:table-cell table:style-name="ce21" office:value-type="string" calcext:value-type="string">
            <text:p>ECRANS</text:p>
          </table:table-cell>
          <table:table-cell table:style-name="ce21" office:value-type="string" calcext:value-type="string">
            <text:p>INITIALISATION</text:p>
          </table:table-cell>
          <table:table-cell table:style-name="ce21" office:value-type="string" calcext:value-type="string">
            <text:p>COHERENCE</text:p>
          </table:table-cell>
          <table:table-cell table:style-name="ce21" office:value-type="string" calcext:value-type="string">
            <text:p>VALORISATION</text:p>
          </table:table-cell>
          <table:table-cell table:style-name="ce21" office:value-type="string" calcext:value-type="string">
            <text:p>AFFICHAGE</text:p>
          </table:table-cell>
          <table:table-cell table:style-name="ce41" table:number-columns-repeated="1012"/>
        </table:table-row>
        <table:table-row table:style-name="ro7">
          <table:table-cell table:style-name="ce22" office:value-type="string" calcext:value-type="string">
            <text:p>Identifiant (Simple)</text:p>
          </table:table-cell>
          <table:table-cell table:style-name="ce22" office:value-type="string" calcext:value-type="string">
            <text:p>NOM_DOSSIER </text:p>
          </table:table-cell>
          <table:table-cell table:style-name="ce30" office:value-type="string" calcext:value-type="string">
            <text:p>Nom du dossier</text:p>
          </table:table-cell>
          <table:table-cell table:style-name="ce22" table:number-columns-repeated="5"/>
          <table:table-cell table:style-name="ce39" office:value-type="string" calcext:value-type="string">
            <text:p><text:s/>REG ; DEP ; PRENQ ; NUMTIRAGE ; ESPECE2017</text:p>
          </table:table-cell>
          <table:table-cell table:style-name="ce22" table:number-columns-repeated="3"/>
          <table:table-cell table:style-name="ce42" table:number-columns-repeated="1012"/>
        </table:table-row>
        <table:table-row table:style-name="ro4">
          <table:table-cell table:style-name="ce23" office:value-type="string" calcext:value-type="string">
            <text:p>Valorisation_MATACT</text:p>
          </table:table-cell>
          <table:table-cell table:style-name="ce26" office:value-type="string" calcext:value-type="string">
            <text:p>NOM_SUBSTANCE</text:p>
          </table:table-cell>
          <table:table-cell table:style-name="ce31" office:value-type="string" calcext:value-type="string">
            <text:p>Libellé de la substance active</text:p>
          </table:table-cell>
          <table:table-cell table:style-name="ce22"/>
          <table:table-cell table:style-name="ce23"/>
          <table:table-cell table:style-name="ce22" office:value-type="string" calcext:value-type="string">
            <text:p>String</text:p>
          </table:table-cell>
          <table:table-cell table:style-name="ce23" table:number-columns-repeated="6"/>
          <table:table-cell table:number-columns-repeated="1012"/>
        </table:table-row>
        <table:table-row table:style-name="ro4">
          <table:table-cell table:style-name="ce23" office:value-type="string" calcext:value-type="string">
            <text:p>Valorisation_MATACT</text:p>
          </table:table-cell>
          <table:table-cell table:style-name="ce23" office:value-type="string" calcext:value-type="string">
            <text:p>QDOSEMATSURF</text:p>
          </table:table-cell>
          <table:table-cell table:style-name="ce32" office:value-type="string" calcext:value-type="string">
            <text:p>Quantité de matière active utilisée, par ha </text:p>
          </table:table-cell>
          <table:table-cell table:style-name="ce22"/>
          <table:table-cell table:style-name="ce23" table:number-columns-repeated="8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3" office:value-type="string" calcext:value-type="string">
            <text:p>NBPASMATACT</text:p>
          </table:table-cell>
          <table:table-cell table:style-name="ce33" office:value-type="string" calcext:value-type="string">
            <text:p>Nombre de traitements effectués (lignes du tableau des passages phytosanitaires) sur la parcelle avec la même matière active </text:p>
          </table:table-cell>
          <table:table-cell table:style-name="ce22"/>
          <table:table-cell table:style-name="ce23"/>
          <table:table-cell table:style-name="ce26" office:value-type="string" calcext:value-type="string">
            <text:p>Entier</text:p>
          </table:table-cell>
          <table:table-cell table:style-name="ce23" table:number-columns-repeated="6"/>
          <table:table-cell table:number-columns-repeated="1012"/>
        </table:table-row>
        <table:table-row table:style-name="ro9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AUTRE</text:p>
          </table:table-cell>
          <table:table-cell table:style-name="ce34" office:value-type="string" calcext:value-type="string">
            <text:p>Indicatrice d'utilisation de la matière active dans au moins un traitement autre que fongicide, insecticide ou herb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FONGICIDE</text:p>
          </table:table-cell>
          <table:table-cell table:style-name="ce34" office:value-type="string" calcext:value-type="string">
            <text:p>Indicatrice d'utilisation de la matière active dans au moins un traitement de type fong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HERBICIDE</text:p>
          </table:table-cell>
          <table:table-cell table:style-name="ce34" office:value-type="string" calcext:value-type="string">
            <text:p>Indicatrice d'utilisation de la matière active dans au moins un traitement de type herb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INSECTICIDE</text:p>
          </table:table-cell>
          <table:table-cell table:style-name="ce34" office:value-type="string" calcext:value-type="string">
            <text:p>Indicatrice d'utilisation de la matière active dans au moins un traitement de type insect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2" office:value-type="string" calcext:value-type="string">
            <office:annotation draw:style-name="gr1" draw:text-style-name="P2" svg:width="2.899cm" svg:height="0.991cm" svg:x="8.285cm" svg:y="5.851cm" draw:caption-point-x="-0.61cm" draw:caption-point-y="0.53c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30" office:value-type="string" calcext:value-type="string">
            <text:p>Espèce de l'enquête (calculée)</text:p>
          </table:table-cell>
          <table:table-cell table:style-name="ce22" office:value-type="string" calcext:value-type="string">
            <text:p>Code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oui</text:p>
          </table:table-cell>
          <table:table-cell table:style-name="ce22" office:value-type="string" calcext:value-type="string">
            <text:p>02:Carotte</text:p>
            <text:p>03:Choux fleur, Brocoli à jets et Romanesco </text:p>
            <text:p>04:Autres choux (hors chou à choucroute) </text:p>
            <text:p>05:Tous choux</text:p>
            <text:p>06:Fraise</text:p>
            <text:p>07:Melon</text:p>
            <text:p>09:Poireau</text:p>
            <text:p>10:Salade y compris mâche (hors endive)</text:p>
            <text:p>11:Tomate </text:p>
          </table:table-cell>
          <table:table-cell table:style-name="ce38"/>
          <table:table-cell table:style-name="ce22" office:value-type="string" calcext:value-type="string">
            <text:p>INIT_ESPECEINI</text:p>
          </table:table-cell>
          <table:table-cell table:style-name="ce22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22" office:value-type="string" calcext:value-type="string">
            <text:p>val_EspModCultGen, val_InitIMPL, VAL_ESPECEINI, val_EspModCultImpl, val_EspModCultThercd</text:p>
          </table:table-cell>
          <table:table-cell table:style-name="ce22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2" office:value-type="string" calcext:value-type="string">
            <text:p>LIB_ESPECE</text:p>
          </table:table-cell>
          <table:table-cell table:style-name="ce30" office:value-type="string" calcext:value-type="string">
            <text:p>Libelle espèce enquêtée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Identifiant (Simple)</text:p>
          </table:table-cell>
          <table:table-cell table:style-name="ce22" office:value-type="string" calcext:value-type="string">
            <text:p>REG</text:p>
          </table:table-cell>
          <table:table-cell table:style-name="ce30" office:value-type="string" calcext:value-type="string">
            <text:p>Région</text:p>
          </table:table-cell>
          <table:table-cell table:style-name="ce22" office:value-type="string" calcext:value-type="string">
            <text:p>CodeRegion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non</text:p>
          </table:table-cell>
          <table:table-cell table:style-name="ce22"/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NIT_REG</text:p>
          </table:table-cell>
          <table:table-cell table:style-name="ce22" office:value-type="string" calcext:value-type="string">
            <text:p>GEST6, THERCD7, THERCD5, THERCD4, GEN25, GEN24, GEN26, GEN14, RAISPHY12, FUM1, RAISPHY11, FUM2</text:p>
          </table:table-cell>
          <table:table-cell table:style-name="ce22" office:value-type="string" calcext:value-type="string">
            <text:p>VAL_REG_DOM</text:p>
          </table:table-cell>
          <table:table-cell table:style-name="ce22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Identifiant (Simple)</text:p>
          </table:table-cell>
          <table:table-cell table:style-name="ce23" office:value-type="string" calcext:value-type="string">
            <text:p>LIB_REG</text:p>
          </table:table-cell>
          <table:table-cell table:style-name="ce30" office:value-type="string" calcext:value-type="string">
            <text:p>Libelle (ancienne) région d'enquête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8"/>
          <table:table-cell table:style-name="ce42" table:number-columns-repeated="1012"/>
        </table:table-row>
        <table:table-row table:style-name="ro6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NVREG</text:p>
          </table:table-cell>
          <table:table-cell table:style-name="ce30" office:value-type="string" calcext:value-type="string">
            <text:p>Nouvelle Région</text:p>
          </table:table-cell>
          <table:table-cell table:style-name="ce22" office:value-type="string" calcext:value-type="string">
            <text:p>CodeRegion</text:p>
          </table:table-cell>
          <table:table-cell table:style-name="ce22" office:value-type="string" calcext:value-type="string">
            <text:p>2</text:p>
          </table:table-cell>
          <table:table-cell table:style-name="ce22" table:number-columns-repeated="2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6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LIB_NVREG</text:p>
          </table:table-cell>
          <table:table-cell table:style-name="ce30" office:value-type="string" calcext:value-type="string">
            <text:p>Libelle nouvelles régions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10">
          <table:table-cell table:style-name="ce24" office:value-type="string" calcext:value-type="string">
            <text:p>GEN (Simple)</text:p>
          </table:table-cell>
          <table:table-cell table:style-name="ce24" office:value-type="string" calcext:value-type="string">
            <text:p>ABRISHAUT </text:p>
          </table:table-cell>
          <table:table-cell table:style-name="ce35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</text:p>
          </table:table-cell>
          <table:table-cell table:style-name="ce24" office:value-type="string" calcext:value-type="string">
            <text:p>Code</text:p>
          </table:table-cell>
          <table:table-cell table:style-name="ce37" office:value-type="float" office:value="1" calcext:value-type="float">
            <text:p>1</text:p>
          </table:table-cell>
          <table:table-cell table:style-name="ce10" office:value-type="string" calcext:value-type="string">
            <text:p>Valorisation : <text:span text:style-name="T3">ABRISHAUT = 1 si (</text:span><text:span text:style-name="T4">PLEINTERHORSSOL = 1 et MODCONCULTAUT = 4,6,7,10) ou (PLEINTERHORSSOL = 2 et TYPCONDU =1,2,3,4) </text:span></text:p>
          </table:table-cell>
          <table:table-cell table:style-name="ce3" office:value-type="string" calcext:value-type="string">
            <text:p>1: Sous abris haut </text:p>
            <text:p>0: Sans abris haut</text:p>
          </table:table-cell>
          <table:table-cell table:style-name="ce24"/>
          <table:table-cell table:style-name="ce40"/>
          <table:table-cell table:style-name="ce24" table:number-columns-repeated="2"/>
          <table:table-cell table:style-name="ce40"/>
          <table:table-cell table:style-name="ce6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COEF1</text:p>
          </table:table-cell>
          <table:table-cell table:style-name="ce30" office:value-type="string" calcext:value-type="string">
            <text:p>Coefficient exploitation calé sur la SAA au niveau régional</text:p>
          </table:table-cell>
          <table:table-cell table:style-name="ce22" office:value-type="string" calcext:value-type="string">
            <text:p>Decimal</text:p>
          </table:table-cell>
          <table:table-cell table:style-name="ce22" office:value-type="string" calcext:value-type="string">
            <text:p>12.9</text:p>
          </table:table-cell>
          <table:table-cell table:style-name="ce22" office:value-type="string" calcext:value-type="string">
            <text:p>non</text:p>
          </table:table-cell>
          <table:table-cell table:style-name="ce22"/>
          <table:table-cell table:style-name="ce38" table:number-columns-repeated="5"/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COEF2</text:p>
          </table:table-cell>
          <table:table-cell table:style-name="ce30" office:value-type="string" calcext:value-type="string">
            <text:p>Coefficient parcellaire calé sur la SAA au niveau régional</text:p>
          </table:table-cell>
          <table:table-cell table:style-name="ce22" table:number-columns-repeated="4"/>
          <table:table-cell table:style-name="ce38" table:number-columns-repeated="5"/>
          <table:table-cell table:style-name="ce42" table:number-columns-repeated="1012"/>
        </table:table-row>
        <table:table-row table:style-name="ro10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CIBLE_SA</text:p>
          </table:table-cell>
          <table:table-cell table:style-name="ce27" office:value-type="string" calcext:value-type="string">
            <text:p>Segment de la matière active selon la classification Eurostat</text:p>
          </table:table-cell>
          <table:table-cell table:style-name="ce27"/>
          <table:table-cell table:style-name="ce22"/>
          <table:table-cell table:style-name="ce26" office:value-type="string" calcext:value-type="string">
            <text:p>Chaîne</text:p>
            <text:p>Modalités : herbicide, fongicide, insecticide, autre</text:p>
          </table:table-cell>
          <table:table-cell table:style-name="ce23" table:number-columns-repeated="6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20210930_Phytolegumes2018_definitive.A1:20210930_Phytolegumes2018_definitive.L427" table:display-filter-buttons="true" table:orientation="column"/>
        <table:database-range table:name="__Anonymous_Sheet_DB__1" table:target-range-address="20210930_Phytolegumes2018_TTMT_Phyto_definitive.A1:20210930_Phytolegumes2018_TTMT_Phyto_definitive.L1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/>
      <style:header-style>
        <style:header-footer-properties fo:margin-left="1.138cm" fo:margin-right="1.138cm" fo:margin-bottom="0.942cm"/>
      </style:header-style>
      <style:footer-style>
        <style:header-footer-properties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1:09:32.5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LOITANT_20__28_Simple_29_" style:display-name="PageStyle_EXPLOITA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EXPLOITANT_20__28_Simple_29__20_1" style:display-name="PageStyle_EXPLOITANT (Simple)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EXPLOITANT_20__28_Simple_29__20_2" style:display-name="PageStyle_EXPLOITANT (Simple) 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EXPLOITANT_20__28_Simple_29__20_3" style:display-name="PageStyle_EXPLOITANT (Simple) 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EXPLOITANT_20__28_Simple_29__20_4" style:display-name="PageStyle_EXPLOITANT (Simple) 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Données" style:display-name="PageStyle_Donné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Données_20_1" style:display-name="PageStyle_Données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Données_20_2" style:display-name="PageStyle_Données 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27T14:41:13.142000000</meta:creation-date>
    <dc:date>2025-10-28T12:03:23.362000000</dc:date>
    <meta:editing-duration>PT13H14M9S</meta:editing-duration>
    <meta:editing-cycles>48</meta:editing-cycles>
    <meta:generator>LibreOffice/24.8.5.2$Windows_X86_64 LibreOffice_project/fddf2685c70b461e7832239a0162a77216259f22</meta:generator>
    <dc:creator>Matthieu Doutreligne</dc:creator>
    <meta:document-statistic meta:table-count="3" meta:cell-count="4659" meta:object-count="0"/>
  </office:meta>
</office:document-meta>
</file>